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0:25:03: Running steps for project stm32f7_voip...</text:p>
      <text:p text:style-name="Standard">assembling startup_stm32f777xx.s [4_promwad2]</text:p>
      <text:p text:style-name="Standard">compiling updatemechanism.cpp [4_promwad2]</text:p>
      <text:p text:style-name="Standard">compiling altcp.c [4_promwad2]</text:p>
      <text:p text:style-name="Standard">compiling icmp.c [4_promwad2]</text:p>
      <text:p text:style-name="Standard">compiling ip4.c [4_promwad2]</text:p>
      <text:p text:style-name="Standard">compiling ip4_addr.c [4_promwad2]</text:p>
      <text:p text:style-name="Standard">compiling netbuf.c [4_promwad2]</text:p>
      <text:p text:style-name="Standard">compiling lowpan6_common.c [4_promwad2]</text:p>
      <text:p text:style-name="Standard">compiling def.c [4_promwad2]</text:p>
      <text:p text:style-name="Standard">compiling altcp_tcp.c [4_promwad2]</text:p>
      <text:p text:style-name="Standard">compiling udp.c [4_promwad2]</text:p>
      <text:p text:style-name="Standard">compiling inet_chksum.c [4_promwad2]</text:p>
      <text:p text:style-name="Standard">compiling debug_printf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<text:soft-page-break/>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lowpan6_common.c.o -c /home/evg/SOFT/Github/GIT/4_promwad2/Middlewares/Third_Party/LwIP/src/netif/lowpan6_common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lowpan6_opts.h:44,</text:p>
      <text:p text:style-name="Standard"><text:s text:c="17"/>from /home/evg/SOFT/Github/GIT/4_promwad2/Middlewares/Third_Party/LwIP/src/include/netif/lowpan6_common.h:45,</text:p>
      <text:p text:style-name="Standard"><text:s text:c="17"/>from /home/evg/SOFT/Github/GIT/4_promwad2/Middlewares/Third_Party/LwIP/src/netif/lowpan6_common.c:5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ip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<text:soft-page-break/>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altcp_tcp.c.o -c /home/evg/SOFT/Github/GIT/4_promwad2/Middlewares/Third_Party/LwIP/src/core/altcp_tc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altcp_tcp.c:44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dns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<text:soft-page-break/>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def.c.o -c /home/evg/SOFT/Github/GIT/4_promwad2/Middlewares/Third_Party/LwIP/src/core/de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def.c:6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oft-page-break/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tcp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<text:soft-page-break/>-I/home/evg/SOFT/Github/GIT/4_promwad2/Src/WDT -I/home/evg/SOFT/Github/GIT/4_promwad2/Src/UDP_JSON -I/home/evg/SOFT/Github/GIT/4_promwad2/Src/Call_Control -o /home/evg/SOFT/Github/GIT/4_promwad2/build_linux_debug/Debug_arm_fccec56760ef0982/4-promwad2.eacff04a/0a780675447ff1c6/netbuf.c.o -c /home/evg/SOFT/Github/GIT/4_promwad2/Middlewares/Third_Party/LwIP/src/api/netbu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netbuf.c:45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utoip.c [4_promwad2]</text:p>
      <text:p text:style-name="Standard">compiling raw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<text:soft-page-break/>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altcp.c.o -c /home/evg/SOFT/Github/GIT/4_promwad2/Middlewares/Third_Party/LwIP/src/core/altc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altcp.c:117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<text:soft-page-break/>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icmp.c.o -c /home/evg/SOFT/Github/GIT/4_promwad2/Middlewares/Third_Party/LwIP/src/core/ipv4/icm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icmp.c:4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<text:soft-page-break/>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ip4_addr.c.o -c /home/evg/SOFT/Github/GIT/4_promwad2/Middlewares/Third_Party/LwIP/src/core/ipv4/ip4_addr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ip4_addr.c:3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oft-page-break/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ip4_frag.c [4_promwad2]</text:p>
      <text:p text:style-name="Standard">compiling lfs_util.c [4_promwad2]</text:p>
      <text:p text:style-name="Standard">compiling syscalls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<text:soft-page-break/>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ip4.c.o -c /home/evg/SOFT/Github/GIT/4_promwad2/Middlewares/Third_Party/LwIP/src/core/ipv4/ip4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ip4.c:4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dtmf_generator.cpp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<text:soft-page-break/>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inet_chksum.c.o -c /home/evg/SOFT/Github/GIT/4_promwad2/Middlewares/Third_Party/LwIP/src/core/inet_chksum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net_chksum.c:4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igmp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<text:soft-page-break/>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udp.c.o -c /home/evg/SOFT/Github/GIT/4_promwad2/Middlewares/Third_Party/LwIP/src/core/ud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udp.c:4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etharp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<text:soft-page-break/>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dns.c.o -c /home/evg/SOFT/Github/GIT/4_promwad2/Middlewares/Third_Party/LwIP/src/core/dn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dns.c:87:</text:p>
      <text:p text:style-name="Standard"><text:soft-page-break/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<text:soft-page-break/>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raw.c.o -c /home/evg/SOFT/Github/GIT/4_promwad2/Middlewares/Third_Party/LwIP/src/core/raw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raw.c:4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lfs.c [4_promwad2]</text:p>
      <text:p text:style-name="Standard">compiling dhcp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<text:soft-page-break/>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ip.c.o -c /home/evg/SOFT/Github/GIT/4_promwad2/Middlewares/Third_Party/LwIP/src/core/i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.c:56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tcp_in.c [4_promwad2]</text:p>
      <text:p text:style-name="Standard">compiling stats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<text:soft-page-break/>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autoip.c.o -c /home/evg/SOFT/Github/GIT/4_promwad2/Middlewares/Third_Party/LwIP/src/core/ipv4/autoi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autoip.c:5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ltcp_alloc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<text:soft-page-break/>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3a52ce780950d4d9/syscalls.c.o -c /home/evg/SOFT/Github/GIT/4_promwad2/syscalls.c</text:p>
      <text:p text:style-name="Standard">/home/evg/SOFT/Github/GIT/4_promwad2/syscalls.c: In function '_gettimeofday':</text:p>
      <text:p text:style-name="Standard">/home/evg/SOFT/Github/GIT/4_promwad2/syscalls.c:70:37: warning: unused parameter 'tp' [-Wunused-parameter]</text:p>
      <text:p text:style-name="Standard"><text:soft-page-break/><text:s text:c="3"/>70 | int _gettimeofday (struct timeval * tp, struct timezone * tzp)</text:p>
      <text:p text:style-name="Standard"><text:s text:c="6"/>| <text:s text:c="19"/>~~~~~~~~~~~~~~~~~^~</text:p>
      <text:p text:style-name="Standard">/home/evg/SOFT/Github/GIT/4_promwad2/syscalls.c: In function '_kill':</text:p>
      <text:p text:style-name="Standard">/home/evg/SOFT/Github/GIT/4_promwad2/syscalls.c:90:15: warning: unused parameter 'pid' [-Wunused-parameter]</text:p>
      <text:p text:style-name="Standard"><text:s text:c="3"/>90 | int _kill(int pid, int sig)</text:p>
      <text:p text:style-name="Standard"><text:s text:c="6"/>| <text:s text:c="10"/>~~~~^~~</text:p>
      <text:p text:style-name="Standard">/home/evg/SOFT/Github/GIT/4_promwad2/syscalls.c:90:24: warning: unused parameter 'sig' [-Wunused-parameter]</text:p>
      <text:p text:style-name="Standard"><text:s text:c="3"/>90 | int _kill(int pid, int sig)</text:p>
      <text:p text:style-name="Standard"><text:s text:c="6"/>| <text:s text:c="19"/>~~~~^~~</text:p>
      <text:p text:style-name="Standard">/home/evg/SOFT/Github/GIT/4_promwad2/syscalls.c: In function '_write':</text:p>
      <text:p text:style-name="Standard">/home/evg/SOFT/Github/GIT/4_promwad2/syscalls.c:102:16: warning: unused parameter 'file' [-Wunused-parameter]</text:p>
      <text:p text:style-name="Standard"><text:s text:c="2"/>102 | int _write(int file, char *ptr, int len)</text:p>
      <text:p text:style-name="Standard"><text:s text:c="6"/>| <text:s text:c="11"/>~~~~^~~~</text:p>
      <text:p text:style-name="Standard">/home/evg/SOFT/Github/GIT/4_promwad2/syscalls.c: In function '_close':</text:p>
      <text:p text:style-name="Standard">/home/evg/SOFT/Github/GIT/4_promwad2/syscalls.c:113:16: warning: unused parameter 'file' [-Wunused-parameter]</text:p>
      <text:p text:style-name="Standard"><text:s text:c="2"/>113 | int _close(int file)</text:p>
      <text:p text:style-name="Standard"><text:s text:c="6"/>| <text:s text:c="11"/>~~~~^~~~</text:p>
      <text:p text:style-name="Standard">/home/evg/SOFT/Github/GIT/4_promwad2/syscalls.c: In function '_fstat':</text:p>
      <text:p text:style-name="Standard">/home/evg/SOFT/Github/GIT/4_promwad2/syscalls.c:118:16: warning: unused parameter 'file' [-Wunused-parameter]</text:p>
      <text:p text:style-name="Standard"><text:s text:c="2"/>118 | int _fstat(int file, struct stat *st)</text:p>
      <text:p text:style-name="Standard"><text:s text:c="6"/>| <text:s text:c="11"/>~~~~^~~~</text:p>
      <text:p text:style-name="Standard">/home/evg/SOFT/Github/GIT/4_promwad2/syscalls.c: In function '_isatty':</text:p>
      <text:p text:style-name="Standard">/home/evg/SOFT/Github/GIT/4_promwad2/syscalls.c:124:17: warning: unused parameter 'file' [-Wunused-parameter]</text:p>
      <text:p text:style-name="Standard"><text:s text:c="2"/>124 | int _isatty(int file)</text:p>
      <text:p text:style-name="Standard"><text:s text:c="6"/>| <text:s text:c="12"/>~~~~^~~~</text:p>
      <text:p text:style-name="Standard">/home/evg/SOFT/Github/GIT/4_promwad2/syscalls.c: In function '_lseek':</text:p>
      <text:p text:style-name="Standard">/home/evg/SOFT/Github/GIT/4_promwad2/syscalls.c:129:16: warning: unused parameter 'file' [-Wunused-parameter]</text:p>
      <text:p text:style-name="Standard"><text:s text:c="2"/>129 | int _lseek(int file, int ptr, int dir)</text:p>
      <text:p text:style-name="Standard"><text:s text:c="6"/>| <text:s text:c="11"/>~~~~^~~~</text:p>
      <text:p text:style-name="Standard">/home/evg/SOFT/Github/GIT/4_promwad2/syscalls.c:129:26: warning: unused parameter 'ptr' [-Wunused-parameter]</text:p>
      <text:p text:style-name="Standard"><text:s text:c="2"/>129 | int _lseek(int file, int ptr, int dir)</text:p>
      <text:p text:style-name="Standard"><text:s text:c="6"/>| <text:s text:c="21"/>~~~~^~~</text:p>
      <text:p text:style-name="Standard">/home/evg/SOFT/Github/GIT/4_promwad2/syscalls.c:129:35: warning: unused parameter 'dir' [-Wunused-parameter]</text:p>
      <text:p text:style-name="Standard"><text:s text:c="2"/>129 | int _lseek(int file, int ptr, int dir)</text:p>
      <text:p text:style-name="Standard"><text:s text:c="6"/>| <text:s text:c="30"/>~~~~^~~</text:p>
      <text:p text:style-name="Standard">/home/evg/SOFT/Github/GIT/4_promwad2/syscalls.c: In function '_read':</text:p>
      <text:p text:style-name="Standard">/home/evg/SOFT/Github/GIT/4_promwad2/syscalls.c:134:15: warning: unused parameter 'file' [-Wunused-parameter]</text:p>
      <text:p text:style-name="Standard"><text:s text:c="2"/>134 | int _read(int file, char *ptr, int len)</text:p>
      <text:p text:style-name="Standard"><text:s text:c="6"/>| <text:s text:c="10"/>~~~~^~~~</text:p>
      <text:p text:style-name="Standard">/home/evg/SOFT/Github/GIT/4_promwad2/syscalls.c: In function '_open':</text:p>
      <text:p text:style-name="Standard">/home/evg/SOFT/Github/GIT/4_promwad2/syscalls.c:146:17: warning: unused parameter 'path' [-Wunused-parameter]</text:p>
      <text:p text:style-name="Standard"><text:soft-page-break/><text:s text:c="2"/>146 | int _open(char *path, int flags, ...)</text:p>
      <text:p text:style-name="Standard"><text:s text:c="6"/>| <text:s text:c="10"/>~~~~~~^~~~</text:p>
      <text:p text:style-name="Standard">/home/evg/SOFT/Github/GIT/4_promwad2/syscalls.c:146:27: warning: unused parameter 'flags' [-Wunused-parameter]</text:p>
      <text:p text:style-name="Standard"><text:s text:c="2"/>146 | int _open(char *path, int flags, ...)</text:p>
      <text:p text:style-name="Standard"><text:s text:c="6"/>| <text:s text:c="22"/>~~~~^~~~~</text:p>
      <text:p text:style-name="Standard">/home/evg/SOFT/Github/GIT/4_promwad2/syscalls.c: In function '_wait':</text:p>
      <text:p text:style-name="Standard">/home/evg/SOFT/Github/GIT/4_promwad2/syscalls.c:152:16: warning: unused parameter 'status' [-Wunused-parameter]</text:p>
      <text:p text:style-name="Standard"><text:s text:c="2"/>152 | int _wait(int *status)</text:p>
      <text:p text:style-name="Standard"><text:s text:c="6"/>| <text:s text:c="10"/>~~~~~^~~~~~</text:p>
      <text:p text:style-name="Standard">/home/evg/SOFT/Github/GIT/4_promwad2/syscalls.c: In function '_unlink':</text:p>
      <text:p text:style-name="Standard">/home/evg/SOFT/Github/GIT/4_promwad2/syscalls.c:158:19: warning: unused parameter 'name' [-Wunused-parameter]</text:p>
      <text:p text:style-name="Standard"><text:s text:c="2"/>158 | int _unlink(char *name)</text:p>
      <text:p text:style-name="Standard"><text:s text:c="6"/>| <text:s text:c="12"/>~~~~~~^~~~</text:p>
      <text:p text:style-name="Standard">/home/evg/SOFT/Github/GIT/4_promwad2/syscalls.c: In function '_times':</text:p>
      <text:p text:style-name="Standard">/home/evg/SOFT/Github/GIT/4_promwad2/syscalls.c:164:24: warning: unused parameter 'buf' [-Wunused-parameter]</text:p>
      <text:p text:style-name="Standard"><text:s text:c="2"/>164 | int _times(struct tms *buf)</text:p>
      <text:p text:style-name="Standard"><text:s text:c="6"/>| <text:s text:c="11"/>~~~~~~~~~~~~^~~</text:p>
      <text:p text:style-name="Standard">/home/evg/SOFT/Github/GIT/4_promwad2/syscalls.c: In function '_stat':</text:p>
      <text:p text:style-name="Standard">/home/evg/SOFT/Github/GIT/4_promwad2/syscalls.c:169:17: warning: unused parameter 'file' [-Wunused-parameter]</text:p>
      <text:p text:style-name="Standard"><text:s text:c="2"/>169 | int _stat(char *file, struct stat *st)</text:p>
      <text:p text:style-name="Standard"><text:s text:c="6"/>| <text:s text:c="10"/>~~~~~~^~~~</text:p>
      <text:p text:style-name="Standard">/home/evg/SOFT/Github/GIT/4_promwad2/syscalls.c: In function '_link':</text:p>
      <text:p text:style-name="Standard">/home/evg/SOFT/Github/GIT/4_promwad2/syscalls.c:175:17: warning: unused parameter 'old' [-Wunused-parameter]</text:p>
      <text:p text:style-name="Standard"><text:s text:c="2"/>175 | int _link(char *old, char *new)</text:p>
      <text:p text:style-name="Standard"><text:s text:c="6"/>| <text:s text:c="10"/>~~~~~~^~~</text:p>
      <text:p text:style-name="Standard">/home/evg/SOFT/Github/GIT/4_promwad2/syscalls.c:175:28: warning: unused parameter 'new' [-Wunused-parameter]</text:p>
      <text:p text:style-name="Standard"><text:s text:c="2"/>175 | int _link(char *old, char *new)</text:p>
      <text:p text:style-name="Standard"><text:s text:c="6"/>| <text:s text:c="21"/>~~~~~~^~~</text:p>
      <text:p text:style-name="Standard">/home/evg/SOFT/Github/GIT/4_promwad2/syscalls.c: In function '_execve':</text:p>
      <text:p text:style-name="Standard">/home/evg/SOFT/Github/GIT/4_promwad2/syscalls.c:187:19: warning: unused parameter 'name' [-Wunused-parameter]</text:p>
      <text:p text:style-name="Standard"><text:s text:c="2"/>187 | int _execve(char *name, char **argv, char **env)</text:p>
      <text:p text:style-name="Standard"><text:s text:c="6"/>| <text:s text:c="12"/>~~~~~~^~~~</text:p>
      <text:p text:style-name="Standard">/home/evg/SOFT/Github/GIT/4_promwad2/syscalls.c:187:32: warning: unused parameter 'argv' [-Wunused-parameter]</text:p>
      <text:p text:style-name="Standard"><text:s text:c="2"/>187 | int _execve(char *name, char **argv, char **env)</text:p>
      <text:p text:style-name="Standard"><text:s text:c="6"/>| <text:s text:c="24"/>~~~~~~~^~~~</text:p>
      <text:p text:style-name="Standard">/home/evg/SOFT/Github/GIT/4_promwad2/syscalls.c:187:45: warning: unused parameter 'env' [-Wunused-parameter]</text:p>
      <text:p text:style-name="Standard"><text:s text:c="2"/>187 | int _execve(char *name, char **argv, char **env)</text:p>
      <text:p text:style-name="Standard"><text:s text:c="6"/>| <text:s text:c="37"/>~~~~~~~^~~</text:p>
      <text:p text:style-name="Standard">compiling rs232_printf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<text:soft-page-break/>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dhcp.c.o -c /home/evg/SOFT/Github/GIT/4_promwad2/Middlewares/Third_Party/LwIP/src/core/ipv4/dhcp.c</text:p>
      <text:p text:style-name="Standard">In file included from /home/evg/SOFT/Github/GIT/4_promwad2/Middlewares/Third_Party/LwIP/src/include/lwip/opt.h:51,</text:p>
      <text:p text:style-name="Standard"><text:soft-page-break/><text:s text:c="17"/>from /home/evg/SOFT/Github/GIT/4_promwad2/Middlewares/Third_Party/LwIP/src/core/ipv4/dhcp.c:66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shift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<text:soft-page-break/>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ip4_frag.c.o -c /home/evg/SOFT/Github/GIT/4_promwad2/Middlewares/Third_Party/LwIP/src/core/ipv4/ip4_frag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ip4_frag.c:4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abs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<text:soft-page-break/>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stats.c.o -c /home/evg/SOFT/Github/GIT/4_promwad2/Middlewares/Third_Party/LwIP/src/core/stat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stats.c:3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mult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<text:soft-page-break/>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altcp_alloc.c.o -c /home/evg/SOFT/Github/GIT/4_promwad2/Middlewares/Third_Party/LwIP/src/core/altcp_alloc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altcp_alloc.c:44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copy_f32.c [4_promwad2]</text:p>
      <text:p text:style-name="Standard"><text:soft-page-break/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igmp.c.o -c /home/evg/SOFT/Github/GIT/4_promwad2/Middlewares/Third_Party/LwIP/src/core/ipv4/igmp.c</text:p>
      <text:p text:style-name="Standard"><text:soft-page-break/>In file included from /home/evg/SOFT/Github/GIT/4_promwad2/Middlewares/Third_Party/LwIP/src/include/lwip/opt.h:51,</text:p>
      <text:p text:style-name="Standard"><text:s text:c="17"/>from /home/evg/SOFT/Github/GIT/4_promwad2/Middlewares/Third_Party/LwIP/src/core/ipv4/igmp.c:83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std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<text:soft-page-break/>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fad8edc36f2838d/etharp.c.o -c /home/evg/SOFT/Github/GIT/4_promwad2/Middlewares/Third_Party/LwIP/src/core/ipv4/ethar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pv4/etharp.c:46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q31_to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<text:soft-page-break/>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tcp.c.o -c /home/evg/SOFT/Github/GIT/4_promwad2/Middlewares/Third_Party/LwIP/src/core/tc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tcp.c:100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offset_q15.c [4_promwad2]</text:p>
      <text:p text:style-name="Standard">compiling arm_dot_prod_q15.c [4_promwad2]</text:p>
      <text:p text:style-name="Standard">compiling arm_dot_prod_q7.c [4_promwad2]</text:p>
      <text:p text:style-name="Standard">compiling lowpan6.c [4_promwad2]</text:p>
      <text:p text:style-name="Standard">compiling heap_4.c [4_promwad2]</text:p>
      <text:p text:style-name="Standard">compiling arm_power_q15.c [4_promwad2]</text:p>
      <text:p text:style-name="Standard">compiling arm_scale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<text:soft-page-break/>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tcp_in.c.o -c /home/evg/SOFT/Github/GIT/4_promwad2/Middlewares/Third_Party/LwIP/src/core/tcp_in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tcp_in.c:44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oft-page-break/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ff_gen_drv.c [4_promwad2]</text:p>
      <text:p text:style-name="Standard">compiling ethernet.c [4_promwad2]</text:p>
      <text:p text:style-name="Standard">compiling arm_q15_to_q7.c [4_promwad2]</text:p>
      <text:p text:style-name="Standard">compiling croutine.c [4_promwad2]</text:p>
      <text:p text:style-name="Standard">compiling if_api.c [4_promwad2]</text:p>
      <text:p text:style-name="Standard">compiling tcpip.c [4_promwad2]</text:p>
      <text:p text:style-name="Standard">compiling arm_min_f32.c [4_promwad2]</text:p>
      <text:p text:style-name="Standard">compiling arm_var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<text:soft-page-break/>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61d01eb544724bc/ff_gen_drv.c.o -c /home/evg/SOFT/Github/GIT/4_promwad2/Middlewares/Third_Party/FatFs/src/ff_gen_drv.c</text:p>
      <text:p text:style-name="Standard">/home/evg/SOFT/Github/GIT/4_promwad2/Middlewares/Third_Party/FatFs/src/ff_gen_drv.c: In function 'FATFS_UnLinkDriverEx':</text:p>
      <text:p text:style-name="Standard">/home/evg/SOFT/Github/GIT/4_promwad2/Middlewares/Third_Party/FatFs/src/ff_gen_drv.c:110:50: warning: unused parameter 'lun' [-Wunused-parameter]</text:p>
      <text:p text:style-name="Standard"><text:s text:c="2"/>110 | uint8_t FATFS_UnLinkDriverEx(char *path, uint8_t lun)</text:p>
      <text:p text:style-name="Standard"><text:s text:c="6"/>| <text:s text:c="41"/>~~~~~~~~^~~</text:p>
      <text:p text:style-name="Standard">compiling trcStreamingPort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<text:soft-page-break/>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lowpan6.c.o -c /home/evg/SOFT/Github/GIT/4_promwad2/Middlewares/Third_Party/LwIP/src/netif/lowpan6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lowpan6_opts.h:44,</text:p>
      <text:p text:style-name="Standard"><text:s text:c="17"/>from /home/evg/SOFT/Github/GIT/4_promwad2/Middlewares/Third_Party/LwIP/src/include/netif/lowpan6.h:45,</text:p>
      <text:p text:style-name="Standard"><text:s text:c="17"/>from /home/evg/SOFT/Github/GIT/4_promwad2/Middlewares/Third_Party/LwIP/src/netif/lowpan6.c:5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timers.c [4_promwad2]</text:p>
      <text:p text:style-name="Standard">compiling arm_max_f32.c [4_promwad2]</text:p>
      <text:p text:style-name="Standard">compiling arm_float_to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<text:soft-page-break/>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ethernet.c.o -c /home/evg/SOFT/Github/GIT/4_promwad2/Middlewares/Third_Party/LwIP/src/netif/ethernet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netif/ethernet.c:4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q7_to_q15.c [4_promwad2]</text:p>
      <text:p text:style-name="Standard"><text:soft-page-break/>compiling mem.c [4_promwad2]</text:p>
      <text:p text:style-name="Standard">compiling pbuf.c [4_promwad2]</text:p>
      <text:p text:style-name="Standard">compiling arm_fill_q7.c [4_promwad2]</text:p>
      <text:p text:style-name="Standard">compiling arm_offset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<text:soft-page-break/>-I/home/evg/SOFT/Github/GIT/4_promwad2/Src/Call_Control -o /home/evg/SOFT/Github/GIT/4_promwad2/build_linux_debug/Debug_arm_fccec56760ef0982/4-promwad2.eacff04a/0a780675447ff1c6/tcpip.c.o -c /home/evg/SOFT/Github/GIT/4_promwad2/Middlewares/Third_Party/LwIP/src/api/tcpi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tcpip.c:3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q7_to_float.c [4_promwad2]</text:p>
      <text:p text:style-name="Standard">compiling arm_dot_prod_f32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<text:soft-page-break/>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if_api.c.o -c /home/evg/SOFT/Github/GIT/4_promwad2/Middlewares/Third_Party/LwIP/src/api/if_api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if_api.c:4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pi_msg.c [4_promwad2]</text:p>
      <text:p text:style-name="Standard">compiling arm_q31_to_float.c [4_promwad2]</text:p>
      <text:p text:style-name="Standard">compiling memp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<text:soft-page-break/>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b7f2f1ebf07534a5/updatemechanism.cpp.o -c /home/evg/SOFT/Github/GIT/4_promwad2/Src/UpdateMechanism/updatemechanism.cpp</text:p>
      <text:p text:style-name="Standard">In file included from /home/evg/SOFT/Github/GIT/4_promwad2/Src/UpdateMechanism/updatemechanism.cpp:1:</text:p>
      <text:p text:style-name="Standard">/home/evg/SOFT/Github/GIT/4_promwad2/Src/UpdateMechanism/updatemechanism.h: In member function 'void UpdateMechanism::notify()':</text:p>
      <text:p text:style-name="Standard">/home/evg/SOFT/Github/GIT/4_promwad2/Src/UpdateMechanism/updatemechanism.h:141:23: warning: comparison of integer expressions of different signedness: 'int' and 'std::vector&lt;ObserverForUpdateMechanism*&gt;::size_type' {aka 'unsigned int'} [-Wsign-compare]</text:p>
      <text:p text:style-name="Standard"><text:s text:c="2"/>141 | <text:s text:c="4"/>for (int i = 0; i &lt; views.size(); i++) {</text:p>
      <text:p text:style-name="Standard"><text:s text:c="6"/>| <text:s text:c="20"/>~~^~~~~~~~~~~~~~</text:p>
      <text:p text:style-name="Standard">compiling arm_q7_to_q31.c [4_promwad2]</text:p>
      <text:p text:style-name="Standard">compiling ff.c [4_promwad2]</text:p>
      <text:p text:style-name="Standard">compiling sntp.c [4_promwad2]</text:p>
      <text:p text:style-name="Standard">compiling netif.c [4_promwad2]</text:p>
      <text:p text:style-name="Standard">compiling arm_negate_q7.c [4_promwad2]</text:p>
      <text:p text:style-name="Standard">compiling zepif.c [4_promwad2]</text:p>
      <text:p text:style-name="Standard">compiling arm_sub_q15.c [4_promwad2]</text:p>
      <text:p text:style-name="Standard">compiling bridgeif.c [4_promwad2]</text:p>
      <text:p text:style-name="Standard">/usr/bin/arm-none-eabi-gcc -g -O0 -Wall -Wextra -mcpu=cortex-m7 -mfloat-abi=hard -mfpu=fpv5-sp-d16 -mthumb -Xlinker --gc-sections -specs=nosys.specs -specs=nano.specs <text:soft-page-break/>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mem.c.o -c /home/evg/SOFT/Github/GIT/4_promwad2/Middlewares/Third_Party/LwIP/src/core/mem.c</text:p>
      <text:p text:style-name="Standard">In file included from /home/evg/SOFT/Github/GIT/4_promwad2/Middlewares/Third_Party/LwIP/src/include/lwip/opt.h:51,</text:p>
      <text:p text:style-name="Standard"><text:soft-page-break/><text:s text:c="17"/>from /home/evg/SOFT/Github/GIT/4_promwad2/Middlewares/Third_Party/LwIP/src/core/mem.c:56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sockets.c [4_promwad2]</text:p>
      <text:p text:style-name="Standard">compiling arm_max_q31.c [4_promwad2]</text:p>
      <text:p text:style-name="Standard">compiling arm_shift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<text:soft-page-break/>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memp.c.o -c /home/evg/SOFT/Github/GIT/4_promwad2/Middlewares/Third_Party/LwIP/src/core/mem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memp.c:46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<text:soft-page-break/>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pbuf.c.o -c /home/evg/SOFT/Github/GIT/4_promwad2/Middlewares/Third_Party/LwIP/src/core/pbu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pbuf.c:7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trcSnapshotRecorder.c [4_promwad2]</text:p>
      <text:p text:style-name="Standard">compiling arm_fill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<text:soft-page-break/>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bridgeif.c.o -c /home/evg/SOFT/Github/GIT/4_promwad2/Middlewares/Third_Party/LwIP/src/netif/bridgei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bridgeif_opts.h:41,</text:p>
      <text:p text:style-name="Standard"><text:s text:c="17"/>from /home/evg/SOFT/Github/GIT/4_promwad2/Middlewares/Third_Party/LwIP/src/include/netif/bridgeif.h:40,</text:p>
      <text:p text:style-name="Standard"><text:s text:c="17"/>from /home/evg/SOFT/Github/GIT/4_promwad2/Middlewares/Third_Party/LwIP/src/netif/bridgeif.c:8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<text:soft-page-break/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negate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<text:soft-page-break/>-I/home/evg/SOFT/Github/GIT/4_promwad2/Src/UDP_JSON -I/home/evg/SOFT/Github/GIT/4_promwad2/Src/Call_Control -o /home/evg/SOFT/Github/GIT/4_promwad2/build_linux_debug/Debug_arm_fccec56760ef0982/4-promwad2.eacff04a/2440eb46e21f12a6/sntp.c.o -c /home/evg/SOFT/Github/GIT/4_promwad2/Middlewares/Third_Party/LwIP/src/apps/sntp/sntp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apps/sntp_opts.h:40,</text:p>
      <text:p text:style-name="Standard"><text:s text:c="17"/>from /home/evg/SOFT/Github/GIT/4_promwad2/Middlewares/Third_Party/LwIP/src/include/lwip/apps/sntp.h:40,</text:p>
      <text:p text:style-name="Standard"><text:s text:c="17"/>from /home/evg/SOFT/Github/GIT/4_promwad2/Middlewares/Third_Party/LwIP/src/apps/sntp/sntp.c:5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scale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<text:soft-page-break/>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zepif.c.o -c /home/evg/SOFT/Github/GIT/4_promwad2/Middlewares/Third_Party/LwIP/src/netif/zepi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zepif.h:43,</text:p>
      <text:p text:style-name="Standard"><text:s text:c="17"/>from /home/evg/SOFT/Github/GIT/4_promwad2/Middlewares/Third_Party/LwIP/src/netif/zepif.c:50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rms_q15.c [4_promwad2]</text:p>
      <text:p text:style-name="Standard">compiling arm_power_q31.c [4_promwad2]</text:p>
      <text:p text:style-name="Standard">compiling arm_mean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<text:soft-page-break/>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netif.c.o -c /home/evg/SOFT/Github/GIT/4_promwad2/Middlewares/Third_Party/LwIP/src/core/neti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netif.c:5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mult_q15.c [4_promwad2]</text:p>
      <text:p text:style-name="Standard"><text:soft-page-break/>compiling init.c [4_promwad2]</text:p>
      <text:p text:style-name="Standard">compiling arm_q15_to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<text:soft-page-break/>promwad2.eacff04a/0a780675447ff1c6/api_msg.c.o -c /home/evg/SOFT/Github/GIT/4_promwad2/Middlewares/Third_Party/LwIP/src/api/api_msg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api_msg.c:3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rms_f32.c [4_promwad2]</text:p>
      <text:p text:style-name="Standard">compiling sys_arch.c [4_promwad2]</text:p>
      <text:p text:style-name="Standard">compiling arm_mean_q31.c [4_promwad2]</text:p>
      <text:p text:style-name="Standard">compiling arm_float_to_q7.c [4_promwad2]</text:p>
      <text:p text:style-name="Standard">compiling arm_power_q7.c [4_promwad2]</text:p>
      <text:p text:style-name="Standard">compiling arm_abs_q15.c [4_promwad2]</text:p>
      <text:p text:style-name="Standard">compiling slipif.c [4_promwad2]</text:p>
      <text:p text:style-name="Standard">compiling cmsis_os.c [4_promwad2]</text:p>
      <text:p text:style-name="Standard">compiling event_groups.c [4_promwad2]</text:p>
      <text:p text:style-name="Standard">compiling arm_shift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<text:soft-page-break/>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init.c.o -c /home/evg/SOFT/Github/GIT/4_promwad2/Middlewares/Third_Party/LwIP/src/core/init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init.c:3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mult_q7.c [4_promwad2]</text:p>
      <text:p text:style-name="Standard">compiling arm_copy_q7.c [4_promwad2]</text:p>
      <text:p text:style-name="Standard">compiling stream_buffer.c [4_promwad2]</text:p>
      <text:p text:style-name="Standard">compiling api_lib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<text:soft-page-break/>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9db68c492b697297/sys_arch.c.o -c /home/evg/SOFT/Github/GIT/4_promwad2/Middlewares/Third_Party/LwIP/system/OS/sys_arch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debug.h:41,</text:p>
      <text:p text:style-name="Standard"><text:s text:c="17"/>from /home/evg/SOFT/Github/GIT/4_promwad2/Middlewares/Third_Party/LwIP/system/OS/sys_arch.c:34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oft-page-break/><text:s text:c="3"/>84 | #define TCPIP_THREAD_PRIO 3</text:p>
      <text:p text:style-name="Standard"><text:s text:c="6"/>| </text:p>
      <text:p text:style-name="Standard">/home/evg/SOFT/Github/GIT/4_promwad2/Inc/lwipopts.h:213: warning: "LWIP_PLATFORM_DIAG" redefined</text:p>
      <text:p text:style-name="Standard"><text:s text:c="2"/>213 | #define LWIP_PLATFORM_DIAG(message) <text:s/>do { debugPrintf message; } while(0)</text:p>
      <text:p text:style-name="Standard"><text:s text:c="6"/>| </text:p>
      <text:p text:style-name="Standard">In file included from /home/evg/SOFT/Github/GIT/4_promwad2/Middlewares/Third_Party/LwIP/src/include/lwip/debug.h:40,</text:p>
      <text:p text:style-name="Standard"><text:s text:c="17"/>from /home/evg/SOFT/Github/GIT/4_promwad2/Middlewares/Third_Party/LwIP/system/OS/sys_arch.c:34:</text:p>
      <text:p text:style-name="Standard">/home/evg/SOFT/Github/GIT/4_promwad2/Middlewares/Third_Party/LwIP/src/include/lwip/arch.h:81: note: this is the location of the previous definition</text:p>
      <text:p text:style-name="Standard"><text:s text:c="3"/>81 | #define LWIP_PLATFORM_DIAG(x) do {printf x;} while(0)</text:p>
      <text:p text:style-name="Standard"><text:s text:c="6"/>| </text:p>
      <text:p text:style-name="Standard">compiling arm_abs_q31.c [4_promwad2]</text:p>
      <text:p text:style-name="Standard">compiling arm_sub_q31.c [4_promwad2]</text:p>
      <text:p text:style-name="Standard">compiling arm_add_f32.c [4_promwad2]</text:p>
      <text:p text:style-name="Standard">compiling arm_var_f32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<text:soft-page-break/>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slipif.c.o -c /home/evg/SOFT/Github/GIT/4_promwad2/Middlewares/Third_Party/LwIP/src/netif/slipi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slipif.h:43,</text:p>
      <text:p text:style-name="Standard"><text:s text:c="17"/>from /home/evg/SOFT/Github/GIT/4_promwad2/Middlewares/Third_Party/LwIP/src/netif/slipif.c:6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trcStreamingRecorder.c [4_promwad2]</text:p>
      <text:p text:style-name="Standard">compiling arm_sub_q7.c [4_promwad2]</text:p>
      <text:p text:style-name="Standard">compiling arm_max_q7.c [4_promwad2]</text:p>
      <text:p text:style-name="Standard">compiling arm_abs_f32.c [4_promwad2]</text:p>
      <text:p text:style-name="Standard">compiling arm_offset_f32.c [4_promwad2]</text:p>
      <text:p text:style-name="Standard">compiling netifapi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<text:soft-page-break/>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sockets.c.o -c /home/evg/SOFT/Github/GIT/4_promwad2/Middlewares/Third_Party/LwIP/src/api/socket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sockets.c:40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max_q15.c [4_promwad2]</text:p>
      <text:p text:style-name="Standard">compiling arm_min_q15.c [4_promwad2]</text:p>
      <text:p text:style-name="Standard"><text:soft-page-break/>compiling arm_var_q15.c [4_promwad2]</text:p>
      <text:p text:style-name="Standard">compiling arm_add_q31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<text:soft-page-break/>promwad2.eacff04a/d0b6dc32bfee96a2/cmsis_os.c.o -c /home/evg/SOFT/Github/GIT/4_promwad2/Middlewares/Third_Party/FreeRTOS/Source/CMSIS_RTOS/cmsis_os.c</text:p>
      <text:p text:style-name="Standard">/home/evg/SOFT/Github/GIT/4_promwad2/Middlewares/Third_Party/FreeRTOS/Source/CMSIS_RTOS/cmsis_os.c: In function 'osMutexCreate':</text:p>
      <text:p text:style-name="Standard">/home/evg/SOFT/Github/GIT/4_promwad2/Middlewares/Third_Party/FreeRTOS/Source/CMSIS_RTOS/cmsis_os.c:640:46: warning: unused parameter 'mutex_def' [-Wunused-parameter]</text:p>
      <text:p text:style-name="Standard"><text:s text:c="2"/>640 | osMutexId osMutexCreate (const osMutexDef_t *mutex_def)</text:p>
      <text:p text:style-name="Standard"><text:s text:c="6"/>| <text:s text:c="25"/>~~~~~~~~~~~~~~~~~~~~^~~~~~~~~</text:p>
      <text:p text:style-name="Standard">/home/evg/SOFT/Github/GIT/4_promwad2/Middlewares/Third_Party/FreeRTOS/Source/CMSIS_RTOS/cmsis_os.c: In function 'osSemaphoreCreate':</text:p>
      <text:p text:style-name="Standard">/home/evg/SOFT/Github/GIT/4_promwad2/Middlewares/Third_Party/FreeRTOS/Source/CMSIS_RTOS/cmsis_os.c:755:58: warning: unused parameter 'semaphore_def' [-Wunused-parameter]</text:p>
      <text:p text:style-name="Standard"><text:s text:c="2"/>755 | osSemaphoreId osSemaphoreCreate (const osSemaphoreDef_t *semaphore_def, int32_t count)</text:p>
      <text:p text:style-name="Standard"><text:s text:c="6"/>| <text:s text:c="33"/>~~~~~~~~~~~~~~~~~~~~~~~~^~~~~~~~~~~~~</text:p>
      <text:p text:style-name="Standard">/home/evg/SOFT/Github/GIT/4_promwad2/Middlewares/Third_Party/FreeRTOS/Source/CMSIS_RTOS/cmsis_os.c: In function 'osThreadSuspend':</text:p>
      <text:p text:style-name="Standard">/home/evg/SOFT/Github/GIT/4_promwad2/Middlewares/Third_Party/FreeRTOS/Source/CMSIS_RTOS/cmsis_os.c:1478:38: warning: unused parameter 'thread_id' [-Wunused-parameter]</text:p>
      <text:p text:style-name="Standard"><text:s/>1478 | osStatus osThreadSuspend (osThreadId thread_id)</text:p>
      <text:p text:style-name="Standard"><text:s text:c="6"/>| <text:s text:c="26"/>~~~~~~~~~~~^~~~~~~~~</text:p>
      <text:p text:style-name="Standard">/home/evg/SOFT/Github/GIT/4_promwad2/Middlewares/Third_Party/FreeRTOS/Source/CMSIS_RTOS/cmsis_os.c: In function 'osThreadResume':</text:p>
      <text:p text:style-name="Standard">/home/evg/SOFT/Github/GIT/4_promwad2/Middlewares/Third_Party/FreeRTOS/Source/CMSIS_RTOS/cmsis_os.c:1494:37: warning: unused parameter 'thread_id' [-Wunused-parameter]</text:p>
      <text:p text:style-name="Standard"><text:s/>1494 | osStatus osThreadResume (osThreadId thread_id)</text:p>
      <text:p text:style-name="Standard"><text:s text:c="6"/>| <text:s text:c="25"/>~~~~~~~~~~~^~~~~~~~~</text:p>
      <text:p text:style-name="Standard">/home/evg/SOFT/Github/GIT/4_promwad2/Middlewares/Third_Party/FreeRTOS/Source/CMSIS_RTOS/cmsis_os.c: In function 'osThreadList':</text:p>
      <text:p text:style-name="Standard">/home/evg/SOFT/Github/GIT/4_promwad2/Middlewares/Third_Party/FreeRTOS/Source/CMSIS_RTOS/cmsis_os.c:1587:33: warning: unused parameter 'buffer' [-Wunused-parameter]</text:p>
      <text:p text:style-name="Standard"><text:s/>1587 | osStatus osThreadList (uint8_t *buffer)</text:p>
      <text:p text:style-name="Standard"><text:s text:c="6"/>| <text:s text:c="23"/>~~~~~~~~~^~~~~~</text:p>
      <text:p text:style-name="Standard">/home/evg/SOFT/Github/GIT/4_promwad2/Middlewares/Third_Party/FreeRTOS/Source/CMSIS_RTOS/cmsis_os.c: In function 'osRecursiveMutexCreate':</text:p>
      <text:p text:style-name="Standard">/home/evg/SOFT/Github/GIT/4_promwad2/Middlewares/Third_Party/FreeRTOS/Source/CMSIS_RTOS/cmsis_os.c:1684:55: warning: unused parameter 'mutex_def' [-Wunused-parameter]</text:p>
      <text:p text:style-name="Standard"><text:s/>1684 | osMutexId osRecursiveMutexCreate (const osMutexDef_t *mutex_def)</text:p>
      <text:p text:style-name="Standard"><text:s text:c="6"/>| <text:s text:c="34"/>~~~~~~~~~~~~~~~~~~~~^~~~~~~~~</text:p>
      <text:p text:style-name="Standard">compiling arm_mean_q15.c [4_promwad2]</text:p>
      <text:p text:style-name="Standard">compiling arm_add_q15.c [4_promwad2]</text:p>
      <text:p text:style-name="Standard">compiling arm_mult_f32.c [4_promwad2]</text:p>
      <text:p text:style-name="Standard">compiling lowpan6_ble.c [4_promwad2]</text:p>
      <text:p text:style-name="Standard">compiling tcp_out.c [4_promwad2]</text:p>
      <text:p text:style-name="Standard">compiling trcKernelPort.c [4_promwad2]</text:p>
      <text:p text:style-name="Standard">compiling arm_rms_q31.c [4_promwad2]</text:p>
      <text:p text:style-name="Standard">compiling timeouts.c [4_promwad2]</text:p>
      <text:p text:style-name="Standard">compiling arm_dot_prod_q31.c [4_promwad2]</text:p>
      <text:p text:style-name="Standard">/usr/bin/arm-none-eabi-gcc -g -O0 -Wall -Wextra -mcpu=cortex-m7 -mfloat-abi=hard -mfpu=fpv5-sp-d16 -mthumb -Xlinker --gc-sections -specs=nosys.specs -specs=nano.specs <text:soft-page-break/>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netifapi.c.o -c /home/evg/SOFT/Github/GIT/4_promwad2/Middlewares/Third_Party/LwIP/src/api/netifapi.c</text:p>
      <text:p text:style-name="Standard">In file included from /home/evg/SOFT/Github/GIT/4_promwad2/Middlewares/Third_Party/LwIP/src/include/lwip/opt.h:51,</text:p>
      <text:p text:style-name="Standard"><text:soft-page-break/><text:s text:c="17"/>from /home/evg/SOFT/Github/GIT/4_promwad2/Middlewares/Third_Party/LwIP/src/api/netifapi.c:4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<text:soft-page-break/>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api_lib.c.o -c /home/evg/SOFT/Github/GIT/4_promwad2/Middlewares/Third_Party/LwIP/src/api/api_lib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api/api_lib.c:5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err.c [4_promwad2]</text:p>
      <text:p text:style-name="Standard">compiling arm_min_q31.c [4_promwad2]</text:p>
      <text:p text:style-name="Standard">compiling arm_float_to_q31.c [4_promwad2]</text:p>
      <text:p text:style-name="Standard">compiling netdb.c [4_promwad2]</text:p>
      <text:p text:style-name="Standard">compiling arm_q15_to_float.c [4_promwad2]</text:p>
      <text:p text:style-name="Standard">compiling arm_q31_to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<text:soft-page-break/>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lowpan6_ble.c.o -c /home/evg/SOFT/Github/GIT/4_promwad2/Middlewares/Third_Party/LwIP/src/netif/lowpan6_ble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lowpan6_opts.h:44,</text:p>
      <text:p text:style-name="Standard"><text:s text:c="17"/>from /home/evg/SOFT/Github/GIT/4_promwad2/Middlewares/Third_Party/LwIP/src/include/netif/lowpan6_ble.h:42,</text:p>
      <text:p text:style-name="Standard"><text:s text:c="17"/>from /home/evg/SOFT/Github/GIT/4_promwad2/Middlewares/Third_Party/LwIP/src/netif/lowpan6_ble.c:6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mean_f32.c [4_promwad2]</text:p>
      <text:p text:style-name="Standard">compiling arm_negate_f32.c [4_promwad2]</text:p>
      <text:p text:style-name="Standard">compiling arm_copy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<text:soft-page-break/>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err.c.o -c /home/evg/SOFT/Github/GIT/4_promwad2/Middlewares/Third_Party/LwIP/src/api/err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err.h:39,</text:p>
      <text:p text:style-name="Standard"><text:soft-page-break/><text:s text:c="17"/>from /home/evg/SOFT/Github/GIT/4_promwad2/Middlewares/Third_Party/LwIP/src/api/err.c:3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fill_f32.c [4_promwad2]</text:p>
      <text:p text:style-name="Standard">compiling arm_sub_f32.c [4_promwad2]</text:p>
      <text:p text:style-name="Standard">compiling arm_negate_q15.c [4_promwad2]</text:p>
      <text:p text:style-name="Standard">compiling arm_fill_q15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<text:soft-page-break/>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0a780675447ff1c6/netdb.c.o -c /home/evg/SOFT/Github/GIT/4_promwad2/Middlewares/Third_Party/LwIP/src/api/netdb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netdb.h:37,</text:p>
      <text:p text:style-name="Standard"><text:s text:c="17"/>from /home/evg/SOFT/Github/GIT/4_promwad2/Middlewares/Third_Party/LwIP/src/api/netdb.c:38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copy_q31.c [4_promwad2]</text:p>
      <text:p text:style-name="Standard">compiling arm_add_q7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<text:soft-page-break/>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timeouts.c.o -c /home/evg/SOFT/Github/GIT/4_promwad2/Middlewares/Third_Party/LwIP/src/core/timeout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timeouts.c:42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offset_q7.c [4_promwad2]</text:p>
      <text:p text:style-name="Standard">compiling tasks.c [4_promwad2]</text:p>
      <text:p text:style-name="Standard">compiling arm_std_q15.c [4_promwad2]</text:p>
      <text:p text:style-name="Standard">compiling sys.c [4_promwad2]</text:p>
      <text:p text:style-name="Standard">compiling unicode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<text:soft-page-break/>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tcp_out.c.o -c /home/evg/SOFT/Github/GIT/4_promwad2/Middlewares/Third_Party/LwIP/src/core/tcp_out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tcp_out.c:63:</text:p>
      <text:p text:style-name="Standard"><text:soft-page-break/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diskio.c [4_promwad2]</text:p>
      <text:p text:style-name="Standard">compiling syscall.c [4_promwad2]</text:p>
      <text:p text:style-name="Standard">compiling bridgeif_fdb.c [4_promwad2]</text:p>
      <text:p text:style-name="Standard">compiling arm_min_q7.c [4_promwad2]</text:p>
      <text:p text:style-name="Standard">compiling arm_power_f32.c [4_promwad2]</text:p>
      <text:p text:style-name="Standard">compiling arm_scale_q31.c [4_promwad2]</text:p>
      <text:p text:style-name="Standard">compiling port.c [4_promwad2]</text:p>
      <text:p text:style-name="Standard">compiling queue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<text:soft-page-break/>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5b6242fd8bba118c/sys.c.o -c /home/evg/SOFT/Github/GIT/4_promwad2/Middlewares/Third_Party/LwIP/src/core/sy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core/sys.c:11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arm_scale_f32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<text:soft-page-break/>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3b4625c3a5de000e/syscall.c.o -c /home/evg/SOFT/Github/GIT/4_promwad2/Middlewares/Third_Party/FatFs/src/option/syscall.c</text:p>
      <text:p text:style-name="Standard">/home/evg/SOFT/Github/GIT/4_promwad2/Middlewares/Third_Party/FatFs/src/option/syscall.c: In function 'ff_cre_syncobj':</text:p>
      <text:p text:style-name="Standard">/home/evg/SOFT/Github/GIT/4_promwad2/Middlewares/Third_Party/FatFs/src/option/syscall.c:63:7: warning: unused parameter 'vol' [-Wunused-parameter]</text:p>
      <text:p text:style-name="Standard"><text:s text:c="3"/>63 | <text:s/>BYTE vol, <text:s text:c="2"/>/* Corresponding volume (logical drive number) */</text:p>
      <text:p text:style-name="Standard"><text:s text:c="6"/>| <text:s/>~~~~~^~~</text:p>
      <text:p text:style-name="Standard">compiling list.c [4_promwad2]</text:p>
      <text:p text:style-name="Standard">compiling arm_std_f32.c [4_promwad2]</text:p>
      <text:p text:style-name="Standard">compiling stm32f7xx_ll_tim.c [4_promwad2]</text:p>
      <text:p text:style-name="Standard">compiling sntp_client.cpp [4_promwad2]</text:p>
      <text:p text:style-name="Standard">compiling stm32f7xx_hal_tim_ex.c [4_promwad2]</text:p>
      <text:p text:style-name="Standard">compiling stm32f7xx_hal_dfsdm.c [4_promwad2]</text:p>
      <text:p text:style-name="Standard">compiling stm32f7xx_ll_rcc.c [4_promwad2]</text:p>
      <text:p text:style-name="Standard">compiling stm32f7xx_hal_crc_ex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<text:soft-page-break/>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8cfed814284fcb96/bridgeif_fdb.c.o -c /home/evg/SOFT/Github/GIT/4_promwad2/Middlewares/Third_Party/LwIP/src/netif/bridgeif_fdb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netif/bridgeif_opts.h:41,</text:p>
      <text:p text:style-name="Standard"><text:s text:c="17"/>from /home/evg/SOFT/Github/GIT/4_promwad2/Middlewares/Third_Party/LwIP/src/include/netif/bridgeif.h:40,</text:p>
      <text:p text:style-name="Standard"><text:s text:c="17"/>from /home/evg/SOFT/Github/GIT/4_promwad2/Middlewares/Third_Party/LwIP/src/netif/bridgeif_fdb.c:44:</text:p>
      <text:p text:style-name="Standard"><text:soft-page-break/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stm32f7xx_hal_rtc_ex.c [4_promwad2]</text:p>
      <text:p text:style-name="Standard">compiling stm32f7xx_hal_uart.c [4_promwad2]</text:p>
      <text:p text:style-name="Standard">compiling udp_multicast_firmware.cpp [4_promwad2]</text:p>
      <text:p text:style-name="Standard">compiling stm32f7xx_ll_dma2d.c [4_promwad2]</text:p>
      <text:p text:style-name="Standard">compiling stm32f7xx_hal_mmc.c [4_promwad2]</text:p>
      <text:p text:style-name="Standard">compiling circularcall.cpp [4_promwad2]</text:p>
      <text:p text:style-name="Standard">compiling stm32f7xx_hal_flash_ex.c [4_promwad2]</text:p>
      <text:p text:style-name="Standard">compiling wdt.cpp [4_promwad2]</text:p>
      <text:p text:style-name="Standard">compiling stm32f7xx_hal_pcd_ex.c [4_promwad2]</text:p>
      <text:p text:style-name="Standard">compiling stm32f7xx_hal_irda.c [4_promwad2]</text:p>
      <text:p text:style-name="Standard">compiling stm32f7xx_hal_i2c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<text:soft-page-break/>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952d6f7d57621c7d/sntp_client.cpp.o -c /home/evg/SOFT/Github/GIT/4_promwad2/Src/SNTP/sntp_client.cpp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sys.h:40,</text:p>
      <text:p text:style-name="Standard"><text:s text:c="17"/>from /home/evg/SOFT/Github/GIT/4_promwad2/Src/SNTP/sntp_client.h:6,</text:p>
      <text:p text:style-name="Standard"><text:s text:c="17"/>from /home/evg/SOFT/Github/GIT/4_promwad2/Src/SNTP/sntp_client.cpp:20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In file included from /home/evg/SOFT/Github/GIT/4_promwad2/Middlewares/Third_Party/LwIP/system/arch/sys_arch.h:41,</text:p>
      <text:p text:style-name="Standard"><text:s text:c="17"/>from /home/evg/SOFT/Github/GIT/4_promwad2/Middlewares/Third_Party/LwIP/src/include/lwip/sys.h:95,</text:p>
      <text:p text:style-name="Standard"><text:s text:c="17"/>from /home/evg/SOFT/Github/GIT/4_promwad2/Src/SNTP/sntp_client.h:6,</text:p>
      <text:p text:style-name="Standard"><text:s text:c="17"/>from /home/evg/SOFT/Github/GIT/4_promwad2/Src/SNTP/sntp_client.cpp:20:</text:p>
      <text:p text:style-name="Standard">/home/evg/SOFT/Github/GIT/4_promwad2/Src/SNTP/sntp_client.cpp: In function 'void SNTP_Start()':</text:p>
      <text:p text:style-name="Standard">/home/evg/SOFT/Github/GIT/4_promwad2/Src/SNTP/sntp_client.cpp:62:84: warning: ISO C++ forbids converting a string constant to 'char*' [-Wwrite-strings]</text:p>
      <text:p text:style-name="Standard"><text:s text:c="3"/>62 | <text:s text:c="4"/>osThreadDef(sntp, SNTP_Client, osPriorityHigh, 0, configMINIMAL_STACK_SIZE * 40);</text:p>
      <text:p text:style-name="Standard"><text:s text:c="6"/>| <text:s text:c="83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compiling stm32f7xx_ll_pwr.c [4_promwad2]</text:p>
      <text:p text:style-name="Standard">compiling stm32f7xx_hal_pcd.c [4_promwad2]</text:p>
      <text:p text:style-name="Standard"><text:soft-page-break/>compiling uid.cpp [4_promwad2]</text:p>
      <text:p text:style-name="Standard">compiling stm32f7xx_hal_i2s.c [4_promwad2]</text:p>
      <text:p text:style-name="Standard">compiling json.cpp [4_promwad2]</text:p>
      <text:p text:style-name="Standard">compiling stm32f7xx_hal_nor.c [4_promwad2]</text:p>
      <text:p text:style-name="Standard">compiling stm32f7xx_hal_qspi.c [4_promwad2]</text:p>
      <text:p text:style-name="Standard">compiling flash_diskio.cpp [4_promwad2]</text:p>
      <text:p text:style-name="Standard">compiling callwaiting.cpp [4_promwad2]</text:p>
      <text:p text:style-name="Standard">compiling stm32f7xx_hal_crc.c [4_promwad2]</text:p>
      <text:p text:style-name="Standard">compiling simplexdirectcall.cpp [4_promwad2]</text:p>
      <text:p text:style-name="Standard">compiling stm32f7xx_hal_msp.c [4_promwad2]</text:p>
      <text:p text:style-name="Standard">compiling stm32f7xx_hal_dma.c [4_promwad2]</text:p>
      <text:p text:style-name="Standard">compiling stm32f7xx_hal_dsi.c [4_promwad2]</text:p>
      <text:p text:style-name="Standard">compiling stm32f7xx_hal_cryp.c [4_promwad2]</text:p>
      <text:p text:style-name="Standard">compiling stm32f7xx_ll_rtc.c [4_promwad2]</text:p>
      <text:p text:style-name="Standard">compiling stm32f7xx_ll_usart.c [4_promwad2]</text:p>
      <text:p text:style-name="Standard">compiling stm32f7xx_hal_cortex.c [4_promwad2]</text:p>
      <text:p text:style-name="Standard">compiling stm32f7xx_hal_dcmi.c [4_promwad2]</text:p>
      <text:p text:style-name="Standard">compiling stm32f7xx_hal_cec.c [4_promwad2]</text:p>
      <text:p text:style-name="Standard">compiling udp_multicast.cpp [4_promwad2]</text:p>
      <text:p text:style-name="Standard">compiling stm32f7xx_hal_exti.c [4_promwad2]</text:p>
      <text:p text:style-name="Standard">compiling crypt.cpp [4_promwad2]</text:p>
      <text:p text:style-name="Standard">compiling stm32f7xx_hal_cryp_ex.c [4_promwad2]</text:p>
      <text:p text:style-name="Standard">compiling stm32f7xx_hal_nand.c [4_promwad2]</text:p>
      <text:p text:style-name="Standard">compiling stm32f7xx_ll_rng.c [4_promwad2]</text:p>
      <text:p text:style-name="Standard">compiling sram.cpp [4_promwad2]</text:p>
      <text:p text:style-name="Standard">compiling stm32f7xx_hal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<text:soft-page-break/>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10d5da68b9c8fa1b/stm32f7xx_hal_exti.c.o -c /home/evg/SOFT/Github/GIT/4_promwad2/Drivers/STM32F7xx_HAL_Driver/Src/stm32f7xx_hal_exti.c</text:p>
      <text:p text:style-name="Standard">/home/evg/SOFT/Github/GIT/4_promwad2/Drivers/STM32F7xx_HAL_Driver/Src/stm32f7xx_hal_exti.c: In function 'HAL_EXTI_GetPending':</text:p>
      <text:p text:style-name="Standard">/home/evg/SOFT/Github/GIT/4_promwad2/Drivers/STM32F7xx_HAL_Driver/Src/stm32f7xx_hal_exti.c:384:66: warning: unused parameter 'Edge' [-Wunused-parameter]</text:p>
      <text:p text:style-name="Standard"><text:s text:c="2"/>384 | uint32_t HAL_EXTI_GetPending(EXTI_HandleTypeDef *hexti, uint32_t Edge)</text:p>
      <text:p text:style-name="Standard"><text:s text:c="6"/>| <text:s text:c="56"/>~~~~~~~~~^~~~</text:p>
      <text:p text:style-name="Standard">/home/evg/SOFT/Github/GIT/4_promwad2/Drivers/STM32F7xx_HAL_Driver/Src/stm32f7xx_hal_exti.c: In function 'HAL_EXTI_ClearPending':</text:p>
      <text:p text:style-name="Standard">/home/evg/SOFT/Github/GIT/4_promwad2/Drivers/STM32F7xx_HAL_Driver/Src/stm32f7xx_hal_exti.c:411:64: warning: unused parameter 'Edge' [-Wunused-parameter]</text:p>
      <text:p text:style-name="Standard"><text:s text:c="2"/>411 | void HAL_EXTI_ClearPending(EXTI_HandleTypeDef *hexti, uint32_t Edge)</text:p>
      <text:p text:style-name="Standard"><text:s text:c="6"/>| <text:s text:c="54"/>~~~~~~~~~^~~~</text:p>
      <text:p text:style-name="Standard">compiling debug.cpp [4_promwad2]</text:p>
      <text:p text:style-name="Standard">compiling stm32f7xx_hal_gpio.c [4_promwad2]</text:p>
      <text:p text:style-name="Standard">compiling stm32f7xx_hal_hcd.c [4_promwad2]</text:p>
      <text:p text:style-name="Standard">compiling rs232.cpp [4_promwad2]</text:p>
      <text:p text:style-name="Standard">compiling trng.cpp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<text:soft-page-break/>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15af68cc37993072/sram.cpp.o -c /home/evg/SOFT/Github/GIT/4_promwad2/Src/SRAM/sram.cpp</text:p>
      <text:p text:style-name="Standard">/home/evg/SOFT/Github/GIT/4_promwad2/Src/SRAM/sram.cpp: In function 'void SRAMInit()':</text:p>
      <text:p text:style-name="Standard">/home/evg/SOFT/Github/GIT/4_promwad2/Src/SRAM/sram.cpp:22:42: warning: missing initializer for member 'FMC_NORSRAM_TimingTypeDef::AddressHoldTime' [-Wmissing-field-initializers]</text:p>
      <text:p text:style-name="Standard"><text:s text:c="3"/>22 | <text:s text:c="4"/>FMC_NORSRAM_TimingTypeDef Timing = {0};</text:p>
      <text:p text:style-name="Standard"><text:s text:c="6"/>| <text:s text:c="41"/>^</text:p>
      <text:p text:style-name="Standard"><text:soft-page-break/>/home/evg/SOFT/Github/GIT/4_promwad2/Src/SRAM/sram.cpp:22:42: warning: missing initializer for member 'FMC_NORSRAM_TimingTypeDef::DataSetupTime' [-Wmissing-field-initializers]</text:p>
      <text:p text:style-name="Standard">/home/evg/SOFT/Github/GIT/4_promwad2/Src/SRAM/sram.cpp:22:42: warning: missing initializer for member 'FMC_NORSRAM_TimingTypeDef::BusTurnAroundDuration' [-Wmissing-field-initializers]</text:p>
      <text:p text:style-name="Standard">/home/evg/SOFT/Github/GIT/4_promwad2/Src/SRAM/sram.cpp:22:42: warning: missing initializer for member 'FMC_NORSRAM_TimingTypeDef::CLKDivision' [-Wmissing-field-initializers]</text:p>
      <text:p text:style-name="Standard">/home/evg/SOFT/Github/GIT/4_promwad2/Src/SRAM/sram.cpp:22:42: warning: missing initializer for member 'FMC_NORSRAM_TimingTypeDef::DataLatency' [-Wmissing-field-initializers]</text:p>
      <text:p text:style-name="Standard">/home/evg/SOFT/Github/GIT/4_promwad2/Src/SRAM/sram.cpp:22:42: warning: missing initializer for member 'FMC_NORSRAM_TimingTypeDef::AccessMode' [-Wmissing-field-initializers]</text:p>
      <text:p text:style-name="Standard">/home/evg/SOFT/Github/GIT/4_promwad2/Src/SRAM/sram.cpp: In function 'void HAL_FMC_MspInit()':</text:p>
      <text:p text:style-name="Standard">/home/evg/SOFT/Github/GIT/4_promwad2/Src/SRAM/sram.cpp:136:42: warning: missing initializer for member 'GPIO_InitTypeDef::Mode' [-Wmissing-field-initializers]</text:p>
      <text:p text:style-name="Standard"><text:s text:c="2"/>136 | <text:s text:c="4"/>GPIO_InitTypeDef GPIO_InitStruct = {0};</text:p>
      <text:p text:style-name="Standard"><text:s text:c="6"/>| <text:s text:c="41"/>^</text:p>
      <text:p text:style-name="Standard">/home/evg/SOFT/Github/GIT/4_promwad2/Src/SRAM/sram.cpp:136:42: warning: missing initializer for member 'GPIO_InitTypeDef::Pull' [-Wmissing-field-initializers]</text:p>
      <text:p text:style-name="Standard">/home/evg/SOFT/Github/GIT/4_promwad2/Src/SRAM/sram.cpp:136:42: warning: missing initializer for member 'GPIO_InitTypeDef::Speed' [-Wmissing-field-initializers]</text:p>
      <text:p text:style-name="Standard">/home/evg/SOFT/Github/GIT/4_promwad2/Src/SRAM/sram.cpp:136:42: warning: missing initializer for member 'GPIO_InitTypeDef::Alternate' [-Wmissing-field-initializers]</text:p>
      <text:p text:style-name="Standard">/home/evg/SOFT/Github/GIT/4_promwad2/Src/SRAM/sram.cpp: In function 'void HAL_SRAM_MspInit(SRAM_HandleTypeDef*)':</text:p>
      <text:p text:style-name="Standard">/home/evg/SOFT/Github/GIT/4_promwad2/Src/SRAM/sram.cpp:264:43: warning: unused parameter 'hsram' [-Wunused-parameter]</text:p>
      <text:p text:style-name="Standard"><text:s text:c="2"/>264 | void HAL_SRAM_MspInit(SRAM_HandleTypeDef* hsram)</text:p>
      <text:p text:style-name="Standard"><text:s text:c="6"/>| <text:s text:c="22"/>~~~~~~~~~~~~~~~~~~~~^~~~~</text:p>
      <text:p text:style-name="Standard">/home/evg/SOFT/Github/GIT/4_promwad2/Src/SRAM/sram.cpp: In function 'void HAL_SRAM_MspDeInit(SRAM_HandleTypeDef*)':</text:p>
      <text:p text:style-name="Standard">/home/evg/SOFT/Github/GIT/4_promwad2/Src/SRAM/sram.cpp:371:45: warning: unused parameter 'hsram' [-Wunused-parameter]</text:p>
      <text:p text:style-name="Standard"><text:s text:c="2"/>371 | void HAL_SRAM_MspDeInit(SRAM_HandleTypeDef* hsram)</text:p>
      <text:p text:style-name="Standard"><text:s text:c="6"/>| <text:s text:c="24"/>~~~~~~~~~~~~~~~~~~~~^~~~~</text:p>
      <text:p text:style-name="Standard">compiling system_stm32f7xx.c [4_promwad2]</text:p>
      <text:p text:style-name="Standard">compiling stm32f7xx_hal_dac_ex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<text:soft-page-break/>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fdb3d8a25ebdfbc0/flash_diskio.cpp.o -c /home/evg/SOFT/Github/GIT/4_promwad2/Src/flash_diskio.cpp</text:p>
      <text:p text:style-name="Standard">/home/evg/SOFT/Github/GIT/4_promwad2/Src/flash_diskio.cpp: In function 'DRESULT FLASH_write(BYTE, const BYTE*, DWORD, UINT)':</text:p>
      <text:p text:style-name="Standard">/home/evg/SOFT/Github/GIT/4_promwad2/Src/flash_diskio.cpp:124:26: warning: unused parameter 'lun' [-Wunused-parameter]</text:p>
      <text:p text:style-name="Standard"><text:s text:c="2"/>124 | DRESULT FLASH_write(BYTE lun, const BYTE *buff, DWORD sector, UINT count)</text:p>
      <text:p text:style-name="Standard"><text:s text:c="6"/>| <text:s text:c="20"/>~~~~~^~~</text:p>
      <text:p text:style-name="Standard">/home/evg/SOFT/Github/GIT/4_promwad2/Src/flash_diskio.cpp: In function 'DRESULT FLASH_ioctl(BYTE, BYTE, void*)':</text:p>
      <text:p text:style-name="Standard">/home/evg/SOFT/Github/GIT/4_promwad2/Src/flash_diskio.cpp:171:26: warning: unused parameter 'lun' [-Wunused-parameter]</text:p>
      <text:p text:style-name="Standard"><text:s text:c="2"/>171 | DRESULT FLASH_ioctl(BYTE lun, BYTE cmd, void *buff)</text:p>
      <text:p text:style-name="Standard"><text:soft-page-break/><text:s text:c="6"/>| <text:s text:c="20"/>~~~~~^~~</text:p>
      <text:p text:style-name="Standard">compiling stm32f7xx_ll_spi.c [4_promwad2]</text:p>
      <text:p text:style-name="Standard">compiling stm32f7xx_hal_dma2d.c [4_promwad2]</text:p>
      <text:p text:style-name="Standard">compiling sai.cpp [4_promwad2]</text:p>
      <text:p text:style-name="Standard">compiling stm32f7xx_hal_rcc.c [4_promwad2]</text:p>
      <text:p text:style-name="Standard">compiling stm32f7xx_ll_i2c.c [4_promwad2]</text:p>
      <text:p text:style-name="Standard">compiling stm32f7xx_hal_ltdc_ex.c [4_promwad2]</text:p>
      <text:p text:style-name="Standard">compiling stm32f7xx_hal_timebase_tim.c [4_promwad2]</text:p>
      <text:p text:style-name="Standard">compiling stm32f7xx_hal_wwdg.c [4_promwad2]</text:p>
      <text:p text:style-name="Standard">compiling stm32f7xx_hal_pwr.c [4_promwad2]</text:p>
      <text:p text:style-name="Standard">compiling stm32f7xx_hal_lptim.c [4_promwad2]</text:p>
      <text:p text:style-name="Standard">compiling stm32f7xx_hal_iwdg.c [4_promwad2]</text:p>
      <text:p text:style-name="Standard">compiling i2ceeprom.cpp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<text:soft-page-break/>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fdb3d8a25ebdfbc0/stm32f7xx_hal_timebase_tim.c.o -c /home/evg/SOFT/Github/GIT/4_promwad2/Src/stm32f7xx_hal_timebase_tim.c</text:p>
      <text:p text:style-name="Standard">/home/evg/SOFT/Github/GIT/4_promwad2/Src/stm32f7xx_hal_timebase_tim.c: In function 'HAL_TIM_PeriodElapsedCallback':</text:p>
      <text:p text:style-name="Standard">/home/evg/SOFT/Github/GIT/4_promwad2/Src/stm32f7xx_hal_timebase_tim.c:144:55: warning: unused parameter 'htim' [-Wunused-parameter]</text:p>
      <text:p text:style-name="Standard"><text:s text:c="2"/>144 | void HAL_TIM_PeriodElapsedCallback(TIM_HandleTypeDef *htim)</text:p>
      <text:p text:style-name="Standard"><text:s text:c="6"/>| <text:s text:c="35"/>~~~~~~~~~~~~~~~~~~~^~~~</text:p>
      <text:p text:style-name="Standard">compiling stm32f7xx_hal_mdios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<text:soft-page-break/>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10d5da68b9c8fa1b/stm32f7xx_hal_pwr.c.o -c /home/evg/SOFT/Github/GIT/4_promwad2/Drivers/STM32F7xx_HAL_Driver/Src/stm32f7xx_hal_pwr.c</text:p>
      <text:p text:style-name="Standard">/home/evg/SOFT/Github/GIT/4_promwad2/Drivers/STM32F7xx_HAL_Driver/Src/stm32f7xx_hal_pwr.c: In function 'HAL_PWR_EnterSLEEPMode':</text:p>
      <text:p text:style-name="Standard">/home/evg/SOFT/Github/GIT/4_promwad2/Drivers/STM32F7xx_HAL_Driver/Src/stm32f7xx_hal_pwr.c:387:38: warning: unused parameter 'Regulator' [-Wunused-parameter]</text:p>
      <text:p text:style-name="Standard"><text:s text:c="2"/>387 | void HAL_PWR_EnterSLEEPMode(uint32_t Regulator, uint8_t SLEEPEntry)</text:p>
      <text:p text:style-name="Standard"><text:s text:c="6"/>| <text:s text:c="28"/>~~~~~~~~~^~~~~~~~~</text:p>
      <text:p text:style-name="Standard">compiling stm32f7xx_ll_sdmmc.c [4_promwad2]</text:p>
      <text:p text:style-name="Standard">compiling stm32f7xx_hal_spi.c [4_promwad2]</text:p>
      <text:p text:style-name="Standard">compiling stm32f7xx_hal_smartcard_ex.c [4_promwad2]</text:p>
      <text:p text:style-name="Standard">compiling stm32f7xx_hal_flash.c [4_promwad2]</text:p>
      <text:p text:style-name="Standard">compiling stm32f7xx_hal_rng.c [4_promwad2]</text:p>
      <text:p text:style-name="Standard">compiling flash.cpp [4_promwad2]</text:p>
      <text:p text:style-name="Standard">compiling stm32f7xx_hal_dcmi_ex.c [4_promwad2]</text:p>
      <text:p text:style-name="Standard">compiling rtp.cpp [4_promwad2]</text:p>
      <text:p text:style-name="Standard">compiling stm32f7xx_ll_adc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<text:soft-page-break/>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aab4fd841875c514/udp_multicast_firmware.cpp.o -c /home/evg/SOFT/Github/GIT/4_promwad2/Src/UDP_JSON/udp_multicast_firmware.cpp</text:p>
      <text:p text:style-name="Standard">In file included from /home/evg/SOFT/Github/GIT/4_promwad2/Inc/ffconf.h:290,</text:p>
      <text:p text:style-name="Standard"><text:s text:c="17"/>from /home/evg/SOFT/Github/GIT/4_promwad2/Middlewares/Third_Party/FatFs/src/ff.h:29,</text:p>
      <text:p text:style-name="Standard"><text:s text:c="17"/>from /home/evg/SOFT/Github/GIT/4_promwad2/Middlewares/Third_Party/FatFs/src/ff_gen_drv.h:58,</text:p>
      <text:p text:style-name="Standard"><text:s text:c="17"/>from /home/evg/SOFT/Github/GIT/4_promwad2/Src/UDP_JSON/udp_multicast_firmware.cpp:7:</text:p>
      <text:p text:style-name="Standard">/home/evg/SOFT/Github/GIT/4_promwad2/Src/UDP_JSON/udp_multicast_firmware.cpp: In function 'void firmwareInitThread()':</text:p>
      <text:p text:style-name="Standard">/home/evg/SOFT/Github/GIT/4_promwad2/Src/UDP_JSON/udp_multicast_firmware.cpp:104:110: warning: ISO C++ forbids converting a string constant to 'char*' [-Wwrite-strings]</text:p>
      <text:p text:style-name="Standard"><text:s text:c="2"/>104 | <text:s text:c="4"/>osThreadDef(handelFirmwareThread, updateFirmwareThread, osPriorityNormal, 0, configMINIMAL_STACK_SIZE * 5);</text:p>
      <text:p text:style-name="Standard"><text:s text:c="6"/>| <text:s text:c="109"/>^</text:p>
      <text:p text:style-name="Standard">/home/evg/SOFT/Github/GIT/4_promwad2/Middlewares/Third_Party/FreeRTOS/Source/CMSIS_RTOS/cmsis_os.h:470:4: note: in definition of macro 'osThreadDef'</text:p>
      <text:p text:style-name="Standard"><text:soft-page-break/><text:s text:c="2"/>470 | { #name, (thread), (priority), (instances), (stacksz)}</text:p>
      <text:p text:style-name="Standard"><text:s text:c="6"/>| <text:s text:c="3"/>^~~~</text:p>
      <text:p text:style-name="Standard">/home/evg/SOFT/Github/GIT/4_promwad2/Src/UDP_JSON/udp_multicast_firmware.cpp: In function 'void updateFirmwareThread(const void*)':</text:p>
      <text:p text:style-name="Standard">/home/evg/SOFT/Github/GIT/4_promwad2/Src/UDP_JSON/udp_multicast_firmware.cpp:115:13: warning: variable 'res' set but not used [-Wunused-but-set-variable]</text:p>
      <text:p text:style-name="Standard"><text:s text:c="2"/>115 | <text:s text:c="4"/>FRESULT res;</text:p>
      <text:p text:style-name="Standard"><text:s text:c="6"/>| <text:s text:c="12"/>^~~</text:p>
      <text:p text:style-name="Standard">compiling stm32f7xx_hal_sai_ex.c [4_promwad2]</text:p>
      <text:p text:style-name="Standard">compiling stm32f7xx_hal_adc.c [4_promwad2]</text:p>
      <text:p text:style-name="Standard">compiling stm32f7xx_hal_can.c [4_promwad2]</text:p>
      <text:p text:style-name="Standard">compiling tlv320aic3254.cpp [4_promwad2]</text:p>
      <text:p text:style-name="Standard">compiling main.cpp [4_promwad2]</text:p>
      <text:p text:style-name="Standard">compiling groupcall.cpp [4_promwad2]</text:p>
      <text:p text:style-name="Standard">compiling stm32f7xx_hal_ltdc.c [4_promwad2]</text:p>
      <text:p text:style-name="Standard">compiling stm32f7xx_ll_utils.c [4_promwad2]</text:p>
      <text:p text:style-name="Standard">compiling tests.cpp [4_promwad2]</text:p>
      <text:p text:style-name="Standard">compiling stm32f7xx_hal_hash_ex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<text:soft-page-break/>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aab4fd841875c514/udp_multicast.cpp.o -c /home/evg/SOFT/Github/GIT/4_promwad2/Src/UDP_JSON/udp_multicast.cpp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sockets.h:42,</text:p>
      <text:p text:style-name="Standard"><text:s text:c="17"/>from /home/evg/SOFT/Github/GIT/4_promwad2/Src/UDP_JSON/udp_multicast.cpp:9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2: warning: "EDEADLK" redefined</text:p>
      <text:p text:style-name="Standard"><text:s text:c="3"/>82 | #define <text:s/>EDEADLK <text:s text:c="8"/>35 <text:s/>/* Resource deadlock would occur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79: note: this is the location of the previous definition</text:p>
      <text:p text:style-name="Standard"><text:s text:c="3"/>79 | #define EDEADLK 45 /* Dead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3: warning: "ENAMETOOLONG" redefined</text:p>
      <text:p text:style-name="Standard"><text:s text:c="3"/>83 | #define <text:s/>ENAMETOOLONG <text:s text:c="3"/>36 <text:s/>/* File nam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29: note: this is the location of the previous definition</text:p>
      <text:p text:style-name="Standard"><text:s text:c="2"/>129 | #define ENAMETOOLONG 91 /* File or path nam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4: warning: "ENOLCK" redefined</text:p>
      <text:p text:style-name="Standard"><text:s text:c="3"/>84 | #define <text:s/>ENOLCK <text:s text:c="9"/>37 <text:s/>/* No record locks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80: note: this is the location of the previous definition</text:p>
      <text:p text:style-name="Standard"><text:s text:c="3"/>80 | #define ENOLCK 46 /* No 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5: warning: "ENOSYS" redefined</text:p>
      <text:p text:style-name="Standard"><text:s text:c="3"/>85 | #define <text:s/>ENOSYS <text:s text:c="9"/>38 <text:s/>/* Function not implemen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24: note: this is the location of the previous definition</text:p>
      <text:p text:style-name="Standard"><text:s text:c="2"/>124 | #define ENOSYS 88 /* Function not implemen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6: warning: "ENOTEMPTY" redefined</text:p>
      <text:p text:style-name="Standard"><text:s text:c="3"/>86 | #define <text:s/>ENOTEMPTY <text:s text:c="6"/>39 <text:s/>/* Directory not empty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28: note: this is the location of the previous definition</text:p>
      <text:p text:style-name="Standard"><text:s text:c="2"/>128 | #define ENOTEMPTY 90 /* Directory not empt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7: warning: "ELOOP" redefined</text:p>
      <text:p text:style-name="Standard"><text:s text:c="3"/>87 | #define <text:s/>ELOOP <text:s text:c="10"/>40 <text:s/>/* Too many symbolic links encounte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30: note: this is the location of the previous definition</text:p>
      <text:p text:style-name="Standard"><text:s text:c="2"/>130 | #define ELOOP 92 /* Too many symbolic link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89: warning: "ENOMSG" redefined</text:p>
      <text:p text:style-name="Standard"><text:s text:c="3"/>89 | #define <text:s/>ENOMSG <text:s text:c="9"/>42 <text:s/>/* No message of desired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67: note: this is the location of the previous definition</text:p>
      <text:p text:style-name="Standard"><text:s text:c="3"/>67 | #define ENOMSG 35 /* No message of desired typ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90: warning: "EIDRM" redefined</text:p>
      <text:p text:style-name="Standard"><text:s text:c="3"/>90 | #define <text:s/>EIDRM <text:s text:c="10"/>43 <text:s/>/* Identifier remov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68: note: this is the location of the previous definition</text:p>
      <text:p text:style-name="Standard"><text:s text:c="3"/>68 | #define EIDRM 36 /* Identifier remov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21: warning: "EMULTIHOP" redefined</text:p>
      <text:p text:style-name="Standard"><text:s text:c="2"/>121 | #define <text:s/>EMULTIHOP <text:s text:c="6"/>72 <text:s/>/* Multihop attemp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07: note: this is the location of the previous definition</text:p>
      <text:p text:style-name="Standard"><text:s text:c="2"/>107 | #define EMULTIHOP 74 /* Multihop attemp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23: warning: "EBADMSG" redefined</text:p>
      <text:p text:style-name="Standard"><text:s text:c="2"/>123 | #define <text:s/>EBADMSG <text:s text:c="8"/>74 <text:s/>/* Not a data messag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12: note: this is the location of the previous definition</text:p>
      <text:p text:style-name="Standard"><text:s text:c="2"/>112 | #define EBADMSG 77 /* Bad messag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24: warning: "EOVERFLOW" redefined</text:p>
      <text:p text:style-name="Standard"><text:s text:c="2"/>124 | #define <text:s/>EOVERFLOW <text:s text:c="6"/>75 <text:s/>/* Value too large for defined data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78: note: this is the location of the previous definition</text:p>
      <text:p text:style-name="Standard"><text:s text:c="2"/>178 | #define EOVERFLOW 139 /* Value too large for defined data typ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33: warning: "EILSEQ" redefined</text:p>
      <text:p text:style-name="Standard"><text:s text:c="2"/>133 | #define <text:s/>EILSEQ <text:s text:c="9"/>84 <text:s/>/* Illegal byte sequen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77: note: this is the location of the previous definition</text:p>
      <text:p text:style-name="Standard"><text:s text:c="2"/>177 | #define EILSEQ 138 <text:s/>/* Illegal byte sequenc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37: warning: "ENOTSOCK" redefined</text:p>
      <text:p text:style-name="Standard"><text:s text:c="2"/>137 | #define <text:s/>ENOTSOCK <text:s text:c="7"/>88 <text:s/>/* Socket operation on non-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37: note: this is the location of the previous definition</text:p>
      <text:p text:style-name="Standard"><text:s text:c="2"/>137 | #define ENOTSOCK 108 /* Socket operation on non-socke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38: warning: "EDESTADDRREQ" redefined</text:p>
      <text:p text:style-name="Standard"><text:s text:c="2"/>138 | #define <text:s/>EDESTADDRREQ <text:s text:c="3"/>89 <text:s/>/* Destination address requi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2: note: this is the location of the previous definition</text:p>
      <text:p text:style-name="Standard"><text:s text:c="2"/>152 | #define EDESTADDRREQ 121 /* Destination address requi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39: warning: "EMSGSIZE" redefined</text:p>
      <text:p text:style-name="Standard"><text:s text:c="2"/>139 | #define <text:s/>EMSGSIZE <text:s text:c="7"/>90 <text:s/>/* Messag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3: note: this is the location of the previous definition</text:p>
      <text:p text:style-name="Standard"><text:s text:c="2"/>153 | #define EMSGSIZE 122 <text:s/>/* Messag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0: warning: "EPROTOTYPE" redefined</text:p>
      <text:p text:style-name="Standard"><text:s text:c="2"/>140 | #define <text:s/>EPROTOTYPE <text:s text:c="5"/>91 <text:s/>/* Protocol wrong type for 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36: note: this is the location of the previous definition</text:p>
      <text:p text:style-name="Standard"><text:s text:c="2"/>136 | #define EPROTOTYPE 107 /* Protocol wrong type for socke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1: warning: "ENOPROTOOPT" redefined</text:p>
      <text:p text:style-name="Standard"><text:s text:c="2"/>141 | #define <text:s/>ENOPROTOOPT <text:s text:c="4"/>92 <text:s/>/* Protocol not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38: note: this is the location of the previous definition</text:p>
      <text:p text:style-name="Standard"><text:s text:c="2"/>138 | #define ENOPROTOOPT 109 /* Protocol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2: warning: "EPROTONOSUPPORT" redefined</text:p>
      <text:p text:style-name="Standard"><text:s text:c="2"/>142 | #define <text:s/>EPROTONOSUPPORT 93 <text:s/>/* Protocol not suppor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4: note: this is the location of the previous definition</text:p>
      <text:p text:style-name="Standard"><text:s text:c="2"/>154 | #define EPROTONOSUPPORT 123 /* Unknown protocol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6: warning: "EAFNOSUPPORT" redefined</text:p>
      <text:p text:style-name="Standard"><text:s text:c="2"/>146 | #define <text:s/>EAFNOSUPPORT <text:s text:c="3"/>97 <text:s/>/* Address family not supported by protocol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35: note: this is the location of the previous definition</text:p>
      <text:p text:style-name="Standard"><text:s text:c="2"/>135 | #define EAFNOSUPPORT 106 /* Address family not supported by protocol famil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7: warning: "EADDRINUSE" redefined</text:p>
      <text:p text:style-name="Standard"><text:s text:c="2"/>147 | #define <text:s/>EADDRINUSE <text:s text:c="5"/>98 <text:s/>/* Address already in us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3: note: this is the location of the previous definition</text:p>
      <text:p text:style-name="Standard"><text:s text:c="2"/>143 | #define EADDRINUSE 112 <text:s/>/* Address already in us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8: warning: "EADDRNOTAVAIL" redefined</text:p>
      <text:p text:style-name="Standard"><text:s text:c="2"/>148 | #define <text:s/>EADDRNOTAVAIL <text:s text:c="2"/>99 <text:s/>/* Cannot assign requested add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8: note: this is the location of the previous definition</text:p>
      <text:p text:style-name="Standard"><text:s text:c="2"/>158 | #define EADDRNOTAVAIL 125 /* Address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49: warning: "ENETDOWN" redefined</text:p>
      <text:p text:style-name="Standard"><text:s text:c="2"/>149 | #define <text:s/>ENETDOWN <text:s text:c="6"/>100 <text:s/>/* Network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6: note: this is the location of the previous definition</text:p>
      <text:p text:style-name="Standard"><text:s text:c="2"/>146 | #define ENETDOWN 115 <text:s/>/* Network interface is not configu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0: warning: "ENETUNREACH" redefined</text:p>
      <text:p text:style-name="Standard"><text:s text:c="2"/>150 | #define <text:s/>ENETUNREACH <text:s text:c="3"/>101 <text:s/>/* Network is unreach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5: note: this is the location of the previous definition</text:p>
      <text:p text:style-name="Standard"><text:s text:c="2"/>145 | #define ENETUNREACH 114 <text:s/>/* Network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1: warning: "ENETRESET" redefined</text:p>
      <text:p text:style-name="Standard"><text:s text:c="2"/>151 | #define <text:s/>ENETRESET <text:s text:c="5"/>102 <text:s/>/* Network dropped connection because of res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9: note: this is the location of the previous definition</text:p>
      <text:p text:style-name="Standard"><text:s text:c="2"/>159 | #define ENETRESET 126 <text:s/>/* Connection aborted by networ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2: warning: "ECONNABORTED" redefined</text:p>
      <text:p text:style-name="Standard"><text:s text:c="2"/>152 | #define <text:s/>ECONNABORTED <text:s text:c="2"/>103 <text:s/>/* Software caused connection abor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4: note: this is the location of the previous definition</text:p>
      <text:p text:style-name="Standard"><text:s text:c="2"/>144 | #define ECONNABORTED 113 /* Software caused connection abor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5: warning: "EISCONN" redefined</text:p>
      <text:p text:style-name="Standard"><text:s text:c="2"/>155 | #define <text:s/>EISCONN <text:s text:c="7"/>106 <text:s/>/* Transport endpoint is already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60: note: this is the location of the previous definition</text:p>
      <text:p text:style-name="Standard"><text:s text:c="2"/>160 | #define EISCONN 127 <text:s/>/* Socket is already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6: warning: "ENOTCONN" redefined</text:p>
      <text:p text:style-name="Standard"><text:s text:c="2"/>156 | #define <text:s/>ENOTCONN <text:s text:c="6"/>107 <text:s/>/* Transport endpoint is not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61: note: this is the location of the previous definition</text:p>
      <text:p text:style-name="Standard"><text:s text:c="2"/>161 | #define ENOTCONN 128 <text:s/>/* Socket is not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8: warning: "ETOOMANYREFS" redefined</text:p>
      <text:p text:style-name="Standard"><text:s text:c="2"/>158 | #define <text:s/>ETOOMANYREFS <text:s text:c="2"/>109 <text:s/>/* Too many references: cannot spli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62: note: this is the location of the previous definition</text:p>
      <text:p text:style-name="Standard"><text:s text:c="2"/>162 | #define ETOOMANYREFS 129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59: warning: "ETIMEDOUT" redefined</text:p>
      <text:p text:style-name="Standard"><text:s text:c="2"/>159 | #define <text:s/>ETIMEDOUT <text:s text:c="5"/>110 <text:s/>/* Connection timed ou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7: note: this is the location of the previous definition</text:p>
      <text:p text:style-name="Standard"><text:s text:c="2"/>147 | #define ETIMEDOUT 116 <text:s/>/* Connection timed ou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61: warning: "EHOSTDOWN" redefined</text:p>
      <text:p text:style-name="Standard"><text:s text:c="2"/>161 | #define <text:s/>EHOSTDOWN <text:s text:c="5"/>112 <text:s/>/* Host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8: note: this is the location of the previous definition</text:p>
      <text:p text:style-name="Standard"><text:s text:c="2"/>148 | #define EHOSTDOWN 117 <text:s/>/* Host is down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62: warning: "EHOSTUNREACH" redefined</text:p>
      <text:p text:style-name="Standard"><text:s text:c="2"/>162 | #define <text:s/>EHOSTUNREACH <text:s text:c="2"/>113 <text:s/>/* No route to hos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49: note: this is the location of the previous definition</text:p>
      <text:p text:style-name="Standard"><text:s text:c="2"/>149 | #define EHOSTUNREACH 118 /* Host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63: warning: "EALREADY" redefined</text:p>
      <text:p text:style-name="Standard"><text:s text:c="2"/>163 | #define <text:s/>EALREADY <text:s text:c="6"/>114 <text:s/>/* Operation already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1: note: this is the location of the previous definition</text:p>
      <text:p text:style-name="Standard"><text:s text:c="2"/>151 | #define EALREADY 120 <text:s/>/* Socket already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64: warning: "EINPROGRESS" redefined</text:p>
      <text:p text:style-name="Standard"><text:s text:c="2"/>164 | #define <text:s/>EINPROGRESS <text:s text:c="3"/>115 <text:s/>/* Operation now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50: note: this is the location of the previous definition</text:p>
      <text:p text:style-name="Standard"><text:s text:c="2"/>150 | #define EINPROGRESS 119 <text:s/>/* Connection already in progres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65: warning: "ESTALE" redefined</text:p>
      <text:p text:style-name="Standard"><text:s text:c="2"/>165 | #define <text:s/>ESTALE <text:s text:c="8"/>116 <text:s/>/* Stale NFS file hand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68: note: this is the location of the previous definition</text:p>
      <text:p text:style-name="Standard"><text:s text:c="2"/>168 | #define ESTALE 133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UDP_JSON/udp_multicast.cpp:9:</text:p>
      <text:p text:style-name="Standard">/home/evg/SOFT/Github/GIT/4_promwad2/Middlewares/Third_Party/LwIP/src/include/lwip/errno.h:171: warning: "EDQUOT" redefined</text:p>
      <text:p text:style-name="Standard"><text:s text:c="2"/>171 | #define <text:s/>EDQUOT <text:s text:c="8"/>122 <text:s/>/* Quota exceed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home/evg/SOFT/Github/GIT/4_promwad2/Middlewares/Third_Party/ArduinoJson/src/ArduinoJson/Strings/StlStringAdapter.hpp:12,</text:p>
      <text:p text:style-name="Standard"><text:s text:c="17"/>from /home/evg/SOFT/Github/GIT/4_promwad2/Middlewares/Third_Party/ArduinoJson/src/ArduinoJson/Strings/StringAdapters.hpp:12,</text:p>
      <text:p text:style-name="Standard"><text:s text:c="17"/>from /home/evg/SOFT/Github/GIT/4_promwad2/Middlewares/Third_Party/ArduinoJson/src/ArduinoJson/Misc/SerializedValue.hpp:7,</text:p>
      <text:p text:style-name="Standard"><text:soft-page-break/><text:s text:c="17"/>from /home/evg/SOFT/Github/GIT/4_promwad2/Middlewares/Third_Party/ArduinoJson/src/ArduinoJson/Variant/VariantData.hpp:7,</text:p>
      <text:p text:style-name="Standard"><text:s text:c="17"/>from /home/evg/SOFT/Github/GIT/4_promwad2/Middlewares/Third_Party/ArduinoJson/src/ArduinoJson/Variant/SlotFunctions.hpp:8,</text:p>
      <text:p text:style-name="Standard"><text:s text:c="17"/>from /home/evg/SOFT/Github/GIT/4_promwad2/Middlewares/Third_Party/ArduinoJson/src/ArduinoJson/Array/ArrayIterator.hpp:7,</text:p>
      <text:p text:style-name="Standard"><text:s text:c="17"/>from /home/evg/SOFT/Github/GIT/4_promwad2/Middlewares/Third_Party/ArduinoJson/src/ArduinoJson/Array/ArrayRef.hpp:8,</text:p>
      <text:p text:style-name="Standard"><text:s text:c="17"/>from /home/evg/SOFT/Github/GIT/4_promwad2/Middlewares/Third_Party/ArduinoJson/src/ArduinoJson.hpp:17,</text:p>
      <text:p text:style-name="Standard"><text:s text:c="17"/>from /home/evg/SOFT/Github/GIT/4_promwad2/Middlewares/Third_Party/ArduinoJson/src/ArduinoJson.h:9,</text:p>
      <text:p text:style-name="Standard"><text:s text:c="17"/>from /home/evg/SOFT/Github/GIT/4_promwad2/Middlewares/Third_Party/ArduinoJson/ArduinoJson.h:5,</text:p>
      <text:p text:style-name="Standard"><text:s text:c="17"/>from /home/evg/SOFT/Github/GIT/4_promwad2/Src/Call_Control/messagedata.h:6,</text:p>
      <text:p text:style-name="Standard"><text:s text:c="17"/>from /home/evg/SOFT/Github/GIT/4_promwad2/Src/Call_Control/callcontrol.h:9,</text:p>
      <text:p text:style-name="Standard"><text:s text:c="17"/>from /home/evg/SOFT/Github/GIT/4_promwad2/Src/UDP_JSON/../UDP_JSON/udp_multicast.h:19,</text:p>
      <text:p text:style-name="Standard"><text:s text:c="17"/>from /home/evg/SOFT/Github/GIT/4_promwad2/Src/UDP_JSON/udp_multicast.cpp:1:</text:p>
      <text:p text:style-name="Standard">/usr/include/newlib/sys/errno.h:167: note: this is the location of the previous definition</text:p>
      <text:p text:style-name="Standard"><text:s text:c="2"/>167 | #define EDQUOT 132</text:p>
      <text:p text:style-name="Standard"><text:s text:c="6"/>| </text:p>
      <text:p text:style-name="Standard">compiling stm32f7xx_hal_i2c_ex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<text:soft-page-break/>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10d5da68b9c8fa1b/stm32f7xx_ll_utils.c.o -c /home/evg/SOFT/Github/GIT/4_promwad2/Drivers/STM32F7xx_HAL_Driver/Src/stm32f7xx_ll_utils.c</text:p>
      <text:p text:style-name="Standard">In file included from /home/evg/SOFT/Github/GIT/4_promwad2/Drivers/STM32F7xx_HAL_Driver/Src/stm32f7xx_ll_utils.c:21:</text:p>
      <text:p text:style-name="Standard">/home/evg/SOFT/Github/GIT/4_promwad2/Drivers/STM32F7xx_HAL_Driver/Inc/stm32f7xx_ll_rcc.h: In function 'LL_RCC_GetLPTIMClockSource':</text:p>
      <text:p text:style-name="Standard">/home/evg/SOFT/Github/GIT/4_promwad2/Drivers/STM32F7xx_HAL_Driver/Inc/stm32f7xx_ll_rcc.h:2748:62: warning: unused parameter 'LPTIMx' [-Wunused-parameter]</text:p>
      <text:p text:style-name="Standard"><text:s/>2748 | __STATIC_INLINE uint32_t LL_RCC_GetLPTIMClockSource(uint32_t LPTIMx)</text:p>
      <text:p text:style-name="Standard"><text:s text:c="6"/>| <text:s text:c="52"/>~~~~~~~~~^~~~~~</text:p>
      <text:p text:style-name="Standard">compiling stm32f7xx_hal_sdram.c [4_promwad2]</text:p>
      <text:p text:style-name="Standard">compiling stm32f7xx_ll_usb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<text:soft-page-break/>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573382fcb26eddce/i2ceeprom.cpp.o -c /home/evg/SOFT/Github/GIT/4_promwad2/Src/EEPROM/i2ceeprom.cpp</text:p>
      <text:p text:style-name="Standard">/home/evg/SOFT/Github/GIT/4_promwad2/Src/EEPROM/i2ceeprom.cpp: In function 'void HAL_I2C_MemTxCpltCallback(I2C_HandleTypeDef*)':</text:p>
      <text:p text:style-name="Standard">/home/evg/SOFT/Github/GIT/4_promwad2/Src/EEPROM/i2ceeprom.cpp:123:51: warning: unused parameter 'I2cHandle' [-Wunused-parameter]</text:p>
      <text:p text:style-name="Standard"><text:s text:c="2"/>123 | void HAL_I2C_MemTxCpltCallback(I2C_HandleTypeDef *I2cHandle)</text:p>
      <text:p text:style-name="Standard"><text:s text:c="6"/>| <text:s text:c="31"/>~~~~~~~~~~~~~~~~~~~^~~~~~~~~</text:p>
      <text:p text:style-name="Standard">/home/evg/SOFT/Github/GIT/4_promwad2/Src/EEPROM/i2ceeprom.cpp: In function 'void HAL_I2C_MemRxCpltCallback(I2C_HandleTypeDef*)':</text:p>
      <text:p text:style-name="Standard">/home/evg/SOFT/Github/GIT/4_promwad2/Src/EEPROM/i2ceeprom.cpp:135:51: warning: unused parameter 'I2cHandle' [-Wunused-parameter]</text:p>
      <text:p text:style-name="Standard"><text:soft-page-break/><text:s text:c="2"/>135 | void HAL_I2C_MemRxCpltCallback(I2C_HandleTypeDef *I2cHandle)</text:p>
      <text:p text:style-name="Standard"><text:s text:c="6"/>| <text:s text:c="31"/>~~~~~~~~~~~~~~~~~~~^~~~~~~~~</text:p>
      <text:p text:style-name="Standard">compiling stm32f7xx_hal_spdifrx.c [4_promwad2]</text:p>
      <text:p text:style-name="Standard">compiling messagedata.cpp [4_promwad2]</text:p>
      <text:p text:style-name="Standard">compiling stm32f7xx_hal_tim.c [4_promwad2]</text:p>
      <text:p text:style-name="Standard">compiling stm32f7xx_ll_lptim.c [4_promwad2]</text:p>
      <text:p text:style-name="Standard">compiling stm32f7xx_hal_sd.c [4_promwad2]</text:p>
      <text:p text:style-name="Standard">compiling stm32f7xx_ll_crc.c [4_promwad2]</text:p>
      <text:p text:style-name="Standard">compiling ethernetif.c [4_promwad2]</text:p>
      <text:p text:style-name="Standard">compiling net_sockets.c [4_promwad2]</text:p>
      <text:p text:style-name="Standard">compiling callcontrol.cpp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<text:soft-page-break/>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d3bc891872bd6f1e/rs232.cpp.o -c /home/evg/SOFT/Github/GIT/4_promwad2/Src/RS232/rs232.cpp</text:p>
      <text:p text:style-name="Standard">/home/evg/SOFT/Github/GIT/4_promwad2/Src/RS232/rs232.cpp: In function 'void HAL_UART_MspInit(UART_HandleTypeDef*)':</text:p>
      <text:p text:style-name="Standard">/home/evg/SOFT/Github/GIT/4_promwad2/Src/RS232/rs232.cpp:273:42: warning: missing initializer for member 'GPIO_InitTypeDef::Mode' [-Wmissing-field-initializers]</text:p>
      <text:p text:style-name="Standard"><text:s text:c="2"/>273 | <text:s text:c="4"/>GPIO_InitTypeDef GPIO_InitStruct = {0};</text:p>
      <text:p text:style-name="Standard"><text:s text:c="6"/>| <text:s text:c="41"/>^</text:p>
      <text:p text:style-name="Standard">/home/evg/SOFT/Github/GIT/4_promwad2/Src/RS232/rs232.cpp:273:42: warning: missing initializer for member 'GPIO_InitTypeDef::Pull' [-Wmissing-field-initializers]</text:p>
      <text:p text:style-name="Standard">/home/evg/SOFT/Github/GIT/4_promwad2/Src/RS232/rs232.cpp:273:42: warning: missing initializer for member 'GPIO_InitTypeDef::Speed' [-Wmissing-field-initializers]</text:p>
      <text:p text:style-name="Standard">/home/evg/SOFT/Github/GIT/4_promwad2/Src/RS232/rs232.cpp:273:42: warning: missing initializer for member 'GPIO_InitTypeDef::Alternate' [-Wmissing-field-initializers]</text:p>
      <text:p text:style-name="Standard">compiling stm32f7xx_ll_dac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<text:soft-page-break/>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fdb3d8a25ebdfbc0/net_sockets.c.o -c /home/evg/SOFT/Github/GIT/4_promwad2/Src/net_sockets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dhcp.h:41,</text:p>
      <text:p text:style-name="Standard"><text:s text:c="17"/>from /home/evg/SOFT/Github/GIT/4_promwad2/Src/net_sockets.c:5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compiling stm32f7xx_hal_usart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<text:soft-page-break/>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fdb3d8a25ebdfbc0/ethernetif.c.o -c /home/evg/SOFT/Github/GIT/4_promwad2/Src/ethernetif.c</text:p>
      <text:p text:style-name="Standard">In file included from /home/evg/SOFT/Github/GIT/4_promwad2/Middlewares/Third_Party/LwIP/src/include/lwip/opt.h:51,</text:p>
      <text:p text:style-name="Standard"><text:s text:c="17"/>from /home/evg/SOFT/Github/GIT/4_promwad2/Src/ethernetif.c:2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/home/evg/SOFT/Github/GIT/4_promwad2/Src/ethernetif.c: In function 'HAL_ETH_RxCpltCallback':</text:p>
      <text:p text:style-name="Standard"><text:soft-page-break/>/home/evg/SOFT/Github/GIT/4_promwad2/Src/ethernetif.c:203:48: warning: unused parameter 'heth' [-Wunused-parameter]</text:p>
      <text:p text:style-name="Standard"><text:s text:c="2"/>203 | void HAL_ETH_RxCpltCallback(ETH_HandleTypeDef *heth)</text:p>
      <text:p text:style-name="Standard"><text:s text:c="6"/>| <text:s text:c="28"/>~~~~~~~~~~~~~~~~~~~^~~~</text:p>
      <text:p text:style-name="Standard">/home/evg/SOFT/Github/GIT/4_promwad2/Src/ethernetif.c: In function 'low_level_output':</text:p>
      <text:p text:style-name="Standard">/home/evg/SOFT/Github/GIT/4_promwad2/Src/ethernetif.c:326:45: warning: unused parameter 'netif' [-Wunused-parameter]</text:p>
      <text:p text:style-name="Standard"><text:s text:c="2"/>326 | static err_t low_level_output(struct netif *netif, struct pbuf *p)</text:p>
      <text:p text:style-name="Standard"><text:s text:c="6"/>| <text:s text:c="30"/>~~~~~~~~~~~~~~^~~~~</text:p>
      <text:p text:style-name="Standard">/home/evg/SOFT/Github/GIT/4_promwad2/Src/ethernetif.c: In function 'low_level_input':</text:p>
      <text:p text:style-name="Standard">/home/evg/SOFT/Github/GIT/4_promwad2/Src/ethernetif.c:405:51: warning: unused parameter 'netif' [-Wunused-parameter]</text:p>
      <text:p text:style-name="Standard"><text:s text:c="2"/>405 | static struct pbuf *low_level_input(struct netif *netif)</text:p>
      <text:p text:style-name="Standard"><text:s text:c="6"/>| <text:s text:c="36"/>~~~~~~~~~~~~~~^~~~~</text:p>
      <text:p text:style-name="Standard">/home/evg/SOFT/Github/GIT/4_promwad2/Src/ethernetif.c: In function 'ethernetif_update_config':</text:p>
      <text:p text:style-name="Standard">/home/evg/SOFT/Github/GIT/4_promwad2/Src/ethernetif.c:631:17: warning: unused variable 'linkup' [-Wunused-variable]</text:p>
      <text:p text:style-name="Standard"><text:s text:c="2"/>631 | <text:s text:c="12"/>int linkup = !!(regvalue &amp; PHY_LINK_STATUS);</text:p>
      <text:p text:style-name="Standard"><text:s text:c="6"/>| <text:s text:c="16"/>^~~~~~</text:p>
      <text:p text:style-name="Standard">/home/evg/SOFT/Github/GIT/4_promwad2/Src/ethernetif.c: In function 'ethernetif_notify_conn_changed':</text:p>
      <text:p text:style-name="Standard">/home/evg/SOFT/Github/GIT/4_promwad2/Src/ethernetif.c:678:58: warning: unused parameter 'netif' [-Wunused-parameter]</text:p>
      <text:p text:style-name="Standard"><text:s text:c="2"/>678 | __weak void ethernetif_notify_conn_changed(struct netif *netif)</text:p>
      <text:p text:style-name="Standard"><text:s text:c="6"/>| <text:s text:c="43"/>~~~~~~~~~~~~~~^~~~~</text:p>
      <text:p text:style-name="Standard">compiling eeprom.c [4_promwad2]</text:p>
      <text:p text:style-name="Standard">compiling missedcall.cpp [4_promwad2]</text:p>
      <text:p text:style-name="Standard">compiling duplexdirectcall.cpp [4_promwad2]</text:p>
      <text:p text:style-name="Standard">compiling stm32f7xx_hal_jpeg.c [4_promwad2]</text:p>
      <text:p text:style-name="Standard">compiling stm32f7xx_it.c [4_promwad2]</text:p>
      <text:p text:style-name="Standard">compiling stm32f7xx_hal_pwr_ex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<text:soft-page-break/>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d13abdc7443a4339/sai.cpp.o -c /home/evg/SOFT/Github/GIT/4_promwad2/Src/AUDIO/sai.cpp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sockets.h:42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2: warning: "EDEADLK" redefined</text:p>
      <text:p text:style-name="Standard"><text:s text:c="3"/>82 | #define <text:s/>EDEADLK <text:s text:c="8"/>35 <text:s/>/* Resource deadlock would occur */</text:p>
      <text:p text:style-name="Standard"><text:soft-page-break/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79: note: this is the location of the previous definition</text:p>
      <text:p text:style-name="Standard"><text:s text:c="3"/>79 | #define EDEADLK 45 /* Dead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3: warning: "ENAMETOOLONG" redefined</text:p>
      <text:p text:style-name="Standard"><text:s text:c="3"/>83 | #define <text:s/>ENAMETOOLONG <text:s text:c="3"/>36 <text:s/>/* File nam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29: note: this is the location of the previous definition</text:p>
      <text:p text:style-name="Standard"><text:s text:c="2"/>129 | #define ENAMETOOLONG 91 /* File or path nam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4: warning: "ENOLCK" redefined</text:p>
      <text:p text:style-name="Standard"><text:s text:c="3"/>84 | #define <text:s/>ENOLCK <text:s text:c="9"/>37 <text:s/>/* No record locks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oft-page-break/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80: note: this is the location of the previous definition</text:p>
      <text:p text:style-name="Standard"><text:s text:c="3"/>80 | #define ENOLCK 46 /* No 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5: warning: "ENOSYS" redefined</text:p>
      <text:p text:style-name="Standard"><text:s text:c="3"/>85 | #define <text:s/>ENOSYS <text:s text:c="9"/>38 <text:s/>/* Function not implemen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24: note: this is the location of the previous definition</text:p>
      <text:p text:style-name="Standard"><text:s text:c="2"/>124 | #define ENOSYS 88 /* Function not implemen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6: warning: "ENOTEMPTY" redefined</text:p>
      <text:p text:style-name="Standard"><text:s text:c="3"/>86 | #define <text:s/>ENOTEMPTY <text:s text:c="6"/>39 <text:s/>/* Directory not empty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oft-page-break/><text:s text:c="17"/>from /home/evg/SOFT/Github/GIT/4_promwad2/Src/AUDIO/sai.cpp:1:</text:p>
      <text:p text:style-name="Standard">/usr/include/newlib/sys/errno.h:128: note: this is the location of the previous definition</text:p>
      <text:p text:style-name="Standard"><text:s text:c="2"/>128 | #define ENOTEMPTY 90 /* Directory not empt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7: warning: "ELOOP" redefined</text:p>
      <text:p text:style-name="Standard"><text:s text:c="3"/>87 | #define <text:s/>ELOOP <text:s text:c="10"/>40 <text:s/>/* Too many symbolic links encounte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30: note: this is the location of the previous definition</text:p>
      <text:p text:style-name="Standard"><text:s text:c="2"/>130 | #define ELOOP 92 /* Too many symbolic link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89: warning: "ENOMSG" redefined</text:p>
      <text:p text:style-name="Standard"><text:s text:c="3"/>89 | #define <text:s/>ENOMSG <text:s text:c="9"/>42 <text:s/>/* No message of desired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67: note: this is the location of the previous definition</text:p>
      <text:p text:style-name="Standard"><text:s text:c="3"/>67 | #define ENOMSG 35 /* No message of desired typ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oft-page-break/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90: warning: "EIDRM" redefined</text:p>
      <text:p text:style-name="Standard"><text:s text:c="3"/>90 | #define <text:s/>EIDRM <text:s text:c="10"/>43 <text:s/>/* Identifier remov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68: note: this is the location of the previous definition</text:p>
      <text:p text:style-name="Standard"><text:s text:c="3"/>68 | #define EIDRM 36 /* Identifier remov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21: warning: "EMULTIHOP" redefined</text:p>
      <text:p text:style-name="Standard"><text:s text:c="2"/>121 | #define <text:s/>EMULTIHOP <text:s text:c="6"/>72 <text:s/>/* Multihop attemp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07: note: this is the location of the previous definition</text:p>
      <text:p text:style-name="Standard"><text:s text:c="2"/>107 | #define EMULTIHOP 74 /* Multihop attemp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23: warning: "EBADMSG" redefined</text:p>
      <text:p text:style-name="Standard"><text:s text:c="2"/>123 | #define <text:s/>EBADMSG <text:s text:c="8"/>74 <text:s/>/* Not a data message */</text:p>
      <text:p text:style-name="Standard"><text:s text:c="6"/>| </text:p>
      <text:p text:style-name="Standard"><text:soft-page-break/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12: note: this is the location of the previous definition</text:p>
      <text:p text:style-name="Standard"><text:s text:c="2"/>112 | #define EBADMSG 77 /* Bad messag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24: warning: "EOVERFLOW" redefined</text:p>
      <text:p text:style-name="Standard"><text:s text:c="2"/>124 | #define <text:s/>EOVERFLOW <text:s text:c="6"/>75 <text:s/>/* Value too large for defined data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78: note: this is the location of the previous definition</text:p>
      <text:p text:style-name="Standard"><text:s text:c="2"/>178 | #define EOVERFLOW 139 /* Value too large for defined data typ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33: warning: "EILSEQ" redefined</text:p>
      <text:p text:style-name="Standard"><text:s text:c="2"/>133 | #define <text:s/>EILSEQ <text:s text:c="9"/>84 <text:s/>/* Illegal byte sequen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oft-page-break/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77: note: this is the location of the previous definition</text:p>
      <text:p text:style-name="Standard"><text:s text:c="2"/>177 | #define EILSEQ 138 <text:s/>/* Illegal byte sequenc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37: warning: "ENOTSOCK" redefined</text:p>
      <text:p text:style-name="Standard"><text:s text:c="2"/>137 | #define <text:s/>ENOTSOCK <text:s text:c="7"/>88 <text:s/>/* Socket operation on non-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37: note: this is the location of the previous definition</text:p>
      <text:p text:style-name="Standard"><text:s text:c="2"/>137 | #define ENOTSOCK 108 /* Socket operation on non-socke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38: warning: "EDESTADDRREQ" redefined</text:p>
      <text:p text:style-name="Standard"><text:s text:c="2"/>138 | #define <text:s/>EDESTADDRREQ <text:s text:c="3"/>89 <text:s/>/* Destination address requi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<text:soft-page-break/>/usr/include/newlib/sys/errno.h:152: note: this is the location of the previous definition</text:p>
      <text:p text:style-name="Standard"><text:s text:c="2"/>152 | #define EDESTADDRREQ 121 /* Destination address requi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39: warning: "EMSGSIZE" redefined</text:p>
      <text:p text:style-name="Standard"><text:s text:c="2"/>139 | #define <text:s/>EMSGSIZE <text:s text:c="7"/>90 <text:s/>/* Messag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3: note: this is the location of the previous definition</text:p>
      <text:p text:style-name="Standard"><text:s text:c="2"/>153 | #define EMSGSIZE 122 <text:s/>/* Messag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0: warning: "EPROTOTYPE" redefined</text:p>
      <text:p text:style-name="Standard"><text:s text:c="2"/>140 | #define <text:s/>EPROTOTYPE <text:s text:c="5"/>91 <text:s/>/* Protocol wrong type for 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36: note: this is the location of the previous definition</text:p>
      <text:p text:style-name="Standard"><text:s text:c="2"/>136 | #define EPROTOTYPE 107 /* Protocol wrong type for socke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oft-page-break/><text:s text:c="17"/>from /home/evg/SOFT/Github/GIT/4_promwad2/Src/AUDIO/sai.cpp:11:</text:p>
      <text:p text:style-name="Standard">/home/evg/SOFT/Github/GIT/4_promwad2/Middlewares/Third_Party/LwIP/src/include/lwip/errno.h:141: warning: "ENOPROTOOPT" redefined</text:p>
      <text:p text:style-name="Standard"><text:s text:c="2"/>141 | #define <text:s/>ENOPROTOOPT <text:s text:c="4"/>92 <text:s/>/* Protocol not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38: note: this is the location of the previous definition</text:p>
      <text:p text:style-name="Standard"><text:s text:c="2"/>138 | #define ENOPROTOOPT 109 /* Protocol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2: warning: "EPROTONOSUPPORT" redefined</text:p>
      <text:p text:style-name="Standard"><text:s text:c="2"/>142 | #define <text:s/>EPROTONOSUPPORT 93 <text:s/>/* Protocol not suppor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4: note: this is the location of the previous definition</text:p>
      <text:p text:style-name="Standard"><text:s text:c="2"/>154 | #define EPROTONOSUPPORT 123 /* Unknown protocol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6: warning: "EAFNOSUPPORT" redefined</text:p>
      <text:p text:style-name="Standard"><text:s text:c="2"/>146 | #define <text:s/>EAFNOSUPPORT <text:s text:c="3"/>97 <text:s/>/* Address family not supported by protocol */</text:p>
      <text:p text:style-name="Standard"><text:s text:c="6"/>| </text:p>
      <text:p text:style-name="Standard">In file included from /usr/include/newlib/errno.h:9,</text:p>
      <text:p text:style-name="Standard"><text:soft-page-break/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35: note: this is the location of the previous definition</text:p>
      <text:p text:style-name="Standard"><text:s text:c="2"/>135 | #define EAFNOSUPPORT 106 /* Address family not supported by protocol famil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7: warning: "EADDRINUSE" redefined</text:p>
      <text:p text:style-name="Standard"><text:s text:c="2"/>147 | #define <text:s/>EADDRINUSE <text:s text:c="5"/>98 <text:s/>/* Address already in us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3: note: this is the location of the previous definition</text:p>
      <text:p text:style-name="Standard"><text:s text:c="2"/>143 | #define EADDRINUSE 112 <text:s/>/* Address already in us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8: warning: "EADDRNOTAVAIL" redefined</text:p>
      <text:p text:style-name="Standard"><text:s text:c="2"/>148 | #define <text:s/>EADDRNOTAVAIL <text:s text:c="2"/>99 <text:s/>/* Cannot assign requested add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oft-page-break/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8: note: this is the location of the previous definition</text:p>
      <text:p text:style-name="Standard"><text:s text:c="2"/>158 | #define EADDRNOTAVAIL 125 /* Address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49: warning: "ENETDOWN" redefined</text:p>
      <text:p text:style-name="Standard"><text:s text:c="2"/>149 | #define <text:s/>ENETDOWN <text:s text:c="6"/>100 <text:s/>/* Network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6: note: this is the location of the previous definition</text:p>
      <text:p text:style-name="Standard"><text:s text:c="2"/>146 | #define ENETDOWN 115 <text:s/>/* Network interface is not configu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0: warning: "ENETUNREACH" redefined</text:p>
      <text:p text:style-name="Standard"><text:s text:c="2"/>150 | #define <text:s/>ENETUNREACH <text:s text:c="3"/>101 <text:s/>/* Network is unreach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5: note: this is the location of the previous definition</text:p>
      <text:p text:style-name="Standard"><text:soft-page-break/><text:s text:c="2"/>145 | #define ENETUNREACH 114 <text:s/>/* Network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1: warning: "ENETRESET" redefined</text:p>
      <text:p text:style-name="Standard"><text:s text:c="2"/>151 | #define <text:s/>ENETRESET <text:s text:c="5"/>102 <text:s/>/* Network dropped connection because of res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9: note: this is the location of the previous definition</text:p>
      <text:p text:style-name="Standard"><text:s text:c="2"/>159 | #define ENETRESET 126 <text:s/>/* Connection aborted by networ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2: warning: "ECONNABORTED" redefined</text:p>
      <text:p text:style-name="Standard"><text:s text:c="2"/>152 | #define <text:s/>ECONNABORTED <text:s text:c="2"/>103 <text:s/>/* Software caused connection abor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4: note: this is the location of the previous definition</text:p>
      <text:p text:style-name="Standard"><text:s text:c="2"/>144 | #define ECONNABORTED 113 /* Software caused connection abor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<text:soft-page-break/>/home/evg/SOFT/Github/GIT/4_promwad2/Middlewares/Third_Party/LwIP/src/include/lwip/errno.h:155: warning: "EISCONN" redefined</text:p>
      <text:p text:style-name="Standard"><text:s text:c="2"/>155 | #define <text:s/>EISCONN <text:s text:c="7"/>106 <text:s/>/* Transport endpoint is already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60: note: this is the location of the previous definition</text:p>
      <text:p text:style-name="Standard"><text:s text:c="2"/>160 | #define EISCONN 127 <text:s/>/* Socket is already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6: warning: "ENOTCONN" redefined</text:p>
      <text:p text:style-name="Standard"><text:s text:c="2"/>156 | #define <text:s/>ENOTCONN <text:s text:c="6"/>107 <text:s/>/* Transport endpoint is not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61: note: this is the location of the previous definition</text:p>
      <text:p text:style-name="Standard"><text:s text:c="2"/>161 | #define ENOTCONN 128 <text:s/>/* Socket is not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8: warning: "ETOOMANYREFS" redefined</text:p>
      <text:p text:style-name="Standard"><text:s text:c="2"/>158 | #define <text:s/>ETOOMANYREFS <text:s text:c="2"/>109 <text:s/>/* Too many references: cannot spli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oft-page-break/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62: note: this is the location of the previous definition</text:p>
      <text:p text:style-name="Standard"><text:s text:c="2"/>162 | #define ETOOMANYREFS 129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59: warning: "ETIMEDOUT" redefined</text:p>
      <text:p text:style-name="Standard"><text:s text:c="2"/>159 | #define <text:s/>ETIMEDOUT <text:s text:c="5"/>110 <text:s/>/* Connection timed ou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7: note: this is the location of the previous definition</text:p>
      <text:p text:style-name="Standard"><text:s text:c="2"/>147 | #define ETIMEDOUT 116 <text:s/>/* Connection timed ou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61: warning: "EHOSTDOWN" redefined</text:p>
      <text:p text:style-name="Standard"><text:s text:c="2"/>161 | #define <text:s/>EHOSTDOWN <text:s text:c="5"/>112 <text:s/>/* Host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oft-page-break/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8: note: this is the location of the previous definition</text:p>
      <text:p text:style-name="Standard"><text:s text:c="2"/>148 | #define EHOSTDOWN 117 <text:s/>/* Host is down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62: warning: "EHOSTUNREACH" redefined</text:p>
      <text:p text:style-name="Standard"><text:s text:c="2"/>162 | #define <text:s/>EHOSTUNREACH <text:s text:c="2"/>113 <text:s/>/* No route to hos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49: note: this is the location of the previous definition</text:p>
      <text:p text:style-name="Standard"><text:s text:c="2"/>149 | #define EHOSTUNREACH 118 /* Host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63: warning: "EALREADY" redefined</text:p>
      <text:p text:style-name="Standard"><text:s text:c="2"/>163 | #define <text:s/>EALREADY <text:s text:c="6"/>114 <text:s/>/* Operation already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1: note: this is the location of the previous definition</text:p>
      <text:p text:style-name="Standard"><text:s text:c="2"/>151 | #define EALREADY 120 <text:s/>/* Socket already connected */</text:p>
      <text:p text:style-name="Standard"><text:soft-page-break/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64: warning: "EINPROGRESS" redefined</text:p>
      <text:p text:style-name="Standard"><text:s text:c="2"/>164 | #define <text:s/>EINPROGRESS <text:s text:c="3"/>115 <text:s/>/* Operation now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50: note: this is the location of the previous definition</text:p>
      <text:p text:style-name="Standard"><text:s text:c="2"/>150 | #define EINPROGRESS 119 <text:s/>/* Connection already in progres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/home/evg/SOFT/Github/GIT/4_promwad2/Middlewares/Third_Party/LwIP/src/include/lwip/errno.h:165: warning: "ESTALE" redefined</text:p>
      <text:p text:style-name="Standard"><text:s text:c="2"/>165 | #define <text:s/>ESTALE <text:s text:c="8"/>116 <text:s/>/* Stale NFS file hand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68: note: this is the location of the previous definition</text:p>
      <text:p text:style-name="Standard"><text:s text:c="2"/>168 | #define ESTALE 133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AUDIO/sai.cpp:11:</text:p>
      <text:p text:style-name="Standard"><text:soft-page-break/>/home/evg/SOFT/Github/GIT/4_promwad2/Middlewares/Third_Party/LwIP/src/include/lwip/errno.h:171: warning: "EDQUOT" redefined</text:p>
      <text:p text:style-name="Standard"><text:s text:c="2"/>171 | #define <text:s/>EDQUOT <text:s text:c="8"/>122 <text:s/>/* Quota exceed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array:39,</text:p>
      <text:p text:style-name="Standard"><text:s text:c="17"/>from /usr/include/newlib/c++/9.2.1/tuple:39,</text:p>
      <text:p text:style-name="Standard"><text:s text:c="17"/>from /usr/include/newlib/c++/9.2.1/functional:54,</text:p>
      <text:p text:style-name="Standard"><text:s text:c="17"/>from /usr/include/newlib/c++/9.2.1/pstl/glue_algorithm_defs.h:13,</text:p>
      <text:p text:style-name="Standard"><text:s text:c="17"/>from /usr/include/newlib/c++/9.2.1/algorithm:71,</text:p>
      <text:p text:style-name="Standard"><text:s text:c="17"/>from /home/evg/SOFT/Github/GIT/4_promwad2/Src/AUDIO/sai.cpp:1:</text:p>
      <text:p text:style-name="Standard">/usr/include/newlib/sys/errno.h:167: note: this is the location of the previous definition</text:p>
      <text:p text:style-name="Standard"><text:s text:c="2"/>167 | #define EDQUOT 132</text:p>
      <text:p text:style-name="Standard"><text:s text:c="6"/>| </text:p>
      <text:p text:style-name="Standard">/home/evg/SOFT/Github/GIT/4_promwad2/Src/AUDIO/sai.cpp:18: warning: "PI" redefined</text:p>
      <text:p text:style-name="Standard"><text:s text:c="3"/>18 | #define PI 3.141592653589793</text:p>
      <text:p text:style-name="Standard"><text:s text:c="6"/>| </text:p>
      <text:p text:style-name="Standard">In file included from /home/evg/SOFT/Github/GIT/4_promwad2/Src/AUDIO/sai.cpp:16:</text:p>
      <text:p text:style-name="Standard">/home/evg/SOFT/Github/GIT/4_promwad2/Drivers/CMSIS_STM32F7xx/DSP/Include/arm_math.h:361: note: this is the location of the previous definition</text:p>
      <text:p text:style-name="Standard"><text:s text:c="2"/>361 | <text:s text:c="2"/>#define PI <text:s text:c="14"/>3.14159265358979f</text:p>
      <text:p text:style-name="Standard"><text:s text:c="6"/>| </text:p>
      <text:p text:style-name="Standard">In file included from /home/evg/SOFT/Github/GIT/4_promwad2/Src/AUDIO/sai.h:26,</text:p>
      <text:p text:style-name="Standard"><text:s text:c="17"/>from /home/evg/SOFT/Github/GIT/4_promwad2/Src/AUDIO/sai.cpp:6:</text:p>
      <text:p text:style-name="Standard">/home/evg/SOFT/Github/GIT/4_promwad2/Src/AUDIO/sai.cpp:388:88: warning: ISO C++ forbids converting a string constant to 'char*' [-Wwrite-strings]</text:p>
      <text:p text:style-name="Standard"><text:s text:c="2"/>388 | osThreadDef(recvThread, rtpRecvThread, osPriorityHigh, 0, configMINIMAL_STACK_SIZE * 40);</text:p>
      <text:p text:style-name="Standard"><text:s text:c="6"/>| <text:s text:c="87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89:101: warning: ISO C++ forbids converting a string constant to 'char*' [-Wwrite-strings]</text:p>
      <text:p text:style-name="Standard"><text:s text:c="2"/>389 | osThreadDef(audioTxHalfThread, threadAudioTxHalf, osPriorityNormal, 0, configMINIMAL_STACK_SIZE * 10);</text:p>
      <text:p text:style-name="Standard"><text:s text:c="6"/>| <text:s text:c="100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0:101: warning: ISO C++ forbids converting a string constant to 'char*' [-Wwrite-strings]</text:p>
      <text:p text:style-name="Standard"><text:s text:c="2"/>390 | osThreadDef(audioTxFullThread, threadAudioTxFull, osPriorityNormal, 0, configMINIMAL_STACK_SIZE * 10);</text:p>
      <text:p text:style-name="Standard"><text:s text:c="6"/>| <text:s text:c="100"/>^</text:p>
      <text:p text:style-name="Standard"><text:soft-page-break/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1:97: warning: ISO C++ forbids converting a string constant to 'char*' [-Wwrite-strings]</text:p>
      <text:p text:style-name="Standard"><text:s text:c="2"/>391 | osThreadDef(handelMixAudio, timerForMixAudio, osPriorityNormal, 0, configMINIMAL_STACK_SIZE * 40);</text:p>
      <text:p text:style-name="Standard"><text:s text:c="6"/>| <text:s text:c="96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2:101: warning: ISO C++ forbids converting a string constant to 'char*' [-Wwrite-strings]</text:p>
      <text:p text:style-name="Standard"><text:s text:c="2"/>392 | osThreadDef(audioRxFullThread, threadAudioRxFull, osPriorityNormal, 0, configMINIMAL_STACK_SIZE * 20);</text:p>
      <text:p text:style-name="Standard"><text:s text:c="6"/>| <text:s text:c="100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3:101: warning: ISO C++ forbids converting a string constant to 'char*' [-Wwrite-strings]</text:p>
      <text:p text:style-name="Standard"><text:s text:c="2"/>393 | osThreadDef(audioRxHalfThread, threadAudioRxHalf, osPriorityNormal, 0, configMINIMAL_STACK_SIZE * 20);</text:p>
      <text:p text:style-name="Standard"><text:s text:c="6"/>| <text:s text:c="100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4:89: warning: ISO C++ forbids converting a string constant to 'char*' [-Wwrite-strings]</text:p>
      <text:p text:style-name="Standard"><text:s text:c="2"/>394 | osThreadDef(sendHalfRtp, sendHalfThread, osPriorityHigh, 0, configMINIMAL_STACK_SIZE * 5);</text:p>
      <text:p text:style-name="Standard"><text:s text:c="6"/>| <text:s text:c="88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5:89: warning: ISO C++ forbids converting a string constant to 'char*' [-Wwrite-strings]</text:p>
      <text:p text:style-name="Standard"><text:s text:c="2"/>395 | osThreadDef(sendFullRtp, sendFullThread, osPriorityHigh, 0, configMINIMAL_STACK_SIZE * 5);</text:p>
      <text:p text:style-name="Standard"><text:s text:c="6"/>| <text:s text:c="88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396:94: warning: ISO C++ forbids converting a string constant to 'char*' [-Wwrite-strings]</text:p>
      <text:p text:style-name="Standard"><text:soft-page-break/><text:s text:c="2"/>396 | osThreadDef(lostPackThread, lostPackThread, osPriorityNormal, 0, configMINIMAL_STACK_SIZE * 5);</text:p>
      <text:p text:style-name="Standard"><text:s text:c="6"/>| <text:s text:c="93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AUDIO/sai.cpp: In function 'void ringToneTimer_Callback(const void*)':</text:p>
      <text:p text:style-name="Standard">/home/evg/SOFT/Github/GIT/4_promwad2/Src/AUDIO/sai.cpp:814:13: warning: unused variable 'control' [-Wunused-variable]</text:p>
      <text:p text:style-name="Standard"><text:s text:c="2"/>814 | <text:s text:c="4"/>uint8_t control = *(uint8_t*)arg;</text:p>
      <text:p text:style-name="Standard"><text:s text:c="6"/>| <text:s text:c="12"/>^~~~~~~</text:p>
      <text:p text:style-name="Standard">compiling stm32f7xx_hal_dma_ex.c [4_promwad2]</text:p>
      <text:p text:style-name="Standard">compiling stm32f7xx_hal_eth.c [4_promwad2]</text:p>
      <text:p text:style-name="Standard">compiling stm32f7xx_hal_rcc_ex.c [4_promwad2]</text:p>
      <text:p text:style-name="Standard">compiling rtc.cpp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<text:soft-page-break/>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ba7a4065fda9df86/tests.cpp.o -c /home/evg/SOFT/Github/GIT/4_promwad2/Src/Tests/tests.cpp</text:p>
      <text:p text:style-name="Standard">In file included from /home/evg/SOFT/Github/GIT/4_promwad2/Src/Tests/tests.cpp:1:</text:p>
      <text:p text:style-name="Standard">/home/evg/SOFT/Github/GIT/4_promwad2/Src/Tests/tests.h: In member function 'virtual void StateTests::debugTest(Tests*)':</text:p>
      <text:p text:style-name="Standard">/home/evg/SOFT/Github/GIT/4_promwad2/Src/Tests/tests.h:100:35: warning: unused parameter 'm' [-Wunused-parameter]</text:p>
      <text:p text:style-name="Standard"><text:s text:c="2"/>100 | <text:s text:c="4"/>virtual void debugTest(Tests *m) {}</text:p>
      <text:p text:style-name="Standard"><text:s text:c="6"/>| <text:s text:c="27"/>~~~~~~~^</text:p>
      <text:p text:style-name="Standard">/home/evg/SOFT/Github/GIT/4_promwad2/Src/Tests/tests.h: In member function 'virtual void StateTests::rs232Test(Tests*)':</text:p>
      <text:p text:style-name="Standard">/home/evg/SOFT/Github/GIT/4_promwad2/Src/Tests/tests.h:107:35: warning: unused parameter 'm' [-Wunused-parameter]</text:p>
      <text:p text:style-name="Standard"><text:s text:c="2"/>107 | <text:s text:c="4"/>virtual void rs232Test(Tests *m) {}</text:p>
      <text:p text:style-name="Standard"><text:s text:c="6"/>| <text:s text:c="27"/>~~~~~~~^</text:p>
      <text:p text:style-name="Standard">/home/evg/SOFT/Github/GIT/4_promwad2/Src/Tests/tests.h: In member function 'virtual void StateTests::fatFsTest(Tests*)':</text:p>
      <text:p text:style-name="Standard">/home/evg/SOFT/Github/GIT/4_promwad2/Src/Tests/tests.h:114:35: warning: unused parameter 'm' [-Wunused-parameter]</text:p>
      <text:p text:style-name="Standard"><text:s text:c="2"/>114 | <text:s text:c="4"/>virtual void fatFsTest(Tests *m) {}</text:p>
      <text:p text:style-name="Standard"><text:s text:c="6"/>| <text:s text:c="27"/>~~~~~~~^</text:p>
      <text:p text:style-name="Standard">/home/evg/SOFT/Github/GIT/4_promwad2/Src/Tests/tests.h: In member function 'virtual void StateTests::littleFsTest(Tests*)':</text:p>
      <text:p text:style-name="Standard">/home/evg/SOFT/Github/GIT/4_promwad2/Src/Tests/tests.h:121:38: warning: unused parameter 'm' [-Wunused-parameter]</text:p>
      <text:p text:style-name="Standard"><text:s text:c="2"/>121 | <text:s text:c="4"/>virtual void littleFsTest(Tests *m) {}</text:p>
      <text:p text:style-name="Standard"><text:s text:c="6"/>| <text:s text:c="30"/>~~~~~~~^</text:p>
      <text:p text:style-name="Standard">/home/evg/SOFT/Github/GIT/4_promwad2/Src/Tests/tests.h: In member function 'virtual void StateTests::trngTest(Tests*)':</text:p>
      <text:p text:style-name="Standard">/home/evg/SOFT/Github/GIT/4_promwad2/Src/Tests/tests.h:128:34: warning: unused parameter 'm' [-Wunused-parameter]</text:p>
      <text:p text:style-name="Standard"><text:s text:c="2"/>128 | <text:s text:c="4"/>virtual void trngTest(Tests *m) {}</text:p>
      <text:p text:style-name="Standard"><text:s text:c="6"/>| <text:s text:c="26"/>~~~~~~~^</text:p>
      <text:p text:style-name="Standard">/home/evg/SOFT/Github/GIT/4_promwad2/Src/Tests/tests.h: In member function 'virtual void StateTests::uidTest(Tests*)':</text:p>
      <text:p text:style-name="Standard">/home/evg/SOFT/Github/GIT/4_promwad2/Src/Tests/tests.h:135:33: warning: unused parameter 'm' [-Wunused-parameter]</text:p>
      <text:p text:style-name="Standard"><text:soft-page-break/><text:s text:c="2"/>135 | <text:s text:c="4"/>virtual void uidTest(Tests *m) {}</text:p>
      <text:p text:style-name="Standard"><text:s text:c="6"/>| <text:s text:c="25"/>~~~~~~~^</text:p>
      <text:p text:style-name="Standard">/home/evg/SOFT/Github/GIT/4_promwad2/Src/Tests/tests.h: In member function 'virtual void StateTests::testsCompleted(Tests*)':</text:p>
      <text:p text:style-name="Standard">/home/evg/SOFT/Github/GIT/4_promwad2/Src/Tests/tests.h:142:40: warning: unused parameter 'm' [-Wunused-parameter]</text:p>
      <text:p text:style-name="Standard"><text:s text:c="2"/>142 | <text:s text:c="4"/>virtual void testsCompleted(Tests *m) {}</text:p>
      <text:p text:style-name="Standard"><text:s text:c="6"/>| <text:s text:c="32"/>~~~~~~~^</text:p>
      <text:p text:style-name="Standard">/home/evg/SOFT/Github/GIT/4_promwad2/Src/Tests/tests.cpp: In member function 'virtual void DebugTest::rs232Test(Tests*)':</text:p>
      <text:p text:style-name="Standard">/home/evg/SOFT/Github/GIT/4_promwad2/Src/Tests/tests.cpp:53:12: warning: deleting object of polymorphic class type 'DebugTest' which has non-virtual destructor might cause undefined behavior [-Wdelete-non-virtual-dtor]</text:p>
      <text:p text:style-name="Standard"><text:s text:c="3"/>53 | <text:s text:c="4"/>delete this;</text:p>
      <text:p text:style-name="Standard"><text:s text:c="6"/>| <text:s text:c="11"/>^~~~</text:p>
      <text:p text:style-name="Standard">/home/evg/SOFT/Github/GIT/4_promwad2/Src/Tests/tests.cpp: In member function 'virtual void RS232Test::fatFsTest(Tests*)':</text:p>
      <text:p text:style-name="Standard">/home/evg/SOFT/Github/GIT/4_promwad2/Src/Tests/tests.cpp:60:12: warning: deleting object of polymorphic class type 'RS232Test' which has non-virtual destructor might cause undefined behavior [-Wdelete-non-virtual-dtor]</text:p>
      <text:p text:style-name="Standard"><text:s text:c="3"/>60 | <text:s text:c="4"/>delete this;</text:p>
      <text:p text:style-name="Standard"><text:s text:c="6"/>| <text:s text:c="11"/>^~~~</text:p>
      <text:p text:style-name="Standard">/home/evg/SOFT/Github/GIT/4_promwad2/Src/Tests/tests.cpp: In member function 'virtual void FatFsTest::littleFsTest(Tests*)':</text:p>
      <text:p text:style-name="Standard">/home/evg/SOFT/Github/GIT/4_promwad2/Src/Tests/tests.cpp:68:12: warning: deleting object of polymorphic class type 'FatFsTest' which has non-virtual destructor might cause undefined behavior [-Wdelete-non-virtual-dtor]</text:p>
      <text:p text:style-name="Standard"><text:s text:c="3"/>68 | <text:s text:c="4"/>delete this;</text:p>
      <text:p text:style-name="Standard"><text:s text:c="6"/>| <text:s text:c="11"/>^~~~</text:p>
      <text:p text:style-name="Standard">/home/evg/SOFT/Github/GIT/4_promwad2/Src/Tests/tests.cpp: In member function 'virtual void LittleFsTest::uidTest(Tests*)':</text:p>
      <text:p text:style-name="Standard">/home/evg/SOFT/Github/GIT/4_promwad2/Src/Tests/tests.cpp:79:12: warning: deleting object of polymorphic class type 'LittleFsTest' which has non-virtual destructor might cause undefined behavior [-Wdelete-non-virtual-dtor]</text:p>
      <text:p text:style-name="Standard"><text:s text:c="3"/>79 | <text:s text:c="4"/>delete this;</text:p>
      <text:p text:style-name="Standard"><text:s text:c="6"/>| <text:s text:c="11"/>^~~~</text:p>
      <text:p text:style-name="Standard">/home/evg/SOFT/Github/GIT/4_promwad2/Src/Tests/tests.cpp:71:35: warning: unused parameter 'm' [-Wunused-parameter]</text:p>
      <text:p text:style-name="Standard"><text:s text:c="3"/>71 | void LittleFsTest::uidTest(Tests *m)</text:p>
      <text:p text:style-name="Standard"><text:s text:c="6"/>| <text:s text:c="27"/>~~~~~~~^</text:p>
      <text:p text:style-name="Standard">/home/evg/SOFT/Github/GIT/4_promwad2/Src/Tests/tests.cpp: In member function 'virtual void UidTest::trngTest(Tests*)':</text:p>
      <text:p text:style-name="Standard">/home/evg/SOFT/Github/GIT/4_promwad2/Src/Tests/tests.cpp:87:12: warning: deleting object of polymorphic class type 'UidTest' which has non-virtual destructor might cause undefined behavior [-Wdelete-non-virtual-dtor]</text:p>
      <text:p text:style-name="Standard"><text:s text:c="3"/>87 | <text:s text:c="4"/>delete this;</text:p>
      <text:p text:style-name="Standard"><text:s text:c="6"/>| <text:s text:c="11"/>^~~~</text:p>
      <text:p text:style-name="Standard">/home/evg/SOFT/Github/GIT/4_promwad2/Src/Tests/tests.cpp: In member function 'virtual void Trng::testsCompleted(Tests*)':</text:p>
      <text:p text:style-name="Standard">/home/evg/SOFT/Github/GIT/4_promwad2/Src/Tests/tests.cpp:94:12: warning: deleting object of polymorphic class type 'Trng' which has non-virtual destructor might cause undefined behavior [-Wdelete-non-virtual-dtor]</text:p>
      <text:p text:style-name="Standard"><text:soft-page-break/><text:s text:c="3"/>94 | <text:s text:c="4"/>delete this;</text:p>
      <text:p text:style-name="Standard"><text:s text:c="6"/>| <text:s text:c="11"/>^~~~</text:p>
      <text:p text:style-name="Standard">/home/evg/SOFT/Github/GIT/4_promwad2/Src/Tests/tests.cpp:90:34: warning: unused parameter 'm' [-Wunused-parameter]</text:p>
      <text:p text:style-name="Standard"><text:s text:c="3"/>90 | void Trng::testsCompleted(Tests *m)</text:p>
      <text:p text:style-name="Standard"><text:s text:c="6"/>| <text:s text:c="26"/>~~~~~~~^</text:p>
      <text:p text:style-name="Standard">compiling os_timers.cpp [4_promwad2]</text:p>
      <text:p text:style-name="Standard">compiling stm32f7xx_hal_smbus.c [4_promwad2]</text:p>
      <text:p text:style-name="Standard">compiling stm32f7xx_hal_dac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<text:soft-page-break/>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10d5da68b9c8fa1b/stm32f7xx_hal_eth.c.o -c /home/evg/SOFT/Github/GIT/4_promwad2/Drivers/STM32F7xx_HAL_Driver/Src/stm32f7xx_hal_eth.c</text:p>
      <text:p text:style-name="Standard">/home/evg/SOFT/Github/GIT/4_promwad2/Drivers/STM32F7xx_HAL_Driver/Src/stm32f7xx_hal_eth.c: In function 'ETH_MACAddressConfig':</text:p>
      <text:p text:style-name="Standard">/home/evg/SOFT/Github/GIT/4_promwad2/Drivers/STM32F7xx_HAL_Driver/Src/stm32f7xx_hal_eth.c:2106:53: warning: unused parameter 'heth' [-Wunused-parameter]</text:p>
      <text:p text:style-name="Standard"><text:s/>2106 | static void ETH_MACAddressConfig(ETH_HandleTypeDef *heth, uint32_t MacAddr, uint8_t *Addr)</text:p>
      <text:p text:style-name="Standard"><text:s text:c="6"/>| <text:s text:c="33"/>~~~~~~~~~~~~~~~~~~~^~~~</text:p>
      <text:p text:style-name="Standard">compiling i2c.cpp [4_promwad2]</text:p>
      <text:p text:style-name="Standard">compiling microphone.cpp [4_promwad2]</text:p>
      <text:p text:style-name="Standard">compiling stm32f7xx_hal_smartcard.c [4_promwad2]</text:p>
      <text:p text:style-name="Standard">compiling conferencecall.cpp [4_promwad2]</text:p>
      <text:p text:style-name="Standard">compiling stm32f7xx_hal_uart_ex.c [4_promwad2]</text:p>
      <text:p text:style-name="Standard">compiling stm32f7xx_ll_gpio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<text:soft-page-break/>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fdb3d8a25ebdfbc0/main.cpp.o -c /home/evg/SOFT/Github/GIT/4_promwad2/Src/main.cpp</text:p>
      <text:p text:style-name="Standard">In file included from /home/evg/SOFT/Github/GIT/4_promwad2/Src/RTP/../AUDIO/sai.h:26,</text:p>
      <text:p text:style-name="Standard"><text:s text:c="17"/>from /home/evg/SOFT/Github/GIT/4_promwad2/Src/main.cpp:2:</text:p>
      <text:p text:style-name="Standard">/home/evg/SOFT/Github/GIT/4_promwad2/Src/main.cpp:68:107: warning: ISO C++ forbids converting a string constant to 'char*' [-Wwrite-strings]</text:p>
      <text:p text:style-name="Standard"><text:s text:c="3"/>68 | osThreadDef(trackRingBufferThread, trackRingBufferThread, osPriorityHigh, 0, configMINIMAL_STACK_SIZE * 20);</text:p>
      <text:p text:style-name="Standard"><text:s text:c="6"/>| <text:s text:c="106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main.cpp:75:103: warning: ISO C++ forbids converting a string constant to 'char*' [-Wwrite-strings]</text:p>
      <text:p text:style-name="Standard"><text:s text:c="3"/>75 | osThreadDef(readFromUartThread, readFromUartThread, osPriorityNormal, 0, configMINIMAL_STACK_SIZE * 10);</text:p>
      <text:p text:style-name="Standard"><text:s text:c="6"/>| <text:s text:c="102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main.cpp:76:96: warning: ISO C++ forbids converting a string constant to 'char*' [-Wwrite-strings]</text:p>
      <text:p text:style-name="Standard"><text:s text:c="3"/>76 | osThreadDef(StartWdtThread, StartWdtThread, osPriorityRealtime, 0, configMINIMAL_STACK_SIZE * 1);</text:p>
      <text:p text:style-name="Standard"><text:s text:c="6"/>| <text:s text:c="95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<text:soft-page-break/>/home/evg/SOFT/Github/GIT/4_promwad2/Src/main.cpp:77:91: warning: ISO C++ forbids converting a string constant to 'char*' [-Wwrite-strings]</text:p>
      <text:p text:style-name="Standard"><text:s text:c="3"/>77 | osThreadDef(recvUdpThread, recvUdpThread, osPriorityHigh, 0, configMINIMAL_STACK_SIZE * 20);</text:p>
      <text:p text:style-name="Standard"><text:s text:c="6"/>| <text:s text:c="90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main.cpp:79:97: warning: ISO C++ forbids converting a string constant to 'char*' [-Wwrite-strings]</text:p>
      <text:p text:style-name="Standard"><text:s text:c="3"/>79 | osThreadDef(audioInitThread, threadAudioInit, osPriorityNormal, 0, configMINIMAL_STACK_SIZE * 10);</text:p>
      <text:p text:style-name="Standard"><text:s text:c="6"/>| <text:s text:c="96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main.cpp: In function 'void vApplicationStackOverflowHook(TaskHandle_t, char*)':</text:p>
      <text:p text:style-name="Standard">/home/evg/SOFT/Github/GIT/4_promwad2/Src/main.cpp:87:49: warning: unused parameter 'xTask' [-Wunused-parameter]</text:p>
      <text:p text:style-name="Standard"><text:s text:c="3"/>87 | void vApplicationStackOverflowHook(TaskHandle_t xTask, char *pcTaskName)</text:p>
      <text:p text:style-name="Standard"><text:s text:c="6"/>| <text:s text:c="35"/>~~~~~~~~~~~~~^~~~~</text:p>
      <text:p text:style-name="Standard">/home/evg/SOFT/Github/GIT/4_promwad2/Src/main.cpp:87:62: warning: unused parameter 'pcTaskName' [-Wunused-parameter]</text:p>
      <text:p text:style-name="Standard"><text:s text:c="3"/>87 | void vApplicationStackOverflowHook(TaskHandle_t xTask, char *pcTaskName)</text:p>
      <text:p text:style-name="Standard"><text:s text:c="6"/>| <text:s text:c="55"/>~~~~~~^~~~~~~~~~</text:p>
      <text:p text:style-name="Standard">/home/evg/SOFT/Github/GIT/4_promwad2/Src/main.cpp: In function 'void SystemClock_Config()':</text:p>
      <text:p text:style-name="Standard">/home/evg/SOFT/Github/GIT/4_promwad2/Src/main.cpp:176:46: warning: missing initializer for member 'RCC_OscInitTypeDef::HSEState' [-Wmissing-field-initializers]</text:p>
      <text:p text:style-name="Standard"><text:s text:c="2"/>176 | <text:s text:c="4"/>RCC_OscInitTypeDef RCC_OscInitStruct = {0};</text:p>
      <text:p text:style-name="Standard"><text:s text:c="6"/>| <text:s text:c="45"/>^</text:p>
      <text:p text:style-name="Standard">/home/evg/SOFT/Github/GIT/4_promwad2/Src/main.cpp:176:46: warning: missing initializer for member 'RCC_OscInitTypeDef::LSEState' [-Wmissing-field-initializers]</text:p>
      <text:p text:style-name="Standard">/home/evg/SOFT/Github/GIT/4_promwad2/Src/main.cpp:176:46: warning: missing initializer for member 'RCC_OscInitTypeDef::HSIState' [-Wmissing-field-initializers]</text:p>
      <text:p text:style-name="Standard">/home/evg/SOFT/Github/GIT/4_promwad2/Src/main.cpp:176:46: warning: missing initializer for member 'RCC_OscInitTypeDef::HSICalibrationValue' [-Wmissing-field-initializers]</text:p>
      <text:p text:style-name="Standard">/home/evg/SOFT/Github/GIT/4_promwad2/Src/main.cpp:176:46: warning: missing initializer for member 'RCC_OscInitTypeDef::LSIState' [-Wmissing-field-initializers]</text:p>
      <text:p text:style-name="Standard">/home/evg/SOFT/Github/GIT/4_promwad2/Src/main.cpp:176:46: warning: missing initializer for member 'RCC_OscInitTypeDef::PLL' [-Wmissing-field-initializers]</text:p>
      <text:p text:style-name="Standard">/home/evg/SOFT/Github/GIT/4_promwad2/Src/main.cpp:177:46: warning: missing initializer for member 'RCC_ClkInitTypeDef::SYSCLKSource' [-Wmissing-field-initializers]</text:p>
      <text:p text:style-name="Standard"><text:s text:c="2"/>177 | <text:s text:c="4"/>RCC_ClkInitTypeDef RCC_ClkInitStruct = {0};</text:p>
      <text:p text:style-name="Standard"><text:s text:c="6"/>| <text:s text:c="45"/>^</text:p>
      <text:p text:style-name="Standard">/home/evg/SOFT/Github/GIT/4_promwad2/Src/main.cpp:177:46: warning: missing initializer for member 'RCC_ClkInitTypeDef::AHBCLKDivider' [-Wmissing-field-initializers]</text:p>
      <text:p text:style-name="Standard">/home/evg/SOFT/Github/GIT/4_promwad2/Src/main.cpp:177:46: warning: missing initializer for member 'RCC_ClkInitTypeDef::APB1CLKDivider' [-Wmissing-field-initializers]</text:p>
      <text:p text:style-name="Standard"><text:soft-page-break/>/home/evg/SOFT/Github/GIT/4_promwad2/Src/main.cpp:177:46: warning: missing initializer for member 'RCC_ClkInitTypeDef::APB2CLKDivider' [-Wmissing-field-initializers]</text:p>
      <text:p text:style-name="Standard">/home/evg/SOFT/Github/GIT/4_promwad2/Src/main.cpp:178:54: warning: missing initializer for member 'RCC_PeriphCLKInitTypeDef::PLLI2S' [-Wmissing-field-initializers]</text:p>
      <text:p text:style-name="Standard"><text:s text:c="2"/>178 | <text:s text:c="4"/>RCC_PeriphCLKInitTypeDef PeriphClkInitStruct = {0};</text:p>
      <text:p text:style-name="Standard"><text:s text:c="6"/>| <text:s text:c="53"/>^</text:p>
      <text:p text:style-name="Standard">/home/evg/SOFT/Github/GIT/4_promwad2/Src/main.cpp:178:54: warning: missing initializer for member 'RCC_PeriphCLKInitTypeDef::PLLSAI' [-Wmissing-field-initializers]</text:p>
      <text:p text:style-name="Standard">/home/evg/SOFT/Github/GIT/4_promwad2/Src/main.cpp:178:54: warning: missing initializer for member 'RCC_PeriphCLKInitTypeDef::PLLI2SDivQ' [-Wmissing-field-initializers]</text:p>
      <text:p text:style-name="Standard">/home/evg/SOFT/Github/GIT/4_promwad2/Src/main.cpp:178:54: warning: missing initializer for member 'RCC_PeriphCLKInitTypeDef::PLLSAIDivQ' [-Wmissing-field-initializers]</text:p>
      <text:p text:style-name="Standard">/home/evg/SOFT/Github/GIT/4_promwad2/Src/main.cpp:178:54: warning: missing initializer for member 'RCC_PeriphCLKInitTypeDef::PLLSAIDivR' [-Wmissing-field-initializers]</text:p>
      <text:p text:style-name="Standard">/home/evg/SOFT/Github/GIT/4_promwad2/Src/main.cpp:178:54: warning: missing initializer for member 'RCC_PeriphCLKInitTypeDef::RTCClockSelection' [-Wmissing-field-initializers]</text:p>
      <text:p text:style-name="Standard">/home/evg/SOFT/Github/GIT/4_promwad2/Src/main.cpp:178:54: warning: missing initializer for member 'RCC_PeriphCLKInitTypeDef::I2sClockSelection' [-Wmissing-field-initializers]</text:p>
      <text:p text:style-name="Standard">/home/evg/SOFT/Github/GIT/4_promwad2/Src/main.cpp:178:54: warning: missing initializer for member 'RCC_PeriphCLKInitTypeDef::TIMPresSelection' [-Wmissing-field-initializers]</text:p>
      <text:p text:style-name="Standard">/home/evg/SOFT/Github/GIT/4_promwad2/Src/main.cpp:178:54: warning: missing initializer for member 'RCC_PeriphCLKInitTypeDef::Sai1ClockSelection' [-Wmissing-field-initializers]</text:p>
      <text:p text:style-name="Standard">/home/evg/SOFT/Github/GIT/4_promwad2/Src/main.cpp:178:54: warning: missing initializer for member 'RCC_PeriphCLKInitTypeDef::Sai2ClockSelection' [-Wmissing-field-initializers]</text:p>
      <text:p text:style-name="Standard">/home/evg/SOFT/Github/GIT/4_promwad2/Src/main.cpp:178:54: warning: missing initializer for member 'RCC_PeriphCLKInitTypeDef::Usart1ClockSelection' [-Wmissing-field-initializers]</text:p>
      <text:p text:style-name="Standard">/home/evg/SOFT/Github/GIT/4_promwad2/Src/main.cpp:178:54: warning: missing initializer for member 'RCC_PeriphCLKInitTypeDef::Usart2ClockSelection' [-Wmissing-field-initializers]</text:p>
      <text:p text:style-name="Standard">/home/evg/SOFT/Github/GIT/4_promwad2/Src/main.cpp:178:54: warning: missing initializer for member 'RCC_PeriphCLKInitTypeDef::Usart3ClockSelection' [-Wmissing-field-initializers]</text:p>
      <text:p text:style-name="Standard">/home/evg/SOFT/Github/GIT/4_promwad2/Src/main.cpp:178:54: warning: missing initializer for member 'RCC_PeriphCLKInitTypeDef::Uart4ClockSelection' [-Wmissing-field-initializers]</text:p>
      <text:p text:style-name="Standard">/home/evg/SOFT/Github/GIT/4_promwad2/Src/main.cpp:178:54: warning: missing initializer for member 'RCC_PeriphCLKInitTypeDef::Uart5ClockSelection' [-Wmissing-field-initializers]</text:p>
      <text:p text:style-name="Standard">/home/evg/SOFT/Github/GIT/4_promwad2/Src/main.cpp:178:54: warning: missing initializer for member 'RCC_PeriphCLKInitTypeDef::Usart6ClockSelection' [-Wmissing-field-initializers]</text:p>
      <text:p text:style-name="Standard">/home/evg/SOFT/Github/GIT/4_promwad2/Src/main.cpp:178:54: warning: missing initializer for member 'RCC_PeriphCLKInitTypeDef::Uart7ClockSelection' [-Wmissing-field-initializers]</text:p>
      <text:p text:style-name="Standard">/home/evg/SOFT/Github/GIT/4_promwad2/Src/main.cpp:178:54: warning: missing initializer for member 'RCC_PeriphCLKInitTypeDef::Uart8ClockSelection' [-Wmissing-field-initializers]</text:p>
      <text:p text:style-name="Standard">/home/evg/SOFT/Github/GIT/4_promwad2/Src/main.cpp:178:54: warning: missing initializer for member 'RCC_PeriphCLKInitTypeDef::I2c1ClockSelection' [-Wmissing-field-initializers]</text:p>
      <text:p text:style-name="Standard">/home/evg/SOFT/Github/GIT/4_promwad2/Src/main.cpp:178:54: warning: missing initializer for member 'RCC_PeriphCLKInitTypeDef::I2c2ClockSelection' [-Wmissing-field-initializers]</text:p>
      <text:p text:style-name="Standard">/home/evg/SOFT/Github/GIT/4_promwad2/Src/main.cpp:178:54: warning: missing initializer for member 'RCC_PeriphCLKInitTypeDef::I2c3ClockSelection' [-Wmissing-field-initializers]</text:p>
      <text:p text:style-name="Standard">/home/evg/SOFT/Github/GIT/4_promwad2/Src/main.cpp:178:54: warning: missing initializer for member 'RCC_PeriphCLKInitTypeDef::I2c4ClockSelection' [-Wmissing-field-initializers]</text:p>
      <text:p text:style-name="Standard">/home/evg/SOFT/Github/GIT/4_promwad2/Src/main.cpp:178:54: warning: missing initializer for member 'RCC_PeriphCLKInitTypeDef::Lptim1ClockSelection' [-Wmissing-field-initializers]</text:p>
      <text:p text:style-name="Standard">/home/evg/SOFT/Github/GIT/4_promwad2/Src/main.cpp:178:54: warning: missing initializer for member 'RCC_PeriphCLKInitTypeDef::CecClockSelection' [-Wmissing-field-initializers]</text:p>
      <text:p text:style-name="Standard"><text:soft-page-break/>/home/evg/SOFT/Github/GIT/4_promwad2/Src/main.cpp:178:54: warning: missing initializer for member 'RCC_PeriphCLKInitTypeDef::Clk48ClockSelection' [-Wmissing-field-initializers]</text:p>
      <text:p text:style-name="Standard">/home/evg/SOFT/Github/GIT/4_promwad2/Src/main.cpp:178:54: warning: missing initializer for member 'RCC_PeriphCLKInitTypeDef::Sdmmc1ClockSelection' [-Wmissing-field-initializers]</text:p>
      <text:p text:style-name="Standard">/home/evg/SOFT/Github/GIT/4_promwad2/Src/main.cpp:178:54: warning: missing initializer for member 'RCC_PeriphCLKInitTypeDef::Sdmmc2ClockSelection' [-Wmissing-field-initializers]</text:p>
      <text:p text:style-name="Standard">/home/evg/SOFT/Github/GIT/4_promwad2/Src/main.cpp:178:54: warning: missing initializer for member 'RCC_PeriphCLKInitTypeDef::Dfsdm1ClockSelection' [-Wmissing-field-initializers]</text:p>
      <text:p text:style-name="Standard">/home/evg/SOFT/Github/GIT/4_promwad2/Src/main.cpp:178:54: warning: missing initializer for member 'RCC_PeriphCLKInitTypeDef::Dfsdm1AudioClockSelection' [-Wmissing-field-initializers]</text:p>
      <text:p text:style-name="Standard">/home/evg/SOFT/Github/GIT/4_promwad2/Src/main.cpp: In function 'void MX_GPIO_Init()':</text:p>
      <text:p text:style-name="Standard">/home/evg/SOFT/Github/GIT/4_promwad2/Src/main.cpp:259:42: warning: missing initializer for member 'GPIO_InitTypeDef::Mode' [-Wmissing-field-initializers]</text:p>
      <text:p text:style-name="Standard"><text:s text:c="2"/>259 | <text:s text:c="4"/>GPIO_InitTypeDef GPIO_InitStruct = {0};</text:p>
      <text:p text:style-name="Standard"><text:s text:c="6"/>| <text:s text:c="41"/>^</text:p>
      <text:p text:style-name="Standard">/home/evg/SOFT/Github/GIT/4_promwad2/Src/main.cpp:259:42: warning: missing initializer for member 'GPIO_InitTypeDef::Pull' [-Wmissing-field-initializers]</text:p>
      <text:p text:style-name="Standard">/home/evg/SOFT/Github/GIT/4_promwad2/Src/main.cpp:259:42: warning: missing initializer for member 'GPIO_InitTypeDef::Speed' [-Wmissing-field-initializers]</text:p>
      <text:p text:style-name="Standard">/home/evg/SOFT/Github/GIT/4_promwad2/Src/main.cpp:259:42: warning: missing initializer for member 'GPIO_InitTypeDef::Alternate' [-Wmissing-field-initializers]</text:p>
      <text:p text:style-name="Standard">In file included from /home/evg/SOFT/Github/GIT/4_promwad2/Src/RTP/../AUDIO/sai.h:26,</text:p>
      <text:p text:style-name="Standard"><text:s text:c="17"/>from /home/evg/SOFT/Github/GIT/4_promwad2/Src/main.cpp:2:</text:p>
      <text:p text:style-name="Standard">/home/evg/SOFT/Github/GIT/4_promwad2/Src/main.cpp: In function 'int main()':</text:p>
      <text:p text:style-name="Standard">/home/evg/SOFT/Github/GIT/4_promwad2/Src/main.cpp:319:86: warning: ISO C++ forbids converting a string constant to 'char*' [-Wwrite-strings]</text:p>
      <text:p text:style-name="Standard"><text:s text:c="2"/>319 | <text:s text:c="8"/>osThreadDef(emptyThread, empty, osPriorityNormal, 0, configMINIMAL_STACK_SIZE);</text:p>
      <text:p text:style-name="Standard"><text:s text:c="6"/>| <text:s text:c="85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main.cpp: At global scope:</text:p>
      <text:p text:style-name="Standard">/home/evg/SOFT/Github/GIT/4_promwad2/Src/main.cpp:239:13: warning: 'void CPU_CACHE_Enable()' defined but not used [-Wunused-function]</text:p>
      <text:p text:style-name="Standard"><text:s text:c="2"/>239 | static void CPU_CACHE_Enable(void)</text:p>
      <text:p text:style-name="Standard"><text:s text:c="6"/>| <text:s text:c="12"/>^~~~~~~~~~~~~~~~</text:p>
      <text:p text:style-name="Standard">/home/evg/SOFT/Github/GIT/4_promwad2/Src/main.cpp:44:22: warning: 'canSemId' defined but not used [-Wunused-variable]</text:p>
      <text:p text:style-name="Standard"><text:s text:c="3"/>44 | static osSemaphoreId canSemId;</text:p>
      <text:p text:style-name="Standard"><text:s text:c="6"/>| <text:s text:c="21"/>^~~~~~~~</text:p>
      <text:p text:style-name="Standard">/home/evg/SOFT/Github/GIT/4_promwad2/Src/main.cpp:43:19: warning: 'readPackageTypeThreadId' defined but not used [-Wunused-variable]</text:p>
      <text:p text:style-name="Standard"><text:s text:c="3"/>43 | static osThreadId readPackageTypeThreadId;</text:p>
      <text:p text:style-name="Standard"><text:s text:c="6"/>| <text:s text:c="18"/>^~~~~~~~~~~~~~~~~~~~~~~</text:p>
      <text:p text:style-name="Standard">compiling stm32f7xx_hal_rtc.c [4_promwad2]</text:p>
      <text:p text:style-name="Standard">compiling stm32f7xx_ll_dma.c [4_promwad2]</text:p>
      <text:p text:style-name="Standard">compiling stm32f7xx_hal_adc_ex.c [4_promwad2]</text:p>
      <text:p text:style-name="Standard">/usr/bin/arm-none-eabi-g++ -g -O0 -Wall -Wextra -mcpu=cortex-m7 -mfloat-abi=hard -mfpu=fpv5-sp-d16 -mthumb -Xlinker --gc-sections -specs=nosys.specs -specs=nano.specs <text:soft-page-break/>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0efca6c6bc4e09a2/rtc.cpp.o -c /home/evg/SOFT/Github/GIT/4_promwad2/Src/RTC/rtc.cpp</text:p>
      <text:p text:style-name="Standard">/home/evg/SOFT/Github/GIT/4_promwad2/Src/RTC/rtc.cpp: In function 'void HAL_RTC_MspInit(RTC_HandleTypeDef*)':</text:p>
      <text:p text:style-name="Standard"><text:soft-page-break/>/home/evg/SOFT/Github/GIT/4_promwad2/Src/RTC/rtc.cpp:144:41: warning: unused parameter 'hrtc' [-Wunused-parameter]</text:p>
      <text:p text:style-name="Standard"><text:s text:c="2"/>144 | void HAL_RTC_MspInit(RTC_HandleTypeDef *hrtc)</text:p>
      <text:p text:style-name="Standard"><text:s text:c="6"/>| <text:s text:c="21"/>~~~~~~~~~~~~~~~~~~~^~~~</text:p>
      <text:p text:style-name="Standard">/home/evg/SOFT/Github/GIT/4_promwad2/Src/RTC/rtc.cpp: In function 'void HAL_RTC_MspDeInit(RTC_HandleTypeDef*)':</text:p>
      <text:p text:style-name="Standard">/home/evg/SOFT/Github/GIT/4_promwad2/Src/RTC/rtc.cpp:184:43: warning: unused parameter 'hrtc' [-Wunused-parameter]</text:p>
      <text:p text:style-name="Standard"><text:s text:c="2"/>184 | void HAL_RTC_MspDeInit(RTC_HandleTypeDef *hrtc)</text:p>
      <text:p text:style-name="Standard"><text:s text:c="6"/>| <text:s text:c="23"/>~~~~~~~~~~~~~~~~~~~^~~~</text:p>
      <text:p text:style-name="Standard">compiling gpio_sc2_board.cpp [4_promwad2]</text:p>
      <text:p text:style-name="Standard">compiling fsforeeprom.cpp [4_promwad2]</text:p>
      <text:p text:style-name="Standard">compiling stm32f7xx_ll_fmc.c [4_promwad2]</text:p>
      <text:p text:style-name="Standard">compiling stm32f7xx_hal_hash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<text:soft-page-break/>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573382fcb26eddce/fsforeeprom.cpp.o -c /home/evg/SOFT/Github/GIT/4_promwad2/Src/EEPROM/fsforeeprom.cpp</text:p>
      <text:p text:style-name="Standard">/home/evg/SOFT/Github/GIT/4_promwad2/Src/EEPROM/fsforeeprom.cpp: In function 'int user_provided_block_device_erase(const lfs_config*, lfs_block_t)':</text:p>
      <text:p text:style-name="Standard">/home/evg/SOFT/Github/GIT/4_promwad2/Src/EEPROM/fsforeeprom.cpp:51:14: warning: unused variable 'addr' [-Wunused-variable]</text:p>
      <text:p text:style-name="Standard"><text:s text:c="3"/>51 | <text:s text:c="4"/>uint32_t addr = (uint32_t)(block * c-&gt;block_size);</text:p>
      <text:p text:style-name="Standard"><text:s text:c="6"/>| <text:s text:c="13"/>^~~~</text:p>
      <text:p text:style-name="Standard">/home/evg/SOFT/Github/GIT/4_promwad2/Src/EEPROM/fsforeeprom.cpp: In function 'int user_provided_block_device_sync(const lfs_config*)':</text:p>
      <text:p text:style-name="Standard">/home/evg/SOFT/Github/GIT/4_promwad2/Src/EEPROM/fsforeeprom.cpp:57:62: warning: unused parameter 'c' [-Wunused-parameter]</text:p>
      <text:p text:style-name="Standard"><text:s text:c="3"/>57 | int user_provided_block_device_sync(const struct lfs_config *c)</text:p>
      <text:p text:style-name="Standard"><text:s text:c="6"/>| <text:s text:c="36"/>~~~~~~~~~~~~~~~~~~~~~~~~~^</text:p>
      <text:p text:style-name="Standard">/home/evg/SOFT/Github/GIT/4_promwad2/Src/EEPROM/fsforeeprom.cpp: In member function 'void FsForEeprom::test()':</text:p>
      <text:p text:style-name="Standard">/home/evg/SOFT/Github/GIT/4_promwad2/Src/EEPROM/fsforeeprom.cpp:141:14: warning: unused variable 'boot_count' [-Wunused-variable]</text:p>
      <text:p text:style-name="Standard"><text:s text:c="2"/>141 | <text:s text:c="4"/>uint32_t boot_count = 0;</text:p>
      <text:p text:style-name="Standard"><text:s text:c="6"/>| <text:s text:c="13"/>^~~~~~~~~~</text:p>
      <text:p text:style-name="Standard">compiling stm32f7xx_hal_sram.c [4_promwad2]</text:p>
      <text:p text:style-name="Standard">compiling telephonecall.cpp [4_promwad2]</text:p>
      <text:p text:style-name="Standard">compiling stm32f7xx_hal_spi_ex.c [4_promwad2]</text:p>
      <text:p text:style-name="Standard">/usr/bin/arm-none-eabi-gcc -g -O0 -Wall -Wextra -mcpu=cortex-m7 -mfloat-abi=hard -mfpu=fpv5-sp-d16 -mthumb -Xlinker --gc-sections -specs=nosys.specs -specs=nano.specs -Wl,-Map=/home/evg/SOFT/Github/GIT/4_promwad2/QT-STM32746G-Discovery.map -pipe -fvisibility=default -mcpu=cortex-m7 -mfloat-abi=hard -mfpu=fpv5-sp-d16 -mthumb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<text:soft-page-break/>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o /home/evg/SOFT/Github/GIT/4_promwad2/build_linux_debug/Debug_arm_fccec56760ef0982/4-promwad2.eacff04a/10d5da68b9c8fa1b/stm32f7xx_ll_fmc.c.o -c /home/evg/SOFT/Github/GIT/4_promwad2/Drivers/STM32F7xx_HAL_Driver/Src/stm32f7xx_ll_fmc.c</text:p>
      <text:p text:style-name="Standard">/home/evg/SOFT/Github/GIT/4_promwad2/Drivers/STM32F7xx_HAL_Driver/Src/stm32f7xx_ll_fmc.c: In function 'FMC_NAND_CommonSpace_Timing_Init':</text:p>
      <text:p text:style-name="Standard">/home/evg/SOFT/Github/GIT/4_promwad2/Drivers/STM32F7xx_HAL_Driver/Src/stm32f7xx_ll_fmc.c:500:123: warning: unused parameter 'Bank' [-Wunused-parameter]</text:p>
      <text:p text:style-name="Standard"><text:s text:c="2"/>500 | HAL_StatusTypeDef FMC_NAND_CommonSpace_Timing_Init(FMC_NAND_TypeDef *Device, FMC_NAND_PCC_TimingTypeDef *Timing, uint32_t Bank)</text:p>
      <text:p text:style-name="Standard"><text:s text:c="6"/>| <text:s text:c="113"/>~~~~~~~~~^~~~</text:p>
      <text:p text:style-name="Standard">/home/evg/SOFT/Github/GIT/4_promwad2/Drivers/STM32F7xx_HAL_Driver/Src/stm32f7xx_ll_fmc.c: In function 'FMC_NAND_AttributeSpace_Timing_Init':</text:p>
      <text:p text:style-name="Standard">/home/evg/SOFT/Github/GIT/4_promwad2/Drivers/STM32F7xx_HAL_Driver/Src/stm32f7xx_ll_fmc.c:539:126: warning: unused parameter 'Bank' [-Wunused-parameter]</text:p>
      <text:p text:style-name="Standard"><text:s text:c="2"/>539 | HAL_StatusTypeDef FMC_NAND_AttributeSpace_Timing_Init(FMC_NAND_TypeDef *Device, FMC_NAND_PCC_TimingTypeDef *Timing, uint32_t Bank)</text:p>
      <text:p text:style-name="Standard"><text:s text:c="6"/>| <text:s text:c="116"/>~~~~~~~~~^~~~</text:p>
      <text:p text:style-name="Standard">/home/evg/SOFT/Github/GIT/4_promwad2/Drivers/STM32F7xx_HAL_Driver/Src/stm32f7xx_ll_fmc.c: In function 'FMC_NAND_DeInit':</text:p>
      <text:p text:style-name="Standard"><text:soft-page-break/>/home/evg/SOFT/Github/GIT/4_promwad2/Drivers/STM32F7xx_HAL_Driver/Src/stm32f7xx_ll_fmc.c:575:70: warning: unused parameter 'Bank' [-Wunused-parameter]</text:p>
      <text:p text:style-name="Standard"><text:s text:c="2"/>575 | HAL_StatusTypeDef FMC_NAND_DeInit(FMC_NAND_TypeDef *Device, uint32_t Bank)</text:p>
      <text:p text:style-name="Standard"><text:s text:c="6"/>| <text:s text:c="60"/>~~~~~~~~~^~~~</text:p>
      <text:p text:style-name="Standard">/home/evg/SOFT/Github/GIT/4_promwad2/Drivers/STM32F7xx_HAL_Driver/Src/stm32f7xx_ll_fmc.c: In function 'FMC_NAND_ECC_Enable':</text:p>
      <text:p text:style-name="Standard">/home/evg/SOFT/Github/GIT/4_promwad2/Drivers/STM32F7xx_HAL_Driver/Src/stm32f7xx_ll_fmc.c:619:74: warning: unused parameter 'Bank' [-Wunused-parameter]</text:p>
      <text:p text:style-name="Standard"><text:s text:c="2"/>619 | HAL_StatusTypeDef FMC_NAND_ECC_Enable(FMC_NAND_TypeDef *Device, uint32_t Bank)</text:p>
      <text:p text:style-name="Standard"><text:s text:c="6"/>| <text:s text:c="64"/>~~~~~~~~~^~~~</text:p>
      <text:p text:style-name="Standard">/home/evg/SOFT/Github/GIT/4_promwad2/Drivers/STM32F7xx_HAL_Driver/Src/stm32f7xx_ll_fmc.c: In function 'FMC_NAND_ECC_Disable':</text:p>
      <text:p text:style-name="Standard">/home/evg/SOFT/Github/GIT/4_promwad2/Drivers/STM32F7xx_HAL_Driver/Src/stm32f7xx_ll_fmc.c:638:75: warning: unused parameter 'Bank' [-Wunused-parameter]</text:p>
      <text:p text:style-name="Standard"><text:s text:c="2"/>638 | HAL_StatusTypeDef FMC_NAND_ECC_Disable(FMC_NAND_TypeDef *Device, uint32_t Bank)</text:p>
      <text:p text:style-name="Standard"><text:s text:c="6"/>| <text:s text:c="65"/>~~~~~~~~~^~~~</text:p>
      <text:p text:style-name="Standard">/home/evg/SOFT/Github/GIT/4_promwad2/Drivers/STM32F7xx_HAL_Driver/Src/stm32f7xx_ll_fmc.c: In function 'FMC_NAND_GetECC':</text:p>
      <text:p text:style-name="Standard">/home/evg/SOFT/Github/GIT/4_promwad2/Drivers/STM32F7xx_HAL_Driver/Src/stm32f7xx_ll_fmc.c:658:88: warning: unused parameter 'Bank' [-Wunused-parameter]</text:p>
      <text:p text:style-name="Standard"><text:s text:c="2"/>658 | HAL_StatusTypeDef FMC_NAND_GetECC(FMC_NAND_TypeDef *Device, uint32_t *ECCval, uint32_t Bank, uint32_t Timeout)</text:p>
      <text:p text:style-name="Standard"><text:s text:c="6"/>| <text:s text:c="78"/>~~~~~~~~~^~~~</text:p>
      <text:p text:style-name="Standard">/home/evg/SOFT/Github/GIT/4_promwad2/Drivers/STM32F7xx_HAL_Driver/Src/stm32f7xx_ll_fmc.c: In function 'FMC_SDRAM_SendCommand':</text:p>
      <text:p text:style-name="Standard">/home/evg/SOFT/Github/GIT/4_promwad2/Drivers/STM32F7xx_HAL_Driver/Src/stm32f7xx_ll_fmc.c:971:112: warning: unused parameter 'Timeout' [-Wunused-parameter]</text:p>
      <text:p text:style-name="Standard"><text:s text:c="2"/>971 | HAL_StatusTypeDef FMC_SDRAM_SendCommand(FMC_SDRAM_TypeDef *Device, FMC_SDRAM_CommandTypeDef *Command, uint32_t Timeout)</text:p>
      <text:p text:style-name="Standard"><text:s text:c="6"/>| <text:s text:c="102"/>~~~~~~~~~^~~~~~~</text:p>
      <text:p text:style-name="Standard">compiling stm32f7xx_ll_exti.c [4_promwad2]</text:p>
      <text:p text:style-name="Standard">compiling stm32f7xx_hal_sai.c [4_promwad2]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<text:soft-page-break/>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fea9bff4804d5684/rtp.cpp.o -c /home/evg/SOFT/Github/GIT/4_promwad2/Src/RTP/rtp.cpp</text:p>
      <text:p text:style-name="Standard">In file included from /home/evg/SOFT/Github/GIT/4_promwad2/Middlewares/Third_Party/LwIP/src/include/lwip/opt.h:51,</text:p>
      <text:p text:style-name="Standard"><text:s text:c="17"/>from /home/evg/SOFT/Github/GIT/4_promwad2/Middlewares/Third_Party/LwIP/src/include/lwip/sockets.h:42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Inc/lwipopts.h:201: warning: "TCPIP_THREAD_PRIO" redefined</text:p>
      <text:p text:style-name="Standard"><text:s text:c="2"/>201 | #define TCPIP_THREAD_PRIO <text:s text:c="14"/>osPriorityHigh</text:p>
      <text:p text:style-name="Standard"><text:s text:c="6"/>| </text:p>
      <text:p text:style-name="Standard">/home/evg/SOFT/Github/GIT/4_promwad2/Inc/lwipopts.h:84: note: this is the location of the previous definition</text:p>
      <text:p text:style-name="Standard"><text:s text:c="3"/>84 | #define TCPIP_THREAD_PRIO 3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<text:soft-page-break/>/home/evg/SOFT/Github/GIT/4_promwad2/Middlewares/Third_Party/LwIP/src/include/lwip/errno.h:82: warning: "EDEADLK" redefined</text:p>
      <text:p text:style-name="Standard"><text:s text:c="3"/>82 | #define <text:s/>EDEADLK <text:s text:c="8"/>35 <text:s/>/* Resource deadlock would occur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79: note: this is the location of the previous definition</text:p>
      <text:p text:style-name="Standard"><text:s text:c="3"/>79 | #define EDEADLK 45 /* Dead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3: warning: "ENAMETOOLONG" redefined</text:p>
      <text:p text:style-name="Standard"><text:s text:c="3"/>83 | #define <text:s/>ENAMETOOLONG <text:s text:c="3"/>36 <text:s/>/* File nam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29: note: this is the location of the previous definition</text:p>
      <text:p text:style-name="Standard"><text:s text:c="2"/>129 | #define ENAMETOOLONG 91 /* File or path nam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4: warning: "ENOLCK" redefined</text:p>
      <text:p text:style-name="Standard"><text:s text:c="3"/>84 | #define <text:s/>ENOLCK <text:s text:c="9"/>37 <text:s/>/* No record locks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oft-page-break/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80: note: this is the location of the previous definition</text:p>
      <text:p text:style-name="Standard"><text:s text:c="3"/>80 | #define ENOLCK 46 /* No loc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5: warning: "ENOSYS" redefined</text:p>
      <text:p text:style-name="Standard"><text:s text:c="3"/>85 | #define <text:s/>ENOSYS <text:s text:c="9"/>38 <text:s/>/* Function not implemen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24: note: this is the location of the previous definition</text:p>
      <text:p text:style-name="Standard"><text:s text:c="2"/>124 | #define ENOSYS 88 /* Function not implemen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6: warning: "ENOTEMPTY" redefined</text:p>
      <text:p text:style-name="Standard"><text:s text:c="3"/>86 | #define <text:s/>ENOTEMPTY <text:s text:c="6"/>39 <text:s/>/* Directory not empty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oft-page-break/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28: note: this is the location of the previous definition</text:p>
      <text:p text:style-name="Standard"><text:s text:c="2"/>128 | #define ENOTEMPTY 90 /* Directory not empt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7: warning: "ELOOP" redefined</text:p>
      <text:p text:style-name="Standard"><text:s text:c="3"/>87 | #define <text:s/>ELOOP <text:s text:c="10"/>40 <text:s/>/* Too many symbolic links encounte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30: note: this is the location of the previous definition</text:p>
      <text:p text:style-name="Standard"><text:s text:c="2"/>130 | #define ELOOP 92 /* Too many symbolic link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89: warning: "ENOMSG" redefined</text:p>
      <text:p text:style-name="Standard"><text:s text:c="3"/>89 | #define <text:s/>ENOMSG <text:s text:c="9"/>42 <text:s/>/* No message of desired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67: note: this is the location of the previous definition</text:p>
      <text:p text:style-name="Standard"><text:s text:c="3"/>67 | #define ENOMSG 35 /* No message of desired type */</text:p>
      <text:p text:style-name="Standard"><text:soft-page-break/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90: warning: "EIDRM" redefined</text:p>
      <text:p text:style-name="Standard"><text:s text:c="3"/>90 | #define <text:s/>EIDRM <text:s text:c="10"/>43 <text:s/>/* Identifier remov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68: note: this is the location of the previous definition</text:p>
      <text:p text:style-name="Standard"><text:s text:c="3"/>68 | #define EIDRM 36 /* Identifier remov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21: warning: "EMULTIHOP" redefined</text:p>
      <text:p text:style-name="Standard"><text:s text:c="2"/>121 | #define <text:s/>EMULTIHOP <text:s text:c="6"/>72 <text:s/>/* Multihop attemp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07: note: this is the location of the previous definition</text:p>
      <text:p text:style-name="Standard"><text:s text:c="2"/>107 | #define EMULTIHOP 74 /* Multihop attemp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<text:soft-page-break/>/home/evg/SOFT/Github/GIT/4_promwad2/Middlewares/Third_Party/LwIP/src/include/lwip/errno.h:123: warning: "EBADMSG" redefined</text:p>
      <text:p text:style-name="Standard"><text:s text:c="2"/>123 | #define <text:s/>EBADMSG <text:s text:c="8"/>74 <text:s/>/* Not a data messag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12: note: this is the location of the previous definition</text:p>
      <text:p text:style-name="Standard"><text:s text:c="2"/>112 | #define EBADMSG 77 /* Bad messag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24: warning: "EOVERFLOW" redefined</text:p>
      <text:p text:style-name="Standard"><text:s text:c="2"/>124 | #define <text:s/>EOVERFLOW <text:s text:c="6"/>75 <text:s/>/* Value too large for defined data typ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78: note: this is the location of the previous definition</text:p>
      <text:p text:style-name="Standard"><text:s text:c="2"/>178 | #define EOVERFLOW 139 /* Value too large for defined data typ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33: warning: "EILSEQ" redefined</text:p>
      <text:p text:style-name="Standard"><text:s text:c="2"/>133 | #define <text:s/>EILSEQ <text:s text:c="9"/>84 <text:s/>/* Illegal byte sequen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oft-page-break/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77: note: this is the location of the previous definition</text:p>
      <text:p text:style-name="Standard"><text:s text:c="2"/>177 | #define EILSEQ 138 <text:s/>/* Illegal byte sequenc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37: warning: "ENOTSOCK" redefined</text:p>
      <text:p text:style-name="Standard"><text:s text:c="2"/>137 | #define <text:s/>ENOTSOCK <text:s text:c="7"/>88 <text:s/>/* Socket operation on non-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37: note: this is the location of the previous definition</text:p>
      <text:p text:style-name="Standard"><text:s text:c="2"/>137 | #define ENOTSOCK 108 /* Socket operation on non-socke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38: warning: "EDESTADDRREQ" redefined</text:p>
      <text:p text:style-name="Standard"><text:s text:c="2"/>138 | #define <text:s/>EDESTADDRREQ <text:s text:c="3"/>89 <text:s/>/* Destination address requir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oft-page-break/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2: note: this is the location of the previous definition</text:p>
      <text:p text:style-name="Standard"><text:s text:c="2"/>152 | #define EDESTADDRREQ 121 /* Destination address requi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39: warning: "EMSGSIZE" redefined</text:p>
      <text:p text:style-name="Standard"><text:s text:c="2"/>139 | #define <text:s/>EMSGSIZE <text:s text:c="7"/>90 <text:s/>/* Message too long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3: note: this is the location of the previous definition</text:p>
      <text:p text:style-name="Standard"><text:s text:c="2"/>153 | #define EMSGSIZE 122 <text:s/>/* Message too long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0: warning: "EPROTOTYPE" redefined</text:p>
      <text:p text:style-name="Standard"><text:s text:c="2"/>140 | #define <text:s/>EPROTOTYPE <text:s text:c="5"/>91 <text:s/>/* Protocol wrong type for sock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36: note: this is the location of the previous definition</text:p>
      <text:p text:style-name="Standard"><text:s text:c="2"/>136 | #define EPROTOTYPE 107 /* Protocol wrong type for socket */</text:p>
      <text:p text:style-name="Standard"><text:soft-page-break/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1: warning: "ENOPROTOOPT" redefined</text:p>
      <text:p text:style-name="Standard"><text:s text:c="2"/>141 | #define <text:s/>ENOPROTOOPT <text:s text:c="4"/>92 <text:s/>/* Protocol not avail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38: note: this is the location of the previous definition</text:p>
      <text:p text:style-name="Standard"><text:s text:c="2"/>138 | #define ENOPROTOOPT 109 /* Protocol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2: warning: "EPROTONOSUPPORT" redefined</text:p>
      <text:p text:style-name="Standard"><text:s text:c="2"/>142 | #define <text:s/>EPROTONOSUPPORT 93 <text:s/>/* Protocol not suppor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4: note: this is the location of the previous definition</text:p>
      <text:p text:style-name="Standard"><text:s text:c="2"/>154 | #define EPROTONOSUPPORT 123 /* Unknown protocol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<text:soft-page-break/>/home/evg/SOFT/Github/GIT/4_promwad2/Middlewares/Third_Party/LwIP/src/include/lwip/errno.h:146: warning: "EAFNOSUPPORT" redefined</text:p>
      <text:p text:style-name="Standard"><text:s text:c="2"/>146 | #define <text:s/>EAFNOSUPPORT <text:s text:c="3"/>97 <text:s/>/* Address family not supported by protocol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35: note: this is the location of the previous definition</text:p>
      <text:p text:style-name="Standard"><text:s text:c="2"/>135 | #define EAFNOSUPPORT 106 /* Address family not supported by protocol family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7: warning: "EADDRINUSE" redefined</text:p>
      <text:p text:style-name="Standard"><text:s text:c="2"/>147 | #define <text:s/>EADDRINUSE <text:s text:c="5"/>98 <text:s/>/* Address already in us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3: note: this is the location of the previous definition</text:p>
      <text:p text:style-name="Standard"><text:s text:c="2"/>143 | #define EADDRINUSE 112 <text:s/>/* Address already in us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8: warning: "EADDRNOTAVAIL" redefined</text:p>
      <text:p text:style-name="Standard"><text:s text:c="2"/>148 | #define <text:s/>EADDRNOTAVAIL <text:s text:c="2"/>99 <text:s/>/* Cannot assign requested add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oft-page-break/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8: note: this is the location of the previous definition</text:p>
      <text:p text:style-name="Standard"><text:s text:c="2"/>158 | #define EADDRNOTAVAIL 125 /* Address not avail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49: warning: "ENETDOWN" redefined</text:p>
      <text:p text:style-name="Standard"><text:s text:c="2"/>149 | #define <text:s/>ENETDOWN <text:s text:c="6"/>100 <text:s/>/* Network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6: note: this is the location of the previous definition</text:p>
      <text:p text:style-name="Standard"><text:s text:c="2"/>146 | #define ENETDOWN 115 <text:s/>/* Network interface is not configur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0: warning: "ENETUNREACH" redefined</text:p>
      <text:p text:style-name="Standard"><text:s text:c="2"/>150 | #define <text:s/>ENETUNREACH <text:s text:c="3"/>101 <text:s/>/* Network is unreachab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oft-page-break/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5: note: this is the location of the previous definition</text:p>
      <text:p text:style-name="Standard"><text:s text:c="2"/>145 | #define ENETUNREACH 114 <text:s/>/* Network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1: warning: "ENETRESET" redefined</text:p>
      <text:p text:style-name="Standard"><text:s text:c="2"/>151 | #define <text:s/>ENETRESET <text:s text:c="5"/>102 <text:s/>/* Network dropped connection because of rese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9: note: this is the location of the previous definition</text:p>
      <text:p text:style-name="Standard"><text:s text:c="2"/>159 | #define ENETRESET 126 <text:s/>/* Connection aborted by network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2: warning: "ECONNABORTED" redefined</text:p>
      <text:p text:style-name="Standard"><text:s text:c="2"/>152 | #define <text:s/>ECONNABORTED <text:s text:c="2"/>103 <text:s/>/* Software caused connection abor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4: note: this is the location of the previous definition</text:p>
      <text:p text:style-name="Standard"><text:s text:c="2"/>144 | #define ECONNABORTED 113 /* Software caused connection abort */</text:p>
      <text:p text:style-name="Standard"><text:soft-page-break/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5: warning: "EISCONN" redefined</text:p>
      <text:p text:style-name="Standard"><text:s text:c="2"/>155 | #define <text:s/>EISCONN <text:s text:c="7"/>106 <text:s/>/* Transport endpoint is already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60: note: this is the location of the previous definition</text:p>
      <text:p text:style-name="Standard"><text:s text:c="2"/>160 | #define EISCONN 127 <text:s/>/* Socket is already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6: warning: "ENOTCONN" redefined</text:p>
      <text:p text:style-name="Standard"><text:s text:c="2"/>156 | #define <text:s/>ENOTCONN <text:s text:c="6"/>107 <text:s/>/* Transport endpoint is not connect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61: note: this is the location of the previous definition</text:p>
      <text:p text:style-name="Standard"><text:s text:c="2"/>161 | #define ENOTCONN 128 <text:s/>/* Socket is not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<text:soft-page-break/>/home/evg/SOFT/Github/GIT/4_promwad2/Middlewares/Third_Party/LwIP/src/include/lwip/errno.h:158: warning: "ETOOMANYREFS" redefined</text:p>
      <text:p text:style-name="Standard"><text:s text:c="2"/>158 | #define <text:s/>ETOOMANYREFS <text:s text:c="2"/>109 <text:s/>/* Too many references: cannot splic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62: note: this is the location of the previous definition</text:p>
      <text:p text:style-name="Standard"><text:s text:c="2"/>162 | #define ETOOMANYREFS 129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59: warning: "ETIMEDOUT" redefined</text:p>
      <text:p text:style-name="Standard"><text:s text:c="2"/>159 | #define <text:s/>ETIMEDOUT <text:s text:c="5"/>110 <text:s/>/* Connection timed ou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7: note: this is the location of the previous definition</text:p>
      <text:p text:style-name="Standard"><text:s text:c="2"/>147 | #define ETIMEDOUT 116 <text:s/>/* Connection timed out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61: warning: "EHOSTDOWN" redefined</text:p>
      <text:p text:style-name="Standard"><text:s text:c="2"/>161 | #define <text:s/>EHOSTDOWN <text:s text:c="5"/>112 <text:s/>/* Host is down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oft-page-break/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8: note: this is the location of the previous definition</text:p>
      <text:p text:style-name="Standard"><text:s text:c="2"/>148 | #define EHOSTDOWN 117 <text:s/>/* Host is down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62: warning: "EHOSTUNREACH" redefined</text:p>
      <text:p text:style-name="Standard"><text:s text:c="2"/>162 | #define <text:s/>EHOSTUNREACH <text:s text:c="2"/>113 <text:s/>/* No route to host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49: note: this is the location of the previous definition</text:p>
      <text:p text:style-name="Standard"><text:s text:c="2"/>149 | #define EHOSTUNREACH 118 /* Host is unreachable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63: warning: "EALREADY" redefined</text:p>
      <text:p text:style-name="Standard"><text:s text:c="2"/>163 | #define <text:s/>EALREADY <text:s text:c="6"/>114 <text:s/>/* Operation already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oft-page-break/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1: note: this is the location of the previous definition</text:p>
      <text:p text:style-name="Standard"><text:s text:c="2"/>151 | #define EALREADY 120 <text:s/>/* Socket already connected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64: warning: "EINPROGRESS" redefined</text:p>
      <text:p text:style-name="Standard"><text:s text:c="2"/>164 | #define <text:s/>EINPROGRESS <text:s text:c="3"/>115 <text:s/>/* Operation now in progress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50: note: this is the location of the previous definition</text:p>
      <text:p text:style-name="Standard"><text:s text:c="2"/>150 | #define EINPROGRESS 119 <text:s/>/* Connection already in progress */</text:p>
      <text:p text:style-name="Standard"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65: warning: "ESTALE" redefined</text:p>
      <text:p text:style-name="Standard"><text:s text:c="2"/>165 | #define <text:s/>ESTALE <text:s text:c="8"/>116 <text:s/>/* Stale NFS file handle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68: note: this is the location of the previous definition</text:p>
      <text:p text:style-name="Standard"><text:s text:c="2"/>168 | #define ESTALE 133</text:p>
      <text:p text:style-name="Standard"><text:soft-page-break/><text:s text:c="6"/>| </text:p>
      <text:p text:style-name="Standard">In file included from /home/evg/SOFT/Github/GIT/4_promwad2/Middlewares/Third_Party/LwIP/src/include/lwip/sockets.h:50,</text:p>
      <text:p text:style-name="Standard"><text:s text:c="17"/>from /home/evg/SOFT/Github/GIT/4_promwad2/Src/RTP/rtp.h:10,</text:p>
      <text:p text:style-name="Standard"><text:s text:c="17"/>from /home/evg/SOFT/Github/GIT/4_promwad2/Src/RTP/rtp.cpp:14:</text:p>
      <text:p text:style-name="Standard">/home/evg/SOFT/Github/GIT/4_promwad2/Middlewares/Third_Party/LwIP/src/include/lwip/errno.h:171: warning: "EDQUOT" redefined</text:p>
      <text:p text:style-name="Standard"><text:s text:c="2"/>171 | #define <text:s/>EDQUOT <text:s text:c="8"/>122 <text:s/>/* Quota exceeded */</text:p>
      <text:p text:style-name="Standard"><text:s text:c="6"/>| </text:p>
      <text:p text:style-name="Standard">In file included from /usr/include/newlib/errno.h:9,</text:p>
      <text:p text:style-name="Standard"><text:s text:c="17"/>from /usr/include/newlib/c++/9.2.1/cerrno:42,</text:p>
      <text:p text:style-name="Standard"><text:s text:c="17"/>from /usr/include/newlib/c++/9.2.1/ext/string_conversions.h:44,</text:p>
      <text:p text:style-name="Standard"><text:s text:c="17"/>from /usr/include/newlib/c++/9.2.1/bits/basic_string.h:6493,</text:p>
      <text:p text:style-name="Standard"><text:s text:c="17"/>from /usr/include/newlib/c++/9.2.1/string:55,</text:p>
      <text:p text:style-name="Standard"><text:s text:c="17"/>from /usr/include/newlib/c++/9.2.1/stdexcept:39,</text:p>
      <text:p text:style-name="Standard"><text:s text:c="17"/>from /usr/include/newlib/c++/9.2.1/optional:38,</text:p>
      <text:p text:style-name="Standard"><text:s text:c="17"/>from /usr/include/newlib/c++/9.2.1/bits/node_handle.h:39,</text:p>
      <text:p text:style-name="Standard"><text:s text:c="17"/>from /usr/include/newlib/c++/9.2.1/bits/stl_tree.h:72,</text:p>
      <text:p text:style-name="Standard"><text:s text:c="17"/>from /usr/include/newlib/c++/9.2.1/map:60,</text:p>
      <text:p text:style-name="Standard"><text:s text:c="17"/>from /home/evg/SOFT/Github/GIT/4_promwad2/Src/RTP/../AUDIO/sai.h:7,</text:p>
      <text:p text:style-name="Standard"><text:s text:c="17"/>from /home/evg/SOFT/Github/GIT/4_promwad2/Src/RTP/rtp.cpp:1:</text:p>
      <text:p text:style-name="Standard">/usr/include/newlib/sys/errno.h:167: note: this is the location of the previous definition</text:p>
      <text:p text:style-name="Standard"><text:s text:c="2"/>167 | #define EDQUOT 132</text:p>
      <text:p text:style-name="Standard"><text:s text:c="6"/>| 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<text:soft-page-break/>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789facd93b591345/missedcall.cpp.o -c /home/evg/SOFT/Github/GIT/4_promwad2/Src/Call_Control/missedcall.cpp</text:p>
      <text:p text:style-name="Standard">In file included from /home/evg/SOFT/Github/GIT/4_promwad2/Src/Call_Control/missedcall.h:7,</text:p>
      <text:p text:style-name="Standard"><text:s text:c="17"/>from /home/evg/SOFT/Github/GIT/4_promwad2/Src/Call_Control/missedcall.cpp:1:</text:p>
      <text:p text:style-name="Standard">/home/evg/SOFT/Github/GIT/4_promwad2/Src/Call_Control/missedcall.cpp:4:94: warning: ISO C++ forbids converting a string constant to 'char*' [-Wwrite-strings]</text:p>
      <text:p text:style-name="Standard"><text:s text:c="4"/>4 | osThreadDef(missedCallThread, missedCallThread, osPriorityNormal, 1, configMINIMAL_STACK_SIZE);</text:p>
      <text:p text:style-name="Standard"><text:s text:c="6"/>| <text:s text:c="93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usr/bin/arm-none-eabi-g++ -g -O0 -Wall -Wextra -mcpu=cortex-m7 -mfloat-abi=hard -mfpu=fpv5-sp-d16 -mthumb -Xlinker --gc-sections -specs=nosys.specs -specs=nano.specs -Wl,-Map=/home/evg/SOFT/Github/GIT/4_promwad2/QT-STM32746G-Discovery.map -pipe -fexceptions -fvisibility=default -mcpu=cortex-m7 -mfloat-abi=hard -mfpu=fpv5-sp-d16 -mthumb -std=c++17 -DSTM32F777xx -DUSE_HAL_DRIVER '-D__weak=__attribute__((weak))' '-D__packed=__attribute__((__packed__))' -D__FPU_PRESENT=1 -DARM_MATH_CM7 -DHAVE_CONFIG_H -DSC2BOARD -DDEBUG -I/home/evg/SOFT/Github/GIT/4_promwad2 -I/home/evg/SOFT/Github/GIT/4_promwad2/Drivers/CMSIS_STM32F7xx -I/home/evg/SOFT/Github/GIT/4_promwad2/Drivers/CMSIS_STM32F7xx/Include -I/home/evg/SOFT/Github/GIT/4_promwad2/Drivers/CMSIS_STM32F7xx/Device/ST/STM32F7xx/Include -I/home/evg/SOFT/Github/GIT/4_promwad2/Drivers/CMSIS_STM32F7xx/DSP/Include -I/home/evg/SOFT/Github/GIT/4_promwad2/Inc -I/home/evg/SOFT/Github/GIT/4_promwad2/Middlewares/Third_Party/FreeRTOS/Source/include -I/home/evg/SOFT/Github/GIT/4_promwad2/Middlewares/Third_Party/FreeRTOS/Source/portable/GCC/ARM_CM7/r0p1 -I/home/evg/SOFT/Github/GIT/4_promwad2/Middlewares/Third_Party/FreeRTOS/Source/<text:soft-page-break/>CMSIS_RTOS -I/home/evg/SOFT/Github/GIT/4_promwad2/Drivers/STM32F7xx_HAL_Driver/Inc -I/home/evg/SOFT/Github/GIT/4_promwad2/Drivers/STM32F7xx_HAL_Driver/Inc/Legacy -I/home/evg/SOFT/Github/GIT/4_promwad2/Tracealyzer-4.2.12-linux64/FreeRTOS/TraceRecorder/streamports/TCPIP/include -I/home/evg/SOFT/Github/GIT/4_promwad2/Tracealyzer-4.2.12-linux64/FreeRTOS/TraceRecorder/include -I/home/evg/SOFT/Github/GIT/4_promwad2/Tracealyzer-4.2.12-linux64/FreeRTOS/TraceRecorder/config -I/home/evg/SOFT/Github/GIT/4_promwad2/Middlewares/Third_Party/LwIP/src/include -I/home/evg/SOFT/Github/GIT/4_promwad2/Middlewares/Third_Party/LwIP/system -I/home/evg/SOFT/Github/GIT/4_promwad2/Middlewares/Third_Party/LwIP/system/OS -I/home/evg/SOFT/Github/GIT/4_promwad2/Middlewares/Third_Party/LwIP/src -I/home/evg/SOFT/Github/GIT/4_promwad2/Middlewares/Third_Party/ArduinoJson -I/home/evg/SOFT/Github/GIT/4_promwad2/Middlewares/Third_Party/ArduinoJson/src -I/home/evg/SOFT/Github/GIT/4_promwad2/Middlewares/Third_Party/ArduinoJson/src/ArduinoJson -I/home/evg/SOFT/Github/GIT/4_promwad2/Middlewares/Third_Party/CircularBuffer -I/home/evg/SOFT/Github/GIT/4_promwad2/Middlewares/Third_Party/littlefs -I/home/evg/SOFT/Github/GIT/4_promwad2/Middlewares/Third_Party/FatFs/src -I/home/evg/SOFT/Github/GIT/4_promwad2/Src/RTP -I/home/evg/SOFT/Github/GIT/4_promwad2/Src/Audio -I/home/evg/SOFT/Github/GIT/4_promwad2/Src/UID -I/home/evg/SOFT/Github/GIT/4_promwad2/Src/Flash -I/home/evg/SOFT/Github/GIT/4_promwad2/Src/EEPROM -I/home/evg/SOFT/Github/GIT/4_promwad2/Src/GPIO_SC2_BOARD -I/home/evg/SOFT/Github/GIT/4_promwad2/RTT -I/home/evg/SOFT/Github/GIT/4_promwad2/Src/RTC -I/home/evg/SOFT/Github/GIT/4_promwad2/Src/SRAM -I/home/evg/SOFT/Github/GIT/4_promwad2/Src/RS232 -I/home/evg/SOFT/Github/GIT/4_promwad2/Src/JSON -I/home/evg/SOFT/Github/GIT/4_promwad2/Src/WDT -I/home/evg/SOFT/Github/GIT/4_promwad2/Src/UDP_JSON -I/home/evg/SOFT/Github/GIT/4_promwad2/Src/Call_Control -std=c++17 -o /home/evg/SOFT/Github/GIT/4_promwad2/build_linux_debug/Debug_arm_fccec56760ef0982/4-promwad2.eacff04a/a7cfb6b5962f0d7e/gpio_sc2_board.cpp.o -c /home/evg/SOFT/Github/GIT/4_promwad2/Src/GPIO_SC2_BOARD/gpio_sc2_board.cpp</text:p>
      <text:p text:style-name="Standard">In file included from /home/evg/SOFT/Github/GIT/4_promwad2/Src/GPIO_SC2_BOARD/gpio_sc2_board.h:15,</text:p>
      <text:p text:style-name="Standard"><text:s text:c="17"/>from /home/evg/SOFT/Github/GIT/4_promwad2/Src/GPIO_SC2_BOARD/gpio_sc2_board.cpp:16:</text:p>
      <text:p text:style-name="Standard">/home/evg/SOFT/Github/GIT/4_promwad2/Src/GPIO_SC2_BOARD/gpio_sc2_board.cpp:26:98: warning: ISO C++ forbids converting a string constant to 'char*' [-Wwrite-strings]</text:p>
      <text:p text:style-name="Standard"><text:s text:c="3"/>26 | osThreadDef(switchLEDsThread, switchLEDsThread, osPriorityNormal, 0, configMINIMAL_STACK_SIZE * 2);</text:p>
      <text:p text:style-name="Standard"><text:s text:c="6"/>| <text:s text:c="97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GPIO_SC2_BOARD/gpio_sc2_board.cpp:27:98: warning: ISO C++ forbids converting a string constant to 'char*' [-Wwrite-strings]</text:p>
      <text:p text:style-name="Standard"><text:s text:c="3"/>27 | osThreadDef(readButtonThread, readButtonThread, osPriorityNormal, 0, configMINIMAL_STACK_SIZE * 5);</text:p>
      <text:p text:style-name="Standard"><text:soft-page-break/><text:s text:c="6"/>| <text:s text:c="97"/>^</text:p>
      <text:p text:style-name="Standard">/home/evg/SOFT/Github/GIT/4_promwad2/Middlewares/Third_Party/FreeRTOS/Source/CMSIS_RTOS/cmsis_os.h:470:4: note: in definition of macro 'osThreadDef'</text:p>
      <text:p text:style-name="Standard"><text:s text:c="2"/>470 | { #name, (thread), (priority), (instances), (stacksz)}</text:p>
      <text:p text:style-name="Standard"><text:s text:c="6"/>| <text:s text:c="3"/>^~~~</text:p>
      <text:p text:style-name="Standard">/home/evg/SOFT/Github/GIT/4_promwad2/Src/GPIO_SC2_BOARD/gpio_sc2_board.cpp: In function 'void readButtonThread(const void*)':</text:p>
      <text:p text:style-name="Standard">/home/evg/SOFT/Github/GIT/4_promwad2/Src/GPIO_SC2_BOARD/gpio_sc2_board.cpp:344:22: warning: unused variable 'k' [-Wunused-variable]</text:p>
      <text:p text:style-name="Standard"><text:s text:c="2"/>344 | <text:s text:c="21"/>k = GPIO::getInstance()-&gt;sPinArray[i].i;</text:p>
      <text:p text:style-name="Standard"><text:s text:c="6"/>| <text:s text:c="21"/>^</text:p>
      <text:p text:style-name="Standard">/home/evg/SOFT/Github/GIT/4_promwad2/Src/GPIO_SC2_BOARD/gpio_sc2_board.cpp:333:13: warning: unused variable 'a' [-Wunused-variable]</text:p>
      <text:p text:style-name="Standard"><text:s text:c="2"/>333 | <text:s text:c="4"/>uint8_t a = 1;</text:p>
      <text:p text:style-name="Standard"><text:s text:c="6"/>| <text:s text:c="12"/>^</text:p>
      <text:p text:style-name="Standard">linking 4_promwad2.elf [4_promwad2]</text:p>
      <text:p text:style-name="Standard">converting to BIN: 4_promwad2.elf -&gt; 4_promwad2.bin [4_promwad2]</text:p>
      <text:p text:style-name="Standard">converting to HEX: 4_promwad2.elf -&gt; 4_promwad2.hex [4_promwad2]</text:p>
      <text:p text:style-name="Standard">10:25:20: Elapsed time: 00: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27:24.160961959</meta:creation-date>
    <dc:date>2022-03-01T10:29:20.523578492</dc:date>
    <meta:editing-duration>PT1M56S</meta:editing-duration>
    <meta:editing-cycles>1</meta:editing-cycles>
    <meta:document-statistic meta:table-count="0" meta:image-count="0" meta:object-count="0" meta:page-count="177" meta:paragraph-count="3785" meta:word-count="19400" meta:character-count="536171" meta:non-whitespace-character-count="481914"/>
    <meta:generator>LibreOffice/6.4.7.2$Linux_X86_64 LibreOffice_project/40$Build-2</meta:generator>
  </office:meta>
</office:document-meta>
</file>